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4.844cm"/>
    </style:style>
    <style:style style:name="co2" style:family="table-column">
      <style:table-column-properties fo:break-before="auto" style:column-width="5.124cm"/>
    </style:style>
    <style:style style:name="co3" style:family="table-column">
      <style:table-column-properties fo:break-before="auto" style:column-width="7.98cm"/>
    </style:style>
    <style:style style:name="co4" style:family="table-column">
      <style:table-column-properties fo:break-before="auto" style:column-width="0.728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297cm"/>
    </style:style>
    <style:style style:name="co7" style:family="table-column">
      <style:table-column-properties fo:break-before="auto" style:column-width="6.525cm"/>
    </style:style>
    <style:style style:name="co8" style:family="table-column">
      <style:table-column-properties fo:break-before="auto" style:column-width="1.653cm"/>
    </style:style>
    <style:style style:name="co9" style:family="table-column">
      <style:table-column-properties fo:break-before="auto" style:column-width="2.521cm"/>
    </style:style>
    <style:style style:name="co10" style:family="table-column">
      <style:table-column-properties fo:break-before="auto" style:column-width="3.388cm"/>
    </style:style>
    <style:style style:name="co11" style:family="table-column">
      <style:table-column-properties fo:break-before="auto" style:column-width="2.028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 style:data-style-name="N0">
      <style:text-properties fo:language="de" fo:country="CH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de" fo:country="CH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100">
      <style:text-properties fo:language="de" fo:country="CH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 style:data-style-name="N100"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6" style:family="table-cell" style:parent-style-name="Default"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7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language="de" fo:country="CH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8" style:family="table-cell" style:parent-style-name="Default">
      <style:text-properties fo:language="de" fo:country="CH"/>
    </style:style>
    <style:style style:name="ce9" style:family="table-cell" style:parent-style-name="Default"/>
    <style:style style:name="ce10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11" style:family="table-cell" style:parent-style-name="Default">
      <style:text-properties fo:language="de" fo:country="CH"/>
      <style:map style:condition="is-true-formula([.$J1]&gt;COLUMN([.A1])-3)" style:apply-style-name="Parameter" style:base-cell-address="Sheet1.A1"/>
    </style:style>
    <style:style style:name="ce12" style:family="table-cell" style:parent-style-name="Default" style:data-style-name="N10">
      <style:text-properties fo:language="de" fo:country="CH"/>
      <style:map style:condition="is-true-formula([.$J1]&gt;COLUMN([.A1])-3)" style:apply-style-name="Parameter" style:base-cell-address="Sheet1.A1"/>
    </style:style>
    <style:style style:name="ce13" style:family="table-cell" style:parent-style-name="Default" style:data-style-name="N61">
      <style:text-properties fo:language="de" fo:country="CH"/>
      <style:map style:condition="is-true-formula([.$J1]&gt;COLUMN([.A1])-3)" style:apply-style-name="Parameter" style:base-cell-address="Sheet1.A1"/>
    </style:style>
    <style:style style:name="ce14" style:family="table-cell" style:parent-style-name="Default" style:data-style-name="N0">
      <style:text-properties fo:language="de" fo:country="CH"/>
      <style:map style:condition="is-true-formula([.$J1]&gt;COLUMN([.A1])-3)" style:apply-style-name="Parameter" style:base-cell-address="Sheet1.A1"/>
    </style:style>
    <style:style style:name="ce15" style:family="table-cell" style:parent-style-name="Default" style:data-style-name="N40">
      <style:text-properties fo:language="de" fo:country="CH"/>
      <style:map style:condition="is-true-formula([.$J1]&gt;COLUMN([.A1])-3)" style:apply-style-name="Parameter" style:base-cell-address="Sheet1.A1"/>
    </style:style>
    <style:style style:name="ce16" style:family="table-cell" style:parent-style-name="Default" style:data-style-name="N36">
      <style:text-properties fo:language="de" fo:country="CH"/>
      <style:map style:condition="is-true-formula([.$J1]&gt;COLUMN([.A1])-3)" style:apply-style-name="Parameter" style:base-cell-address="Sheet1.A1"/>
    </style:style>
    <style:style style:name="ce17" style:family="table-cell" style:parent-style-name="Default" style:data-style-name="N99">
      <style:text-properties fo:language="de" fo:country="CH"/>
      <style:map style:condition="is-true-formula([.$J1]&gt;COLUMN([.A1])-3)" style:apply-style-name="Parameter" style:base-cell-address="Sheet1.A1"/>
    </style:style>
    <style:style style:name="ce18" style:family="table-cell" style:parent-style-name="Default" style:data-style-name="N164">
      <style:text-properties fo:language="de" fo:country="CH"/>
      <style:map style:condition="is-true-formula([.$J1]&gt;COLUMN([.A1])-3)" style:apply-style-name="Parameter" style:base-cell-address="Sheet1.A1"/>
    </style:style>
    <style:style style:name="ce19" style:family="table-cell" style:parent-style-name="Default" style:data-style-name="N193">
      <style:text-properties fo:language="de" fo:country="CH"/>
      <style:map style:condition="is-true-formula([.$J1]&gt;COLUMN([.A1])-3)" style:apply-style-name="Parameter" style:base-cell-address="Sheet1.A1"/>
    </style:style>
    <style:style style:name="ce20" style:family="table-cell" style:parent-style-name="Default" style:data-style-name="N196">
      <style:text-properties fo:language="de" fo:country="CH"/>
      <style:map style:condition="is-true-formula([.$J1]&gt;COLUMN([.A1])-3)" style:apply-style-name="Parameter" style:base-cell-address="Sheet1.A1"/>
    </style:style>
    <style:style style:name="ce21" style:family="table-cell" style:parent-style-name="Default" style:data-style-name="N195">
      <style:text-properties fo:language="de" fo:country="CH"/>
      <style:map style:condition="is-true-formula([.$J1]&gt;COLUMN([.A1])-3)" style:apply-style-name="Parameter" style:base-cell-address="Sheet1.A1"/>
    </style:style>
    <style:style style:name="ce22" style:family="table-cell" style:parent-style-name="Default">
      <style:map style:condition="is-true-formula([.$J1]&gt;COLUMN([.A1])-3)" style:apply-style-name="Parameter" style:base-cell-address="Sheet1.A1"/>
    </style:style>
    <style:style style:name="ce23" style:family="table-cell" style:parent-style-name="Default" style:data-style-name="N0">
      <style:map style:condition="is-true-formula([.$J1]&gt;COLUMN([.A1])-3)" style:apply-style-name="Parameter" style:base-cell-address="Sheet1.A1"/>
    </style:style>
    <style:style style:name="ce24" style:family="table-cell" style:parent-style-name="Default" style:data-style-name="N36">
      <style:map style:condition="is-true-formula([.$J1]&gt;COLUMN([.A1])-3)" style:apply-style-name="Parameter" style:base-cell-address="Sheet1.A1"/>
    </style:style>
    <style:style style:name="ce25" style:family="table-cell" style:parent-style-name="Default">
      <style:text-properties style:use-window-font-color="true" style:text-outline="false" style:text-line-through-style="none" style:font-name="Verdana" fo:font-size="10pt" fo:language="de" fo:country="CH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6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7" style:family="table-cell" style:parent-style-name="Default">
      <style:text-properties fo:language="en" fo:country="US"/>
    </style:style>
    <style:style style:name="ce28" style:family="table-cell" style:parent-style-name="Default">
      <style:text-properties fo:language="de" fo:country="CH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29" style:family="table-cell" style:parent-style-name="Default"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Verdan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4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42" table:default-cell-style-name="ce9"/>
        <table:table-column table:style-name="co12" table:number-columns-repeated="768" table:default-cell-style-name="ce9"/>
        <table:table-row table:style-name="ro1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10" office:value-type="string">
            <text:p>Actual</text:p>
          </table:table-cell>
          <table:table-cell table:style-name="ce10" office:value-type="string">
            <text:p>Inputs</text:p>
          </table:table-cell>
          <table:table-cell table:style-name="ce10" table:number-columns-repeated="6"/>
          <table:table-cell table:style-name="ce10" office:value-type="string">
            <text:p># of Inputs</text:p>
          </table:table-cell>
          <table:table-cell table:style-name="ce10" office:value-type="string">
            <text:p>Name</text:p>
          </table:table-cell>
          <table:table-cell table:style-name="ce10" office:value-type="string">
            <text:p>Highlight</text:p>
          </table:table-cell>
          <table:table-cell table:style-name="ce10" office:value-type="string">
            <text:p>OOo says</text:p>
          </table:table-cell>
          <table:table-cell table:style-name="ce10" office:value-type="string">
            <text:p>Skip for</text:p>
          </table:table-cell>
          <table:table-cell table:style-name="ce10" office:value-type="string">
            <text:p>Custom check</text:p>
          </table:table-cell>
          <table:table-cell table:style-name="ce10"/>
          <table:table-cell table:style-name="ce10" table:formula="of:=AND([.Q2:.Q10000])" office:value-type="boolean" office:boolean-value="true">
            <text:p>WAHR</text:p>
          </table:table-cell>
          <table:table-cell table:style-name="ce10" table:number-columns-repeated="100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8" table:formula="of:=VALUE([.C2])" office:value-type="float" office:value="123">
            <text:p>123</text:p>
          </table:table-cell>
          <table:table-cell table:style-name="ce11" office:value-type="string">
            <text:p>123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 office:value-type="string">
            <text:p>VALUE (does not support blanks!)</text:p>
          </table:table-cell>
          <table:table-cell table:style-name="ce8" office:value-type="string">
            <text:p>VALUE</text:p>
          </table:table-cell>
          <table:table-cell table:style-name="ce28"/>
          <table:table-cell table:style-name="ce8"/>
          <table:table-cell table:style-name="ce8"/>
          <table:table-cell table:formula="of:=IF(ISBLANK([.M2]);[.A2];[.M2])" office:value-type="float" office:value="123">
            <text:p>123</text:p>
          </table:table-cell>
          <table:table-cell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8" table:formula="of:=VALUE([.C3])" office:value-type="float" office:value="123">
            <text:p>123</text:p>
          </table:table-cell>
          <table:table-cell table:style-name="ce11" office:value-type="string">
            <text:p><text:s/>123 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3]);[.A3];[.M3])" office:value-type="float" office:value="123">
            <text:p>123</text:p>
          </table:table-cell>
          <table:table-cell table:formula="of:=IF(ISBLANK([.O3]);IF(ISERROR([.B3]);&quot;Err:&quot;&amp;ORG.OPENOFFICE.ERRORTYPE([.B3])=[.M3];OR([.P3]=[.B3];IF(AND(ISNUMBER([.P3]);ISNUMBER([.B3]));OR(AND([.P3]=0;ABS([.B3])&lt;1E-307);&quot;&quot;&amp;[.B3]=&quot;&quot;&amp;[.P3]))));[.O3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2" office:value-type="float" office:value="123.55">
            <text:p>123.55</text:p>
          </table:table-cell>
          <table:table-cell table:style-name="ce8" table:formula="of:=VALUE([.C4])" office:value-type="float" office:value="123.55">
            <text:p>123.55</text:p>
          </table:table-cell>
          <table:table-cell table:style-name="ce11" office:value-type="string">
            <text:p>123.55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4]);[.A4];[.M4])" office:value-type="float" office:value="123.55">
            <text:p>123.55</text:p>
          </table:table-cell>
          <table:table-cell table:formula="of:=IF(ISBLANK([.O4]);IF(ISERROR([.B4]);&quot;Err:&quot;&amp;ORG.OPENOFFICE.ERRORTYPE([.B4])=[.M4];OR([.P4]=[.B4];IF(AND(ISNUMBER([.P4]);ISNUMBER([.B4]));OR(AND([.P4]=0;ABS([.B4])&lt;1E-307);&quot;&quot;&amp;[.B4]=&quot;&quot;&amp;[.P4]))));[.O4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2" office:value-type="float" office:value="-23">
            <text:p>-23</text:p>
          </table:table-cell>
          <table:table-cell table:style-name="ce8" table:formula="of:=VALUE([.C5])" office:value-type="float" office:value="-23">
            <text:p>-23</text:p>
          </table:table-cell>
          <table:table-cell table:style-name="ce11" office:value-type="string">
            <text:p><text:s/>-23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5]);[.A5];[.M5])" office:value-type="float" office:value="-23">
            <text:p>-23</text:p>
          </table:table-cell>
          <table:table-cell table:formula="of:=IF(ISBLANK([.O5]);IF(ISERROR([.B5]);&quot;Err:&quot;&amp;ORG.OPENOFFICE.ERRORTYPE([.B5])=[.M5];OR([.P5]=[.B5];IF(AND(ISNUMBER([.P5]);ISNUMBER([.B5]));OR(AND([.P5]=0;ABS([.B5])&lt;1E-307);&quot;&quot;&amp;[.B5]=&quot;&quot;&amp;[.P5]))));[.O5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2" office:value-type="float" office:value="100000000">
            <text:p>100000000</text:p>
          </table:table-cell>
          <table:table-cell table:style-name="ce8" table:formula="of:=VALUE([.C6])" office:value-type="float" office:value="100000000">
            <text:p>100000000</text:p>
          </table:table-cell>
          <table:table-cell table:style-name="ce11" office:value-type="string">
            <text:p>100'000'000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6]);[.A6];[.M6])" office:value-type="float" office:value="100000000">
            <text:p>100000000</text:p>
          </table:table-cell>
          <table:table-cell table:formula="of:=IF(ISBLANK([.O6]);IF(ISERROR([.B6]);&quot;Err:&quot;&amp;ORG.OPENOFFICE.ERRORTYPE([.B6])=[.M6];OR([.P6]=[.B6];IF(AND(ISNUMBER([.P6]);ISNUMBER([.B6]));OR(AND([.P6]=0;ABS([.B6])&lt;1E-307);&quot;&quot;&amp;[.B6]=&quot;&quot;&amp;[.P6]))));[.O6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2" office:value-type="float" office:value="0.2">
            <text:p>0.2</text:p>
          </table:table-cell>
          <table:table-cell table:style-name="ce8" table:formula="of:=VALUE([.C7])" office:value-type="float" office:value="0.2">
            <text:p>0.2</text:p>
          </table:table-cell>
          <table:table-cell table:style-name="ce12" office:value-type="string">
            <text:p>20%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7]);[.A7];[.M7])" office:value-type="float" office:value="0.2">
            <text:p>0.2</text:p>
          </table:table-cell>
          <table:table-cell table:formula="of:=IF(ISBLANK([.O7]);IF(ISERROR([.B7]);&quot;Err:&quot;&amp;ORG.OPENOFFICE.ERRORTYPE([.B7])=[.M7];OR([.P7]=[.B7];IF(AND(ISNUMBER([.P7]);ISNUMBER([.B7]));OR(AND([.P7]=0;ABS([.B7])&lt;1E-307);&quot;&quot;&amp;[.B7]=&quot;&quot;&amp;[.P7]))));[.O7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2" office:value-type="float" office:value="1234567000">
            <text:p>1234567000</text:p>
          </table:table-cell>
          <table:table-cell table:style-name="ce8" table:formula="of:=VALUE([.C8])" office:value-type="float" office:value="1234567000">
            <text:p>1234567000</text:p>
          </table:table-cell>
          <table:table-cell table:style-name="ce13" office:value-type="string">
            <text:p>1'234.567e6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8]);[.A8];[.M8])" office:value-type="float" office:value="1234567000">
            <text:p>1234567000</text:p>
          </table:table-cell>
          <table:table-cell table:formula="of:=IF(ISBLANK([.O8]);IF(ISERROR([.B8]);&quot;Err:&quot;&amp;ORG.OPENOFFICE.ERRORTYPE([.B8])=[.M8];OR([.P8]=[.B8];IF(AND(ISNUMBER([.P8]);ISNUMBER([.B8]));OR(AND([.P8]=0;ABS([.B8])&lt;1E-307);&quot;&quot;&amp;[.B8]=&quot;&quot;&amp;[.P8]))));[.O8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2" office:value-type="float" office:value="-0.0000012345">
            <text:p>-0.00</text:p>
          </table:table-cell>
          <table:table-cell table:style-name="ce8" table:formula="of:=VALUE([.C9])" office:value-type="float" office:value="-0.0000012345">
            <text:p>-0.00</text:p>
          </table:table-cell>
          <table:table-cell table:style-name="ce13" office:value-type="string">
            <text:p>-12345e-10</text:p>
          </table:table-cell>
          <table:table-cell table:style-name="ce13"/>
          <table:table-cell table:style-name="ce11" table:number-columns-repeated="5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9]);[.A9];[.M9])" office:value-type="float" office:value="-0.0000012345">
            <text:p>-0.00</text:p>
          </table:table-cell>
          <table:table-cell table:formula="of:=IF(ISBLANK([.O9]);IF(ISERROR([.B9]);&quot;Err:&quot;&amp;ORG.OPENOFFICE.ERRORTYPE([.B9])=[.M9];OR([.P9]=[.B9];IF(AND(ISNUMBER([.P9]);ISNUMBER([.B9]));OR(AND([.P9]=0;ABS([.B9])&lt;1E-307);&quot;&quot;&amp;[.B9]=&quot;&quot;&amp;[.P9]))));[.O9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float" office:value="-0.000000123456">
            <text:p>-0.00</text:p>
          </table:table-cell>
          <table:table-cell table:style-name="ce8" table:formula="of:=VALUE([.C10])" office:value-type="float" office:value="-0.000000123456">
            <text:p>-0.00</text:p>
          </table:table-cell>
          <table:table-cell table:style-name="ce13" office:value-type="string">
            <text:p>-123'456E-12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10]);[.A10];[.M10])" office:value-type="float" office:value="-0.000000123456">
            <text:p>-0.00</text:p>
          </table:table-cell>
          <table:table-cell table:formula="of:=IF(ISBLANK([.O10]);IF(ISERROR([.B10]);&quot;Err:&quot;&amp;ORG.OPENOFFICE.ERRORTYPE([.B10])=[.M10];OR([.P10]=[.B10];IF(AND(ISNUMBER([.P10]);ISNUMBER([.B10]));OR(AND([.P10]=0;ABS([.B10])&lt;1E-307);&quot;&quot;&amp;[.B10]=&quot;&quot;&amp;[.P10]))));[.O10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float" office:value="12.345">
            <text:p>12.35</text:p>
          </table:table-cell>
          <table:table-cell table:style-name="ce8" table:formula="of:=VALUE([.C11])" office:value-type="float" office:value="12.345">
            <text:p>12.35</text:p>
          </table:table-cell>
          <table:table-cell table:style-name="ce14" office:value-type="float" office:value="12.345">
            <text:p>12.35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11]);[.A11];[.M11])" office:value-type="float" office:value="12.345">
            <text:p>12.35</text:p>
          </table:table-cell>
          <table:table-cell table:formula="of:=IF(ISBLANK([.O11]);IF(ISERROR([.B11]);&quot;Err:&quot;&amp;ORG.OPENOFFICE.ERRORTYPE([.B11])=[.M11];OR([.P11]=[.B11];IF(AND(ISNUMBER([.P11]);ISNUMBER([.B11]));OR(AND([.P11]=0;ABS([.B11])&lt;1E-307);&quot;&quot;&amp;[.B11]=&quot;&quot;&amp;[.P11]))));[.O11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float" office:value="35981">
            <text:p>35981</text:p>
          </table:table-cell>
          <table:table-cell table:style-name="ce8" table:formula="of:=VALUE([.C12])" office:value-type="float" office:value="35981">
            <text:p>35981</text:p>
          </table:table-cell>
          <table:table-cell table:style-name="ce13" office:value-type="string">
            <text:p>5.7.1998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12]);[.A12];[.M12])" office:value-type="float" office:value="35981">
            <text:p>35981</text:p>
          </table:table-cell>
          <table:table-cell table:formula="of:=IF(ISBLANK([.O12]);IF(ISERROR([.B12]);&quot;Err:&quot;&amp;ORG.OPENOFFICE.ERRORTYPE([.B12])=[.M12];OR([.P12]=[.B12];IF(AND(ISNUMBER([.P12]);ISNUMBER([.B12]));OR(AND([.P12]=0;ABS([.B12])&lt;1E-307);&quot;&quot;&amp;[.B12]=&quot;&quot;&amp;[.P12]))));[.O12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float" office:value="35981">
            <text:p>35981</text:p>
          </table:table-cell>
          <table:table-cell table:style-name="ce8" table:formula="of:=VALUE([.C13])" office:value-type="float" office:value="35981">
            <text:p>35981</text:p>
          </table:table-cell>
          <table:table-cell table:style-name="ce13" office:value-type="string">
            <text:p>5.7.98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13]);[.A13];[.M13])" office:value-type="float" office:value="35981">
            <text:p>35981</text:p>
          </table:table-cell>
          <table:table-cell table:formula="of:=IF(ISBLANK([.O13]);IF(ISERROR([.B13]);&quot;Err:&quot;&amp;ORG.OPENOFFICE.ERRORTYPE([.B13])=[.M13];OR([.P13]=[.B13];IF(AND(ISNUMBER([.P13]);ISNUMBER([.B13]));OR(AND([.P13]=0;ABS([.B13])&lt;1E-307);&quot;&quot;&amp;[.B13]=&quot;&quot;&amp;[.P13]))));[.O13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float" office:value="35981.5090277778">
            <text:p>35981.51</text:p>
          </table:table-cell>
          <table:table-cell table:style-name="ce8" table:formula="of:=VALUE([.C14])" office:value-type="float" office:value="35981.5090277778">
            <text:p>35981.51</text:p>
          </table:table-cell>
          <table:table-cell table:style-name="ce13" office:value-type="string">
            <text:p>5.7.1998 12:13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14]);[.A14];[.M14])" office:value-type="float" office:value="35981.5090277778">
            <text:p>35981.51</text:p>
          </table:table-cell>
          <table:table-cell table:formula="of:=IF(ISBLANK([.O14]);IF(ISERROR([.B14]);&quot;Err:&quot;&amp;ORG.OPENOFFICE.ERRORTYPE([.B14])=[.M14];OR([.P14]=[.B14];IF(AND(ISNUMBER([.P14]);ISNUMBER([.B14]));OR(AND([.P14]=0;ABS([.B14])&lt;1E-307);&quot;&quot;&amp;[.B14]=&quot;&quot;&amp;[.P14]))));[.O14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float" office:value="35981.5091898148">
            <text:p>35981.51</text:p>
          </table:table-cell>
          <table:table-cell table:style-name="ce8" table:formula="of:=VALUE([.C15])" office:value-type="float" office:value="35981.5091898148">
            <text:p>35981.51</text:p>
          </table:table-cell>
          <table:table-cell table:style-name="ce13" office:value-type="string">
            <text:p>5.7.98 12:13:14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15]);[.A15];[.M15])" office:value-type="float" office:value="35981.5091898148">
            <text:p>35981.51</text:p>
          </table:table-cell>
          <table:table-cell table:formula="of:=IF(ISBLANK([.O15]);IF(ISERROR([.B15]);&quot;Err:&quot;&amp;ORG.OPENOFFICE.ERRORTYPE([.B15])=[.M15];OR([.P15]=[.B15];IF(AND(ISNUMBER([.P15]);ISNUMBER([.B15]));OR(AND([.P15]=0;ABS([.B15])&lt;1E-307);&quot;&quot;&amp;[.B15]=&quot;&quot;&amp;[.P15]))));[.O15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float" office:value="0.509027777777778">
            <text:p>0.51</text:p>
          </table:table-cell>
          <table:table-cell table:style-name="ce8" table:formula="of:=VALUE([.C16])" office:value-type="float" office:value="0.509027777777778">
            <text:p>0.51</text:p>
          </table:table-cell>
          <table:table-cell table:style-name="ce15" office:value-type="string">
            <text:p>12:13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16]);[.A16];[.M16])" office:value-type="float" office:value="0.509027777777778">
            <text:p>0.51</text:p>
          </table:table-cell>
          <table:table-cell table:formula="of:=IF(ISBLANK([.O16]);IF(ISERROR([.B16]);&quot;Err:&quot;&amp;ORG.OPENOFFICE.ERRORTYPE([.B16])=[.M16];OR([.P16]=[.B16];IF(AND(ISNUMBER([.P16]);ISNUMBER([.B16]));OR(AND([.P16]=0;ABS([.B16])&lt;1E-307);&quot;&quot;&amp;[.B16]=&quot;&quot;&amp;[.P16]))));[.O16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float" office:value="0.509189814814815">
            <text:p>0.51</text:p>
          </table:table-cell>
          <table:table-cell table:style-name="ce8" table:formula="of:=VALUE([.C17])" office:value-type="float" office:value="0.509189814814815">
            <text:p>0.51</text:p>
          </table:table-cell>
          <table:table-cell table:style-name="ce13" office:value-type="string">
            <text:p>12:13:14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17]);[.A17];[.M17])" office:value-type="float" office:value="0.509189814814815">
            <text:p>0.51</text:p>
          </table:table-cell>
          <table:table-cell table:formula="of:=IF(ISBLANK([.O17]);IF(ISERROR([.B17]);&quot;Err:&quot;&amp;ORG.OPENOFFICE.ERRORTYPE([.B17])=[.M17];OR([.P17]=[.B17];IF(AND(ISNUMBER([.P17]);ISNUMBER([.B17]));OR(AND([.P17]=0;ABS([.B17])&lt;1E-307);&quot;&quot;&amp;[.B17]=&quot;&quot;&amp;[.P17]))));[.O17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float" office:value="0.00902777777777778">
            <text:p>0.01</text:p>
          </table:table-cell>
          <table:table-cell table:style-name="ce8" table:formula="of:=VALUE([.C18])" office:value-type="float" office:value="0.00902777777777778">
            <text:p>0.01</text:p>
          </table:table-cell>
          <table:table-cell table:style-name="ce15" office:value-type="string">
            <text:p>0:13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18]);[.A18];[.M18])" office:value-type="float" office:value="0.00902777777777778">
            <text:p>0.01</text:p>
          </table:table-cell>
          <table:table-cell table:formula="of:=IF(ISBLANK([.O18]);IF(ISERROR([.B18]);&quot;Err:&quot;&amp;ORG.OPENOFFICE.ERRORTYPE([.B18])=[.M18];OR([.P18]=[.B18];IF(AND(ISNUMBER([.P18]);ISNUMBER([.B18]));OR(AND([.P18]=0;ABS([.B18])&lt;1E-307);&quot;&quot;&amp;[.B18]=&quot;&quot;&amp;[.P18]))));[.O18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float" office:value="0.00918981481481481">
            <text:p>0.01</text:p>
          </table:table-cell>
          <table:table-cell table:style-name="ce8" table:formula="of:=VALUE([.C19])" office:value-type="float" office:value="0.00918981481481482">
            <text:p>0.01</text:p>
          </table:table-cell>
          <table:table-cell table:style-name="ce13" office:value-type="string">
            <text:p>0:13:14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19]);[.A19];[.M19])" office:value-type="float" office:value="0.00918981481481481">
            <text:p>0.01</text:p>
          </table:table-cell>
          <table:table-cell table:formula="of:=IF(ISBLANK([.O19]);IF(ISERROR([.B19]);&quot;Err:&quot;&amp;ORG.OPENOFFICE.ERRORTYPE([.B19])=[.M19];OR([.P19]=[.B19];IF(AND(ISNUMBER([.P19]);ISNUMBER([.B19]));OR(AND([.P19]=0;ABS([.B19])&lt;1E-307);&quot;&quot;&amp;[.B19]=&quot;&quot;&amp;[.P19]))));[.O19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float" office:value="10959">
            <text:p>10959</text:p>
          </table:table-cell>
          <table:table-cell table:style-name="ce8" table:formula="of:=VALUE([.C20])" office:value-type="float" office:value="10959">
            <text:p>10959</text:p>
          </table:table-cell>
          <table:table-cell table:style-name="ce15" office:value-type="string">
            <text:p>1.1.30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20]);[.A20];[.M20])" office:value-type="float" office:value="10959">
            <text:p>10959</text:p>
          </table:table-cell>
          <table:table-cell table:formula="of:=IF(ISBLANK([.O20]);IF(ISERROR([.B20]);&quot;Err:&quot;&amp;ORG.OPENOFFICE.ERRORTYPE([.B20])=[.M20];OR([.P20]=[.B20];IF(AND(ISNUMBER([.P20]);ISNUMBER([.B20]));OR(AND([.P20]=0;ABS([.B20])&lt;1E-307);&quot;&quot;&amp;[.B20]=&quot;&quot;&amp;[.P20]))));[.O20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float" office:value="47483">
            <text:p>47483</text:p>
          </table:table-cell>
          <table:table-cell table:style-name="ce8" table:formula="of:=VALUE([.C21])" office:value-type="float" office:value="47483">
            <text:p>47483</text:p>
          </table:table-cell>
          <table:table-cell table:style-name="ce13" office:value-type="string">
            <text:p>31.12.29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21]);[.A21];[.M21])" office:value-type="float" office:value="47483">
            <text:p>47483</text:p>
          </table:table-cell>
          <table:table-cell table:formula="of:=IF(ISBLANK([.O21]);IF(ISERROR([.B21]);&quot;Err:&quot;&amp;ORG.OPENOFFICE.ERRORTYPE([.B21])=[.M21];OR([.P21]=[.B21];IF(AND(ISNUMBER([.P21]);ISNUMBER([.B21]));OR(AND([.P21]=0;ABS([.B21])&lt;1E-307);&quot;&quot;&amp;[.B21]=&quot;&quot;&amp;[.P21]))));[.O21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STR:FE</text:p>
          </table:table-cell>
          <table:table-cell table:style-name="ce8" table:formula="of:=VALUE([.C22])" office:value-type="float" office:value="35981">
            <text:p>35981</text:p>
          </table:table-cell>
          <table:table-cell table:style-name="ce15" office:value-type="string">
            <text:p>5/7/1998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 office:value-type="float" office:value="35981">
            <text:p>35981</text:p>
          </table:table-cell>
          <table:table-cell table:style-name="ce8"/>
          <table:table-cell table:style-name="ce8"/>
          <table:table-cell table:formula="of:=IF(ISBLANK([.M22]);[.A22];[.M22])" office:value-type="float" office:value="35981">
            <text:p>35981</text:p>
          </table:table-cell>
          <table:table-cell table:formula="of:=IF(ISBLANK([.O22]);IF(ISERROR([.B22]);&quot;Err:&quot;&amp;ORG.OPENOFFICE.ERRORTYPE([.B22])=[.M22];OR([.P22]=[.B22];IF(AND(ISNUMBER([.P22]);ISNUMBER([.B22]));OR(AND([.P22]=0;ABS([.B22])&lt;1E-307);&quot;&quot;&amp;[.B22]=&quot;&quot;&amp;[.P22]))));[.O22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STR:FE</text:p>
          </table:table-cell>
          <table:table-cell table:style-name="ce8" table:formula="of:=VALUE([.C23])" office:value-type="float" office:value="35981.5090277778">
            <text:p>35981.51</text:p>
          </table:table-cell>
          <table:table-cell table:style-name="ce13" office:value-type="string">
            <text:p>5/7/1998 12:13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 office:value-type="float" office:value="35981.5090277778">
            <text:p>35981.51</text:p>
          </table:table-cell>
          <table:table-cell table:style-name="ce8"/>
          <table:table-cell table:style-name="ce8"/>
          <table:table-cell table:formula="of:=IF(ISBLANK([.M23]);[.A23];[.M23])" office:value-type="float" office:value="35981.5090277778">
            <text:p>35981.51</text:p>
          </table:table-cell>
          <table:table-cell table:formula="of:=IF(ISBLANK([.O23]);IF(ISERROR([.B23]);&quot;Err:&quot;&amp;ORG.OPENOFFICE.ERRORTYPE([.B23])=[.M23];OR([.P23]=[.B23];IF(AND(ISNUMBER([.P23]);ISNUMBER([.B23]));OR(AND([.P23]=0;ABS([.B23])&lt;1E-307);&quot;&quot;&amp;[.B23]=&quot;&quot;&amp;[.P23]))));[.O23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STR:FE</text:p>
          </table:table-cell>
          <table:table-cell table:style-name="ce8" table:formula="of:=VALUE([.C24])" office:value-type="float" office:value="35981.5091898148">
            <text:p>35981.51</text:p>
          </table:table-cell>
          <table:table-cell table:style-name="ce13" office:value-type="string">
            <text:p>5/7/1998 12:13:14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 office:value-type="float" office:value="35981.5091898148">
            <text:p>35981.51</text:p>
          </table:table-cell>
          <table:table-cell table:style-name="ce8"/>
          <table:table-cell table:style-name="ce8"/>
          <table:table-cell table:formula="of:=IF(ISBLANK([.M24]);[.A24];[.M24])" office:value-type="float" office:value="35981.5091898148">
            <text:p>35981.51</text:p>
          </table:table-cell>
          <table:table-cell table:formula="of:=IF(ISBLANK([.O24]);IF(ISERROR([.B24]);&quot;Err:&quot;&amp;ORG.OPENOFFICE.ERRORTYPE([.B24])=[.M24];OR([.P24]=[.B24];IF(AND(ISNUMBER([.P24]);ISNUMBER([.B24]));OR(AND([.P24]=0;ABS([.B24])&lt;1E-307);&quot;&quot;&amp;[.B24]=&quot;&quot;&amp;[.P24]))));[.O24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float" office:value="35981">
            <text:p>35981</text:p>
          </table:table-cell>
          <table:table-cell table:style-name="ce8" table:formula="of:=VALUE([.C25])" office:value-type="float" office:value="35981">
            <text:p>35981</text:p>
          </table:table-cell>
          <table:table-cell table:style-name="ce15" office:value-type="string">
            <text:p>1998/7/5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25]);[.A25];[.M25])" office:value-type="float" office:value="35981">
            <text:p>35981</text:p>
          </table:table-cell>
          <table:table-cell table:formula="of:=IF(ISBLANK([.O25]);IF(ISERROR([.B25]);&quot;Err:&quot;&amp;ORG.OPENOFFICE.ERRORTYPE([.B25])=[.M25];OR([.P25]=[.B25];IF(AND(ISNUMBER([.P25]);ISNUMBER([.B25]));OR(AND([.P25]=0;ABS([.B25])&lt;1E-307);&quot;&quot;&amp;[.B25]=&quot;&quot;&amp;[.P25]))));[.O25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float" office:value="35981.5090277778">
            <text:p>35981.51</text:p>
          </table:table-cell>
          <table:table-cell table:style-name="ce8" table:formula="of:=VALUE([.C26])" office:value-type="float" office:value="35981.5090277778">
            <text:p>35981.51</text:p>
          </table:table-cell>
          <table:table-cell table:style-name="ce13" office:value-type="string">
            <text:p>1998/7/5 12:13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26]);[.A26];[.M26])" office:value-type="float" office:value="35981.5090277778">
            <text:p>35981.51</text:p>
          </table:table-cell>
          <table:table-cell table:formula="of:=IF(ISBLANK([.O26]);IF(ISERROR([.B26]);&quot;Err:&quot;&amp;ORG.OPENOFFICE.ERRORTYPE([.B26])=[.M26];OR([.P26]=[.B26];IF(AND(ISNUMBER([.P26]);ISNUMBER([.B26]));OR(AND([.P26]=0;ABS([.B26])&lt;1E-307);&quot;&quot;&amp;[.B26]=&quot;&quot;&amp;[.P26]))));[.O26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float" office:value="35981.5091898148">
            <text:p>35981.51</text:p>
          </table:table-cell>
          <table:table-cell table:style-name="ce8" table:formula="of:=VALUE([.C27])" office:value-type="float" office:value="35981.5091898148">
            <text:p>35981.51</text:p>
          </table:table-cell>
          <table:table-cell table:style-name="ce13" office:value-type="string">
            <text:p>1998/7/5 12:13:14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27]);[.A27];[.M27])" office:value-type="float" office:value="35981.5091898148">
            <text:p>35981.51</text:p>
          </table:table-cell>
          <table:table-cell table:formula="of:=IF(ISBLANK([.O27]);IF(ISERROR([.B27]);&quot;Err:&quot;&amp;ORG.OPENOFFICE.ERRORTYPE([.B27])=[.M27];OR([.P27]=[.B27];IF(AND(ISNUMBER([.P27]);ISNUMBER([.B27]));OR(AND([.P27]=0;ABS([.B27])&lt;1E-307);&quot;&quot;&amp;[.B27]=&quot;&quot;&amp;[.P27]))));[.O27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float" office:value="35981">
            <text:p>35981</text:p>
          </table:table-cell>
          <table:table-cell table:style-name="ce8" table:formula="of:=VALUE([.C28])" office:value-type="float" office:value="35981">
            <text:p>35981</text:p>
          </table:table-cell>
          <table:table-cell table:style-name="ce15" office:value-type="string">
            <text:p>1998-7-5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28]);[.A28];[.M28])" office:value-type="float" office:value="35981">
            <text:p>35981</text:p>
          </table:table-cell>
          <table:table-cell table:formula="of:=IF(ISBLANK([.O28]);IF(ISERROR([.B28]);&quot;Err:&quot;&amp;ORG.OPENOFFICE.ERRORTYPE([.B28])=[.M28];OR([.P28]=[.B28];IF(AND(ISNUMBER([.P28]);ISNUMBER([.B28]));OR(AND([.P28]=0;ABS([.B28])&lt;1E-307);&quot;&quot;&amp;[.B28]=&quot;&quot;&amp;[.P28]))));[.O28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float" office:value="35981.5090277778">
            <text:p>35981.51</text:p>
          </table:table-cell>
          <table:table-cell table:style-name="ce8" table:formula="of:=VALUE([.C29])" office:value-type="float" office:value="35981.5090277778">
            <text:p>35981.51</text:p>
          </table:table-cell>
          <table:table-cell table:style-name="ce13" office:value-type="string">
            <text:p>1998-7-5 12:13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29]);[.A29];[.M29])" office:value-type="float" office:value="35981.5090277778">
            <text:p>35981.51</text:p>
          </table:table-cell>
          <table:table-cell table:formula="of:=IF(ISBLANK([.O29]);IF(ISERROR([.B29]);&quot;Err:&quot;&amp;ORG.OPENOFFICE.ERRORTYPE([.B29])=[.M29];OR([.P29]=[.B29];IF(AND(ISNUMBER([.P29]);ISNUMBER([.B29]));OR(AND([.P29]=0;ABS([.B29])&lt;1E-307);&quot;&quot;&amp;[.B29]=&quot;&quot;&amp;[.P29]))));[.O29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float" office:value="35981.5091898148">
            <text:p>35981.51</text:p>
          </table:table-cell>
          <table:table-cell table:style-name="ce8" table:formula="of:=VALUE([.C30])" office:value-type="float" office:value="35981.5091898148">
            <text:p>35981.51</text:p>
          </table:table-cell>
          <table:table-cell table:style-name="ce13" office:value-type="string">
            <text:p>1998-7-5 12:13:14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30]);[.A30];[.M30])" office:value-type="float" office:value="35981.5091898148">
            <text:p>35981.51</text:p>
          </table:table-cell>
          <table:table-cell table:formula="of:=IF(ISBLANK([.O30]);IF(ISERROR([.B30]);&quot;Err:&quot;&amp;ORG.OPENOFFICE.ERRORTYPE([.B30])=[.M30];OR([.P30]=[.B30];IF(AND(ISNUMBER([.P30]);ISNUMBER([.B30]));OR(AND([.P30]=0;ABS([.B30])&lt;1E-307);&quot;&quot;&amp;[.B30]=&quot;&quot;&amp;[.P30]))));[.O30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8"/>
          <table:table-cell table:style-name="ce11" table:number-columns-repeated="7"/>
          <table:table-cell table:style-name="ce25"/>
          <table:table-cell table:style-name="ce27"/>
          <table:table-cell table:style-name="ce8"/>
          <table:table-cell table:style-name="ce28"/>
          <table:table-cell table:style-name="ce8" table:number-columns-repeated="2"/>
          <table:table-cell table:number-columns-repeated="2"/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float" office:value="12.345">
            <text:p>12.35</text:p>
          </table:table-cell>
          <table:table-cell table:style-name="ce8" table:formula="of:=N([.C32])" office:value-type="float" office:value="12.345">
            <text:p>12.35</text:p>
          </table:table-cell>
          <table:table-cell table:style-name="ce14" office:value-type="float" office:value="12.345">
            <text:p>12.35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 office:value-type="string">
            <text:p>N (does not support blanks!)</text:p>
          </table:table-cell>
          <table:table-cell table:style-name="ce8" office:value-type="string">
            <text:p>N</text:p>
          </table:table-cell>
          <table:table-cell table:style-name="ce28"/>
          <table:table-cell table:style-name="ce8"/>
          <table:table-cell table:style-name="ce8"/>
          <table:table-cell table:formula="of:=IF(ISBLANK([.M32]);[.A32];[.M32])" office:value-type="float" office:value="12.345">
            <text:p>12.35</text:p>
          </table:table-cell>
          <table:table-cell table:formula="of:=IF(ISBLANK([.O32]);IF(ISERROR([.B32]);&quot;Err:&quot;&amp;ORG.OPENOFFICE.ERRORTYPE([.B32])=[.M32];OR([.P32]=[.B32];IF(AND(ISNUMBER([.P32]);ISNUMBER([.B32]));OR(AND([.P32]=0;ABS([.B32])&lt;1E-307);&quot;&quot;&amp;[.B32]=&quot;&quot;&amp;[.P32]))));[.O32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8" table:formula="of:=N([.C33])" office:value-type="float" office:value="12345">
            <text:p>12345</text:p>
          </table:table-cell>
          <table:table-cell table:style-name="ce14" office:value-type="string">
            <text:p>12345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 office:value-type="float" office:value="12345">
            <text:p>12345</text:p>
          </table:table-cell>
          <table:table-cell table:style-name="ce8"/>
          <table:table-cell table:style-name="ce8"/>
          <table:table-cell table:formula="of:=IF(ISBLANK([.M33]);[.A33];[.M33])" office:value-type="float" office:value="12345">
            <text:p>12345</text:p>
          </table:table-cell>
          <table:table-cell table:formula="of:=IF(ISBLANK([.O33]);IF(ISERROR([.B33]);&quot;Err:&quot;&amp;ORG.OPENOFFICE.ERRORTYPE([.B33])=[.M33];OR([.P33]=[.B33];IF(AND(ISNUMBER([.P33]);ISNUMBER([.B33]));OR(AND([.P33]=0;ABS([.B33])&lt;1E-307);&quot;&quot;&amp;[.B33]=&quot;&quot;&amp;[.P33]))));[.O33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float" office:value="39083">
            <text:p>39083</text:p>
          </table:table-cell>
          <table:table-cell table:style-name="ce8" table:formula="of:=N([.C34])" office:value-type="float" office:value="39083">
            <text:p>39083</text:p>
          </table:table-cell>
          <table:table-cell table:style-name="ce16" office:value-type="date" office:date-value="2007-01-01">
            <text:p>01.01.2007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34]);[.A34];[.M34])" office:value-type="float" office:value="39083">
            <text:p>39083</text:p>
          </table:table-cell>
          <table:table-cell table:formula="of:=IF(ISBLANK([.O34]);IF(ISERROR([.B34]);&quot;Err:&quot;&amp;ORG.OPENOFFICE.ERRORTYPE([.B34])=[.M34];OR([.P34]=[.B34];IF(AND(ISNUMBER([.P34]);ISNUMBER([.B34]));OR(AND([.P34]=0;ABS([.B34])&lt;1E-307);&quot;&quot;&amp;[.B34]=&quot;&quot;&amp;[.P34]))));[.O34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8" table:formula="of:=N([.C35])" office:value-type="float" office:value="0">
            <text:p>#VALUE!</text:p>
          </table:table-cell>
          <table:table-cell table:style-name="ce14" office:value-type="string">
            <text:p>01.01.2007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 office:value-type="string">
            <text:p>Err:519</text:p>
          </table:table-cell>
          <table:table-cell table:style-name="ce8"/>
          <table:table-cell table:style-name="ce8"/>
          <table:table-cell table:formula="of:=IF(ISBLANK([.M35]);[.A35];[.M35])" office:value-type="string" office:string-value="Err:519">
            <text:p>Err:519</text:p>
          </table:table-cell>
          <table:table-cell table:formula="of:=IF(ISBLANK([.O35]);IF(ISERROR([.B35]);&quot;Err:&quot;&amp;ORG.OPENOFFICE.ERRORTYPE([.B35])=[.M35];OR([.P35]=[.B35];IF(AND(ISNUMBER([.P35]);ISNUMBER([.B35]));OR(AND([.P35]=0;ABS([.B35])&lt;1E-307);&quot;&quot;&amp;[.B35]=&quot;&quot;&amp;[.P35]))));[.O35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8" table:formula="of:=N([.C36])" office:value-type="float" office:value="1">
            <text:p>1</text:p>
          </table:table-cell>
          <table:table-cell table:style-name="ce17" office:value-type="boolean" office:boolean-value="true">
            <text:p>WAHR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36]);[.A36];[.M36])" office:value-type="float" office:value="1">
            <text:p>1</text:p>
          </table:table-cell>
          <table:table-cell table:formula="of:=IF(ISBLANK([.O36]);IF(ISERROR([.B36]);&quot;Err:&quot;&amp;ORG.OPENOFFICE.ERRORTYPE([.B36])=[.M36];OR([.P36]=[.B36];IF(AND(ISNUMBER([.P36]);ISNUMBER([.B36]));OR(AND([.P36]=0;ABS([.B36])&lt;1E-307);&quot;&quot;&amp;[.B36]=&quot;&quot;&amp;[.P36]))));[.O36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8" table:formula="of:=N([.C37])" office:value-type="float" office:value="0">
            <text:p>0</text:p>
          </table:table-cell>
          <table:table-cell table:style-name="ce17" office:value-type="boolean" office:boolean-value="false">
            <text:p>FALSCH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37]);[.A37];[.M37])" office:value-type="float" office:value="0">
            <text:p>0</text:p>
          </table:table-cell>
          <table:table-cell table:formula="of:=IF(ISBLANK([.O37]);IF(ISERROR([.B37]);&quot;Err:&quot;&amp;ORG.OPENOFFICE.ERRORTYPE([.B37])=[.M37];OR([.P37]=[.B37];IF(AND(ISNUMBER([.P37]);ISNUMBER([.B37]));OR(AND([.P37]=0;ABS([.B37])&lt;1E-307);&quot;&quot;&amp;[.B37]=&quot;&quot;&amp;[.P37]))));[.O37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8"/>
          <table:table-cell table:style-name="ce14"/>
          <table:table-cell table:style-name="ce11" table:number-columns-repeated="6"/>
          <table:table-cell table:style-name="ce25"/>
          <table:table-cell table:style-name="ce27"/>
          <table:table-cell table:style-name="ce8"/>
          <table:table-cell table:style-name="ce28"/>
          <table:table-cell table:style-name="ce8" table:number-columns-repeated="2"/>
          <table:table-cell table:number-columns-repeated="2"/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AaBbCcDd</text:p>
          </table:table-cell>
          <table:table-cell table:style-name="ce8" table:formula="of:=T([.C39])" office:value-type="string" office:string-value="AaBbCcDd">
            <text:p>AaBbCcDd</text:p>
          </table:table-cell>
          <table:table-cell table:style-name="ce14" office:value-type="string">
            <text:p>AaBbCcDd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 office:value-type="string">
            <text:p>T (does not support blanks!)</text:p>
          </table:table-cell>
          <table:table-cell table:style-name="ce8" office:value-type="string">
            <text:p>T</text:p>
          </table:table-cell>
          <table:table-cell table:style-name="ce28"/>
          <table:table-cell table:style-name="ce8"/>
          <table:table-cell table:style-name="ce8"/>
          <table:table-cell table:formula="of:=IF(ISBLANK([.M39]);[.A39];[.M39])" office:value-type="string" office:string-value="AaBbCcDd">
            <text:p>AaBbCcDd</text:p>
          </table:table-cell>
          <table:table-cell table:formula="of:=IF(ISBLANK([.O39]);IF(ISERROR([.B39]);&quot;Err:&quot;&amp;ORG.OPENOFFICE.ERRORTYPE([.B39])=[.M39];OR([.P39]=[.B39];IF(AND(ISNUMBER([.P39]);ISNUMBER([.B39]));OR(AND([.P39]=0;ABS([.B39])&lt;1E-307);&quot;&quot;&amp;[.B39]=&quot;&quot;&amp;[.P39]))));[.O39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АаБбВвГгДд</text:p>
          </table:table-cell>
          <table:table-cell table:style-name="ce8" table:formula="of:=T([.C40])" office:value-type="string" office:string-value="АаБбВвГгДд">
            <text:p>АаБбВвГгДд</text:p>
          </table:table-cell>
          <table:table-cell table:style-name="ce14" office:value-type="string">
            <text:p>АаБбВвГгДд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40]);[.A40];[.M40])" office:value-type="string" office:string-value="АаБбВвГгДд">
            <text:p>АаБбВвГгДд</text:p>
          </table:table-cell>
          <table:table-cell table:formula="of:=IF(ISBLANK([.O40]);IF(ISERROR([.B40]);&quot;Err:&quot;&amp;ORG.OPENOFFICE.ERRORTYPE([.B40])=[.M40];OR([.P40]=[.B40];IF(AND(ISNUMBER([.P40]);ISNUMBER([.B40]));OR(AND([.P40]=0;ABS([.B40])&lt;1E-307);&quot;&quot;&amp;[.B40]=&quot;&quot;&amp;[.P40]))));[.O40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table:formula="of:=&quot;&quot;">
            <text:p/>
          </table:table-cell>
          <table:table-cell table:style-name="ce8" table:formula="of:=T([.C41])">
            <text:p/>
          </table:table-cell>
          <table:table-cell table:style-name="ce14" office:value-type="float" office:value="123.45">
            <text:p>123.45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41]);[.A41];[.M41])">
            <text:p/>
          </table:table-cell>
          <table:table-cell table:formula="of:=IF(ISBLANK([.O41]);IF(ISERROR([.B41]);&quot;Err:&quot;&amp;ORG.OPENOFFICE.ERRORTYPE([.B41])=[.M41];OR([.P41]=[.B41];IF(AND(ISNUMBER([.P41]);ISNUMBER([.B41]));OR(AND([.P41]=0;ABS([.B41])&lt;1E-307);&quot;&quot;&amp;[.B41]=&quot;&quot;&amp;[.P41]))));[.O41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3.45</text:p>
          </table:table-cell>
          <table:table-cell table:style-name="ce8" table:formula="of:=T([.C42])" office:value-type="string" office:string-value="123.45">
            <text:p>123.45</text:p>
          </table:table-cell>
          <table:table-cell table:style-name="ce14" office:value-type="string">
            <text:p>123.45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42]);[.A42];[.M42])" office:value-type="string" office:string-value="123.45">
            <text:p>123.45</text:p>
          </table:table-cell>
          <table:table-cell table:formula="of:=IF(ISBLANK([.O42]);IF(ISERROR([.B42]);&quot;Err:&quot;&amp;ORG.OPENOFFICE.ERRORTYPE([.B42])=[.M42];OR([.P42]=[.B42];IF(AND(ISNUMBER([.P42]);ISNUMBER([.B42]));OR(AND([.P42]=0;ABS([.B42])&lt;1E-307);&quot;&quot;&amp;[.B42]=&quot;&quot;&amp;[.P42]))));[.O42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table:formula="of:=&quot;&quot;">
            <text:p/>
          </table:table-cell>
          <table:table-cell table:style-name="ce8" table:formula="of:=T([.C43])">
            <text:p/>
          </table:table-cell>
          <table:table-cell table:style-name="ce16" office:value-type="date" office:date-value="2007-01-01">
            <text:p>01.01.2007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43]);[.A43];[.M43])">
            <text:p/>
          </table:table-cell>
          <table:table-cell table:formula="of:=IF(ISBLANK([.O43]);IF(ISERROR([.B43]);&quot;Err:&quot;&amp;ORG.OPENOFFICE.ERRORTYPE([.B43])=[.M43];OR([.P43]=[.B43];IF(AND(ISNUMBER([.P43]);ISNUMBER([.B43]));OR(AND([.P43]=0;ABS([.B43])&lt;1E-307);&quot;&quot;&amp;[.B43]=&quot;&quot;&amp;[.P43]))));[.O43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1.01.2007</text:p>
          </table:table-cell>
          <table:table-cell table:style-name="ce8" table:formula="of:=T([.C44])" office:value-type="string" office:string-value="01.01.2007">
            <text:p>01.01.2007</text:p>
          </table:table-cell>
          <table:table-cell table:style-name="ce14" office:value-type="string">
            <text:p>01.01.2007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44]);[.A44];[.M44])" office:value-type="string" office:string-value="01.01.2007">
            <text:p>01.01.2007</text:p>
          </table:table-cell>
          <table:table-cell table:formula="of:=IF(ISBLANK([.O44]);IF(ISERROR([.B44]);&quot;Err:&quot;&amp;ORG.OPENOFFICE.ERRORTYPE([.B44])=[.M44];OR([.P44]=[.B44];IF(AND(ISNUMBER([.P44]);ISNUMBER([.B44]));OR(AND([.P44]=0;ABS([.B44])&lt;1E-307);&quot;&quot;&amp;[.B44]=&quot;&quot;&amp;[.P44]))));[.O44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table:formula="of:=&quot;&quot;">
            <text:p/>
          </table:table-cell>
          <table:table-cell table:style-name="ce8" table:formula="of:=T([.C45])">
            <text:p/>
          </table:table-cell>
          <table:table-cell table:style-name="ce17" office:value-type="boolean" office:boolean-value="true">
            <text:p>WAHR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45]);[.A45];[.M45])">
            <text:p/>
          </table:table-cell>
          <table:table-cell table:formula="of:=IF(ISBLANK([.O45]);IF(ISERROR([.B45]);&quot;Err:&quot;&amp;ORG.OPENOFFICE.ERRORTYPE([.B45])=[.M45];OR([.P45]=[.B45];IF(AND(ISNUMBER([.P45]);ISNUMBER([.B45]));OR(AND([.P45]=0;ABS([.B45])&lt;1E-307);&quot;&quot;&amp;[.B45]=&quot;&quot;&amp;[.P45]))));[.O45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table:formula="of:=&quot;&quot;">
            <text:p/>
          </table:table-cell>
          <table:table-cell table:style-name="ce8" table:formula="of:=T([.C46])">
            <text:p/>
          </table:table-cell>
          <table:table-cell table:style-name="ce17" office:value-type="boolean" office:boolean-value="false">
            <text:p>FALSCH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46]);[.A46];[.M46])">
            <text:p/>
          </table:table-cell>
          <table:table-cell table:formula="of:=IF(ISBLANK([.O46]);IF(ISERROR([.B46]);&quot;Err:&quot;&amp;ORG.OPENOFFICE.ERRORTYPE([.B46])=[.M46];OR([.P46]=[.B46];IF(AND(ISNUMBER([.P46]);ISNUMBER([.B46]));OR(AND([.P46]=0;ABS([.B46])&lt;1E-307);&quot;&quot;&amp;[.B46]=&quot;&quot;&amp;[.P46]))));[.O46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8"/>
          <table:table-cell table:style-name="ce11" table:number-columns-repeated="7"/>
          <table:table-cell table:style-name="ce25"/>
          <table:table-cell table:style-name="ce27"/>
          <table:table-cell table:style-name="ce8"/>
          <table:table-cell table:style-name="ce28"/>
          <table:table-cell table:style-name="ce8" table:number-columns-repeated="2"/>
          <table:table-cell table:number-columns-repeated="2"/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</text:p>
          </table:table-cell>
          <table:table-cell table:style-name="ce8" table:formula="of:=TEXT([.C48];[.D48])" office:value-type="string" office:string-value="0">
            <text:p>0</text:p>
          </table:table-cell>
          <table:table-cell table:style-name="ce14" office:value-type="float" office:value="0">
            <text:p>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 office:value-type="string">
            <text:p>TEXT (does not support blanks!)</text:p>
          </table:table-cell>
          <table:table-cell table:style-name="ce8" office:value-type="string">
            <text:p>TEXT</text:p>
          </table:table-cell>
          <table:table-cell table:style-name="ce28"/>
          <table:table-cell table:style-name="ce8"/>
          <table:table-cell table:style-name="ce8"/>
          <table:table-cell table:formula="of:=IF(ISBLANK([.M48]);[.A48];[.M48])" office:value-type="string" office:string-value="0">
            <text:p>0</text:p>
          </table:table-cell>
          <table:table-cell table:formula="of:=IF(ISBLANK([.O48]);IF(ISERROR([.B48]);&quot;Err:&quot;&amp;ORG.OPENOFFICE.ERRORTYPE([.B48])=[.M48];OR([.P48]=[.B48];IF(AND(ISNUMBER([.P48]);ISNUMBER([.B48]));OR(AND([.P48]=0;ABS([.B48])&lt;1E-307);&quot;&quot;&amp;[.B48]=&quot;&quot;&amp;[.P48]))));[.O48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99999999999</text:p>
          </table:table-cell>
          <table:table-cell table:style-name="ce8" table:formula="of:=TEXT([.C49];[.D49])" office:value-type="string" office:string-value="99999999999.5">
            <text:p>99999999999.5</text:p>
          </table:table-cell>
          <table:table-cell table:style-name="ce18" office:value-type="float" office:value="99999999999.4999">
            <text:p>99999999999.4999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99999999999.5</text:p>
          </table:table-cell>
          <table:table-cell table:style-name="ce8"/>
          <table:table-cell table:style-name="ce8"/>
          <table:table-cell table:formula="of:=IF(ISBLANK([.M49]);[.A49];[.M49])" office:value-type="string" office:string-value="99999999999.5">
            <text:p>99999999999.5</text:p>
          </table:table-cell>
          <table:table-cell table:formula="of:=IF(ISBLANK([.O49]);IF(ISERROR([.B49]);&quot;Err:&quot;&amp;ORG.OPENOFFICE.ERRORTYPE([.B49])=[.M49];OR([.P49]=[.B49];IF(AND(ISNUMBER([.P49]);ISNUMBER([.B49]));OR(AND([.P49]=0;ABS([.B49])&lt;1E-307);&quot;&quot;&amp;[.B49]=&quot;&quot;&amp;[.P49]))));[.O49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E+11</text:p>
          </table:table-cell>
          <table:table-cell table:style-name="ce8" table:formula="of:=TEXT([.C50];[.D50])" office:value-type="string" office:string-value="99999999999.5">
            <text:p>99999999999.5</text:p>
          </table:table-cell>
          <table:table-cell table:style-name="ce18" office:value-type="float" office:value="99999999999.5">
            <text:p>99999999999.5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99999999999.5</text:p>
          </table:table-cell>
          <table:table-cell table:style-name="ce8"/>
          <table:table-cell table:style-name="ce8"/>
          <table:table-cell table:formula="of:=IF(ISBLANK([.M50]);[.A50];[.M50])" office:value-type="string" office:string-value="99999999999.5">
            <text:p>99999999999.5</text:p>
          </table:table-cell>
          <table:table-cell table:formula="of:=IF(ISBLANK([.O50]);IF(ISERROR([.B50]);&quot;Err:&quot;&amp;ORG.OPENOFFICE.ERRORTYPE([.B50])=[.M50];OR([.P50]=[.B50];IF(AND(ISNUMBER([.P50]);ISNUMBER([.B50]));OR(AND([.P50]=0;ABS([.B50])&lt;1E-307);&quot;&quot;&amp;[.B50]=&quot;&quot;&amp;[.P50]))));[.O50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00000009</text:p>
          </table:table-cell>
          <table:table-cell table:style-name="ce8" table:formula="of:=TEXT([.C51];[.D51])" office:value-type="string" office:string-value="0.00">
            <text:p>0.00</text:p>
          </table:table-cell>
          <table:table-cell table:style-name="ce19" office:value-type="float" office:value="0.000000009">
            <text:p>0.000000009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0</text:p>
          </table:table-cell>
          <table:table-cell table:style-name="ce8" office:value-type="string">
            <office:annotation draw:style-name="gr1" draw:text-style-name="P1" svg:width="3.571cm" svg:height="2.046cm" svg:x="31.021cm" svg:y="23.557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51]);[.A51];[.M51])" office:value-type="string" office:string-value="0.00">
            <text:p>0.00</text:p>
          </table:table-cell>
          <table:table-cell table:formula="of:=IF(ISBLANK([.O51]);IF(ISERROR([.B51]);&quot;Err:&quot;&amp;ORG.OPENOFFICE.ERRORTYPE([.B51])=[.M51];OR([.P51]=[.B51];IF(AND(ISNUMBER([.P51]);ISNUMBER([.B51]));OR(AND([.P51]=0;ABS([.B51])&lt;1E-307);&quot;&quot;&amp;[.B51]=&quot;&quot;&amp;[.P51]))));[.O51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9E-09</text:p>
          </table:table-cell>
          <table:table-cell table:style-name="ce8" table:formula="of:=TEXT([.C52];[.D52])" office:value-type="string" office:string-value="0.00">
            <text:p>0.00</text:p>
          </table:table-cell>
          <table:table-cell table:style-name="ce19" office:value-type="float" office:value="0.000000009000001">
            <text:p>0.000000009000001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0</text:p>
          </table:table-cell>
          <table:table-cell table:style-name="ce8" office:value-type="string">
            <office:annotation draw:style-name="gr1" draw:text-style-name="P1" svg:width="3.571cm" svg:height="2.046cm" svg:x="31.021cm" svg:y="24.028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52]);[.A52];[.M52])" office:value-type="string" office:string-value="0.00">
            <text:p>0.00</text:p>
          </table:table-cell>
          <table:table-cell table:formula="of:=IF(ISBLANK([.O52]);IF(ISERROR([.B52]);&quot;Err:&quot;&amp;ORG.OPENOFFICE.ERRORTYPE([.B52])=[.M52];OR([.P52]=[.B52];IF(AND(ISNUMBER([.P52]);ISNUMBER([.B52]));OR(AND([.P52]=0;ABS([.B52])&lt;1E-307);&quot;&quot;&amp;[.B52]=&quot;&quot;&amp;[.P52]))));[.O52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7.77778E-05</text:p>
          </table:table-cell>
          <table:table-cell table:style-name="ce8" table:formula="of:=TEXT([.C53];[.D53])" office:value-type="string" office:string-value="0.00">
            <text:p>0.00</text:p>
          </table:table-cell>
          <table:table-cell table:style-name="ce20" office:value-type="float" office:value="0.0000777777777777777">
            <text:p>0.0000777777777777777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0</text:p>
          </table:table-cell>
          <table:table-cell table:style-name="ce8" office:value-type="string">
            <office:annotation draw:style-name="gr1" draw:text-style-name="P1" svg:width="3.571cm" svg:height="2.046cm" svg:x="31.021cm" svg:y="24.499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53]);[.A53];[.M53])" office:value-type="string" office:string-value="0.00">
            <text:p>0.00</text:p>
          </table:table-cell>
          <table:table-cell table:formula="of:=IF(ISBLANK([.O53]);IF(ISERROR([.B53]);&quot;Err:&quot;&amp;ORG.OPENOFFICE.ERRORTYPE([.B53])=[.M53];OR([.P53]=[.B53];IF(AND(ISNUMBER([.P53]);ISNUMBER([.B53]));OR(AND([.P53]=0;ABS([.B53])&lt;1E-307);&quot;&quot;&amp;[.B53]=&quot;&quot;&amp;[.P53]))));[.O53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00777778</text:p>
          </table:table-cell>
          <table:table-cell table:style-name="ce8" table:formula="of:=TEXT([.C54];[.D54])" office:value-type="string" office:string-value="0.00">
            <text:p>0.00</text:p>
          </table:table-cell>
          <table:table-cell table:style-name="ce20" office:value-type="float" office:value="0.000777777777777777">
            <text:p>0.000777777777777777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0</text:p>
          </table:table-cell>
          <table:table-cell table:style-name="ce8" office:value-type="string">
            <office:annotation draw:style-name="gr1" draw:text-style-name="P1" svg:width="3.571cm" svg:height="2.046cm" svg:x="31.021cm" svg:y="24.97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54]);[.A54];[.M54])" office:value-type="string" office:string-value="0.00">
            <text:p>0.00</text:p>
          </table:table-cell>
          <table:table-cell table:formula="of:=IF(ISBLANK([.O54]);IF(ISERROR([.B54]);&quot;Err:&quot;&amp;ORG.OPENOFFICE.ERRORTYPE([.B54])=[.M54];OR([.P54]=[.B54];IF(AND(ISNUMBER([.P54]);ISNUMBER([.B54]));OR(AND([.P54]=0;ABS([.B54])&lt;1E-307);&quot;&quot;&amp;[.B54]=&quot;&quot;&amp;[.P54]))));[.O54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07777778</text:p>
          </table:table-cell>
          <table:table-cell table:style-name="ce8" table:formula="of:=TEXT([.C55];[.D55])" office:value-type="string" office:string-value="0.01">
            <text:p>0.01</text:p>
          </table:table-cell>
          <table:table-cell table:style-name="ce20" office:value-type="float" office:value="0.00777777777777777">
            <text:p>0.00777777777777777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1</text:p>
          </table:table-cell>
          <table:table-cell table:style-name="ce8" office:value-type="string">
            <office:annotation draw:style-name="gr1" draw:text-style-name="P1" svg:width="3.571cm" svg:height="2.046cm" svg:x="31.021cm" svg:y="25.441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55]);[.A55];[.M55])" office:value-type="string" office:string-value="0.01">
            <text:p>0.01</text:p>
          </table:table-cell>
          <table:table-cell table:formula="of:=IF(ISBLANK([.O55]);IF(ISERROR([.B55]);&quot;Err:&quot;&amp;ORG.OPENOFFICE.ERRORTYPE([.B55])=[.M55];OR([.P55]=[.B55];IF(AND(ISNUMBER([.P55]);ISNUMBER([.B55]));OR(AND([.P55]=0;ABS([.B55])&lt;1E-307);&quot;&quot;&amp;[.B55]=&quot;&quot;&amp;[.P55]))));[.O55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77777778</text:p>
          </table:table-cell>
          <table:table-cell table:style-name="ce8" table:formula="of:=TEXT([.C56];[.D56])" office:value-type="string" office:string-value="0.08">
            <text:p>0.08</text:p>
          </table:table-cell>
          <table:table-cell table:style-name="ce20" office:value-type="float" office:value="0.0777777777777777">
            <text:p>0.0777777777777777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8</text:p>
          </table:table-cell>
          <table:table-cell table:style-name="ce8" office:value-type="string">
            <office:annotation draw:style-name="gr1" draw:text-style-name="P1" svg:width="3.571cm" svg:height="2.046cm" svg:x="31.021cm" svg:y="25.912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56]);[.A56];[.M56])" office:value-type="string" office:string-value="0.08">
            <text:p>0.08</text:p>
          </table:table-cell>
          <table:table-cell table:formula="of:=IF(ISBLANK([.O56]);IF(ISERROR([.B56]);&quot;Err:&quot;&amp;ORG.OPENOFFICE.ERRORTYPE([.B56])=[.M56];OR([.P56]=[.B56];IF(AND(ISNUMBER([.P56]);ISNUMBER([.B56]));OR(AND([.P56]=0;ABS([.B56])&lt;1E-307);&quot;&quot;&amp;[.B56]=&quot;&quot;&amp;[.P56]))));[.O56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777777778</text:p>
          </table:table-cell>
          <table:table-cell table:style-name="ce8" table:formula="of:=TEXT([.C57];[.D57])" office:value-type="string" office:string-value="0.78">
            <text:p>0.78</text:p>
          </table:table-cell>
          <table:table-cell table:style-name="ce20" office:value-type="float" office:value="0.777777777777777">
            <text:p>0.777777777777777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78</text:p>
          </table:table-cell>
          <table:table-cell table:style-name="ce8" office:value-type="string">
            <office:annotation draw:style-name="gr1" draw:text-style-name="P1" svg:width="3.571cm" svg:height="2.046cm" svg:x="31.021cm" svg:y="26.383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57]);[.A57];[.M57])" office:value-type="string" office:string-value="0.78">
            <text:p>0.78</text:p>
          </table:table-cell>
          <table:table-cell table:formula="of:=IF(ISBLANK([.O57]);IF(ISERROR([.B57]);&quot;Err:&quot;&amp;ORG.OPENOFFICE.ERRORTYPE([.B57])=[.M57];OR([.P57]=[.B57];IF(AND(ISNUMBER([.P57]);ISNUMBER([.B57]));OR(AND([.P57]=0;ABS([.B57])&lt;1E-307);&quot;&quot;&amp;[.B57]=&quot;&quot;&amp;[.P57]))));[.O57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7.777777778</text:p>
          </table:table-cell>
          <table:table-cell table:style-name="ce8" table:formula="of:=TEXT([.C58];[.D58])" office:value-type="string" office:string-value="7.78">
            <text:p>7.78</text:p>
          </table:table-cell>
          <table:table-cell table:style-name="ce20" office:value-type="float" office:value="7.77777777777777">
            <text:p>7.77777777777777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7.78</text:p>
          </table:table-cell>
          <table:table-cell table:style-name="ce8" office:value-type="string">
            <office:annotation draw:style-name="gr1" draw:text-style-name="P1" svg:width="3.571cm" svg:height="2.046cm" svg:x="31.021cm" svg:y="26.854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58]);[.A58];[.M58])" office:value-type="string" office:string-value="7.78">
            <text:p>7.78</text:p>
          </table:table-cell>
          <table:table-cell table:formula="of:=IF(ISBLANK([.O58]);IF(ISERROR([.B58]);&quot;Err:&quot;&amp;ORG.OPENOFFICE.ERRORTYPE([.B58])=[.M58];OR([.P58]=[.B58];IF(AND(ISNUMBER([.P58]);ISNUMBER([.B58]));OR(AND([.P58]=0;ABS([.B58])&lt;1E-307);&quot;&quot;&amp;[.B58]=&quot;&quot;&amp;[.P58]))));[.O58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77.77777778</text:p>
          </table:table-cell>
          <table:table-cell table:style-name="ce8" table:formula="of:=TEXT([.C59];[.D59])" office:value-type="string" office:string-value="77.78">
            <text:p>77.78</text:p>
          </table:table-cell>
          <table:table-cell table:style-name="ce20" office:value-type="float" office:value="77.7777777777777">
            <text:p>77.7777777777777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77.78</text:p>
          </table:table-cell>
          <table:table-cell table:style-name="ce8" office:value-type="string">
            <office:annotation draw:style-name="gr1" draw:text-style-name="P1" svg:width="3.571cm" svg:height="2.046cm" svg:x="31.021cm" svg:y="27.325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8"/>
          <table:table-cell table:formula="of:=IF(ISBLANK([.M59]);[.A59];[.M59])" office:value-type="string" office:string-value="77.78">
            <text:p>77.78</text:p>
          </table:table-cell>
          <table:table-cell table:formula="of:=IF(ISBLANK([.O59]);IF(ISERROR([.B59]);&quot;Err:&quot;&amp;ORG.OPENOFFICE.ERRORTYPE([.B59])=[.M59];OR([.P59]=[.B59];IF(AND(ISNUMBER([.P59]);ISNUMBER([.B59]));OR(AND([.P59]=0;ABS([.B59])&lt;1E-307);&quot;&quot;&amp;[.B59]=&quot;&quot;&amp;[.P59]))));[.O59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777.7777778</text:p>
          </table:table-cell>
          <table:table-cell table:style-name="ce8" table:formula="of:=TEXT([.C60];[.D60])" office:value-type="string" office:string-value="777.78">
            <text:p>777.78</text:p>
          </table:table-cell>
          <table:table-cell table:style-name="ce20" office:value-type="float" office:value="777.777777777777">
            <text:p>777.777777777777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777.78</text:p>
          </table:table-cell>
          <table:table-cell table:style-name="ce8" office:value-type="string">
            <office:annotation draw:style-name="gr1" draw:text-style-name="P1" svg:width="3.571cm" svg:height="2.046cm" svg:x="31.021cm" svg:y="27.796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8"/>
          <table:table-cell table:formula="of:=IF(ISBLANK([.M60]);[.A60];[.M60])" office:value-type="string" office:string-value="777.78">
            <text:p>777.78</text:p>
          </table:table-cell>
          <table:table-cell table:formula="of:=IF(ISBLANK([.O60]);IF(ISERROR([.B60]);&quot;Err:&quot;&amp;ORG.OPENOFFICE.ERRORTYPE([.B60])=[.M60];OR([.P60]=[.B60];IF(AND(ISNUMBER([.P60]);ISNUMBER([.B60]));OR(AND([.P60]=0;ABS([.B60])&lt;1E-307);&quot;&quot;&amp;[.B60]=&quot;&quot;&amp;[.P60]))));[.O60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7777.777778</text:p>
          </table:table-cell>
          <table:table-cell table:style-name="ce8" table:formula="of:=TEXT([.C61];[.D61])" office:value-type="string" office:string-value="7777.78">
            <text:p>7777.78</text:p>
          </table:table-cell>
          <table:table-cell table:style-name="ce20" office:value-type="float" office:value="7777.77777777777">
            <text:p>7777.777777777770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7777.78</text:p>
          </table:table-cell>
          <table:table-cell table:style-name="ce8"/>
          <table:table-cell table:style-name="ce8"/>
          <table:table-cell table:formula="of:=IF(ISBLANK([.M61]);[.A61];[.M61])" office:value-type="string" office:string-value="7777.78">
            <text:p>7777.78</text:p>
          </table:table-cell>
          <table:table-cell table:formula="of:=IF(ISBLANK([.O61]);IF(ISERROR([.B61]);&quot;Err:&quot;&amp;ORG.OPENOFFICE.ERRORTYPE([.B61])=[.M61];OR([.P61]=[.B61];IF(AND(ISNUMBER([.P61]);ISNUMBER([.B61]));OR(AND([.P61]=0;ABS([.B61])&lt;1E-307);&quot;&quot;&amp;[.B61]=&quot;&quot;&amp;[.P61]))));[.O61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77777.77778</text:p>
          </table:table-cell>
          <table:table-cell table:style-name="ce8" table:formula="of:=TEXT([.C62];[.D62])" office:value-type="string" office:string-value="77777.78">
            <text:p>77777.78</text:p>
          </table:table-cell>
          <table:table-cell table:style-name="ce20" office:value-type="float" office:value="77777.7777777777">
            <text:p>77777.777777777700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77777.78</text:p>
          </table:table-cell>
          <table:table-cell table:style-name="ce8"/>
          <table:table-cell table:style-name="ce8"/>
          <table:table-cell table:formula="of:=IF(ISBLANK([.M62]);[.A62];[.M62])" office:value-type="string" office:string-value="77777.78">
            <text:p>77777.78</text:p>
          </table:table-cell>
          <table:table-cell table:formula="of:=IF(ISBLANK([.O62]);IF(ISERROR([.B62]);&quot;Err:&quot;&amp;ORG.OPENOFFICE.ERRORTYPE([.B62])=[.M62];OR([.P62]=[.B62];IF(AND(ISNUMBER([.P62]);ISNUMBER([.B62]));OR(AND([.P62]=0;ABS([.B62])&lt;1E-307);&quot;&quot;&amp;[.B62]=&quot;&quot;&amp;[.P62]))));[.O62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777777.7778</text:p>
          </table:table-cell>
          <table:table-cell table:style-name="ce8" table:formula="of:=TEXT([.C63];[.D63])" office:value-type="string" office:string-value="777777.78">
            <text:p>777777.78</text:p>
          </table:table-cell>
          <table:table-cell table:style-name="ce20" office:value-type="float" office:value="777777.777777777">
            <text:p>777777.777777777000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777777.78</text:p>
          </table:table-cell>
          <table:table-cell table:style-name="ce8"/>
          <table:table-cell table:style-name="ce8"/>
          <table:table-cell table:formula="of:=IF(ISBLANK([.M63]);[.A63];[.M63])" office:value-type="string" office:string-value="777777.78">
            <text:p>777777.78</text:p>
          </table:table-cell>
          <table:table-cell table:formula="of:=IF(ISBLANK([.O63]);IF(ISERROR([.B63]);&quot;Err:&quot;&amp;ORG.OPENOFFICE.ERRORTYPE([.B63])=[.M63];OR([.P63]=[.B63];IF(AND(ISNUMBER([.P63]);ISNUMBER([.B63]));OR(AND([.P63]=0;ABS([.B63])&lt;1E-307);&quot;&quot;&amp;[.B63]=&quot;&quot;&amp;[.P63]))));[.O63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7777777.778</text:p>
          </table:table-cell>
          <table:table-cell table:style-name="ce8" table:formula="of:=TEXT([.C64];[.D64])" office:value-type="string" office:string-value="7777777.78">
            <text:p>7777777.78</text:p>
          </table:table-cell>
          <table:table-cell table:style-name="ce20" office:value-type="float" office:value="7777777.77777777">
            <text:p>7777777.777777770000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7777777.78</text:p>
          </table:table-cell>
          <table:table-cell table:style-name="ce8"/>
          <table:table-cell table:style-name="ce8"/>
          <table:table-cell table:formula="of:=IF(ISBLANK([.M64]);[.A64];[.M64])" office:value-type="string" office:string-value="7777777.78">
            <text:p>7777777.78</text:p>
          </table:table-cell>
          <table:table-cell table:formula="of:=IF(ISBLANK([.O64]);IF(ISERROR([.B64]);&quot;Err:&quot;&amp;ORG.OPENOFFICE.ERRORTYPE([.B64])=[.M64];OR([.P64]=[.B64];IF(AND(ISNUMBER([.P64]);ISNUMBER([.B64]));OR(AND([.P64]=0;ABS([.B64])&lt;1E-307);&quot;&quot;&amp;[.B64]=&quot;&quot;&amp;[.P64]))));[.O64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77777777.78</text:p>
          </table:table-cell>
          <table:table-cell table:style-name="ce8" table:formula="of:=TEXT([.C65];[.D65])" office:value-type="string" office:string-value="77777777.78">
            <text:p>77777777.78</text:p>
          </table:table-cell>
          <table:table-cell table:style-name="ce20" office:value-type="float" office:value="77777777.7777777">
            <text:p>77777777.777777700000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65]);[.A65];[.M65])" office:value-type="string" office:string-value="77777777.78">
            <text:p>77777777.78</text:p>
          </table:table-cell>
          <table:table-cell table:formula="of:=IF(ISBLANK([.O65]);IF(ISERROR([.B65]);&quot;Err:&quot;&amp;ORG.OPENOFFICE.ERRORTYPE([.B65])=[.M65];OR([.P65]=[.B65];IF(AND(ISNUMBER([.P65]);ISNUMBER([.B65]));OR(AND([.P65]=0;ABS([.B65])&lt;1E-307);&quot;&quot;&amp;[.B65]=&quot;&quot;&amp;[.P65]))));[.O65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777777777.8</text:p>
          </table:table-cell>
          <table:table-cell table:style-name="ce8" table:formula="of:=TEXT([.C66];[.D66])" office:value-type="string" office:string-value="777777777.78">
            <text:p>777777777.78</text:p>
          </table:table-cell>
          <table:table-cell table:style-name="ce20" office:value-type="float" office:value="777777777.777777">
            <text:p>777777777.777777000000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777777777.78</text:p>
          </table:table-cell>
          <table:table-cell table:style-name="ce8"/>
          <table:table-cell table:style-name="ce8"/>
          <table:table-cell table:formula="of:=IF(ISBLANK([.M66]);[.A66];[.M66])" office:value-type="string" office:string-value="777777777.78">
            <text:p>777777777.78</text:p>
          </table:table-cell>
          <table:table-cell table:formula="of:=IF(ISBLANK([.O66]);IF(ISERROR([.B66]);&quot;Err:&quot;&amp;ORG.OPENOFFICE.ERRORTYPE([.B66])=[.M66];OR([.P66]=[.B66];IF(AND(ISNUMBER([.P66]);ISNUMBER([.B66]));OR(AND([.P66]=0;ABS([.B66])&lt;1E-307);&quot;&quot;&amp;[.B66]=&quot;&quot;&amp;[.P66]))));[.O66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7777777778</text:p>
          </table:table-cell>
          <table:table-cell table:style-name="ce8" table:formula="of:=TEXT([.C67];[.D67])" office:value-type="string" office:string-value="7777777777.78">
            <text:p>7777777777.78</text:p>
          </table:table-cell>
          <table:table-cell table:style-name="ce20" office:value-type="float" office:value="7777777777.77777">
            <text:p>7777777777.777770000000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7777777777.78</text:p>
          </table:table-cell>
          <table:table-cell table:style-name="ce8"/>
          <table:table-cell table:style-name="ce8"/>
          <table:table-cell table:formula="of:=IF(ISBLANK([.M67]);[.A67];[.M67])" office:value-type="string" office:string-value="7777777777.78">
            <text:p>7777777777.78</text:p>
          </table:table-cell>
          <table:table-cell table:formula="of:=IF(ISBLANK([.O67]);IF(ISERROR([.B67]);&quot;Err:&quot;&amp;ORG.OPENOFFICE.ERRORTYPE([.B67])=[.M67];OR([.P67]=[.B67];IF(AND(ISNUMBER([.P67]);ISNUMBER([.B67]));OR(AND([.P67]=0;ABS([.B67])&lt;1E-307);&quot;&quot;&amp;[.B67]=&quot;&quot;&amp;[.P67]))));[.O67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77777777778</text:p>
          </table:table-cell>
          <table:table-cell table:style-name="ce8" table:formula="of:=TEXT([.C68];[.D68])" office:value-type="string" office:string-value="77777777777.78">
            <text:p>77777777777.78</text:p>
          </table:table-cell>
          <table:table-cell table:style-name="ce20" office:value-type="float" office:value="77777777777.7777">
            <text:p>77777777777.777700000000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77777777777.78</text:p>
          </table:table-cell>
          <table:table-cell table:style-name="ce8"/>
          <table:table-cell table:style-name="ce8"/>
          <table:table-cell table:formula="of:=IF(ISBLANK([.M68]);[.A68];[.M68])" office:value-type="string" office:string-value="77777777777.78">
            <text:p>77777777777.78</text:p>
          </table:table-cell>
          <table:table-cell table:formula="of:=IF(ISBLANK([.O68]);IF(ISERROR([.B68]);&quot;Err:&quot;&amp;ORG.OPENOFFICE.ERRORTYPE([.B68])=[.M68];OR([.P68]=[.B68];IF(AND(ISNUMBER([.P68]);ISNUMBER([.B68]));OR(AND([.P68]=0;ABS([.B68])&lt;1E-307);&quot;&quot;&amp;[.B68]=&quot;&quot;&amp;[.P68]))));[.O68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7.77778E+11</text:p>
          </table:table-cell>
          <table:table-cell table:style-name="ce8" table:formula="of:=TEXT([.C69];[.D69])" office:value-type="string" office:string-value="777777777777.78">
            <text:p>777777777777.78</text:p>
          </table:table-cell>
          <table:table-cell table:style-name="ce20" office:value-type="float" office:value="777777777777.777">
            <text:p>777777777777.777000000000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777777777777.78</text:p>
          </table:table-cell>
          <table:table-cell table:style-name="ce8"/>
          <table:table-cell table:style-name="ce8"/>
          <table:table-cell table:formula="of:=IF(ISBLANK([.M69]);[.A69];[.M69])" office:value-type="string" office:string-value="777777777777.78">
            <text:p>777777777777.78</text:p>
          </table:table-cell>
          <table:table-cell table:formula="of:=IF(ISBLANK([.O69]);IF(ISERROR([.B69]);&quot;Err:&quot;&amp;ORG.OPENOFFICE.ERRORTYPE([.B69])=[.M69];OR([.P69]=[.B69];IF(AND(ISNUMBER([.P69]);ISNUMBER([.B69]));OR(AND([.P69]=0;ABS([.B69])&lt;1E-307);&quot;&quot;&amp;[.B69]=&quot;&quot;&amp;[.P69]))));[.O69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7.77778E+12</text:p>
          </table:table-cell>
          <table:table-cell table:style-name="ce8" table:formula="of:=TEXT([.C70];[.D70])" office:value-type="string" office:string-value="7777777777777.77">
            <text:p>7777777777777.77</text:p>
          </table:table-cell>
          <table:table-cell table:style-name="ce20" office:value-type="float" office:value="7777777777777.77">
            <text:p>7777777777777.770000000000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7777777777777.77</text:p>
          </table:table-cell>
          <table:table-cell table:style-name="ce8"/>
          <table:table-cell table:style-name="ce8"/>
          <table:table-cell table:formula="of:=IF(ISBLANK([.M70]);[.A70];[.M70])" office:value-type="string" office:string-value="7777777777777.77">
            <text:p>7777777777777.77</text:p>
          </table:table-cell>
          <table:table-cell table:formula="of:=IF(ISBLANK([.O70]);IF(ISERROR([.B70]);&quot;Err:&quot;&amp;ORG.OPENOFFICE.ERRORTYPE([.B70])=[.M70];OR([.P70]=[.B70];IF(AND(ISNUMBER([.P70]);ISNUMBER([.B70]));OR(AND([.P70]=0;ABS([.B70])&lt;1E-307);&quot;&quot;&amp;[.B70]=&quot;&quot;&amp;[.P70]))));[.O70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7.77778E+13</text:p>
          </table:table-cell>
          <table:table-cell table:style-name="ce8" table:formula="of:=TEXT([.C71];[.D71])" office:value-type="string" office:string-value="77777777777777.7">
            <text:p>77777777777777.7</text:p>
          </table:table-cell>
          <table:table-cell table:style-name="ce20" office:value-type="float" office:value="77777777777777.7">
            <text:p>77777777777777.700000000000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77777777777777.7</text:p>
          </table:table-cell>
          <table:table-cell table:style-name="ce8" office:value-type="string">
            <office:annotation draw:style-name="gr1" draw:text-style-name="P1" svg:width="3.571cm" svg:height="2.047cm" svg:x="31.021cm" svg:y="32.976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8"/>
          <table:table-cell table:formula="of:=IF(ISBLANK([.M71]);[.A71];[.M71])" office:value-type="string" office:string-value="77777777777777.7">
            <text:p>77777777777777.7</text:p>
          </table:table-cell>
          <table:table-cell table:formula="of:=IF(ISBLANK([.O71]);IF(ISERROR([.B71]);&quot;Err:&quot;&amp;ORG.OPENOFFICE.ERRORTYPE([.B71])=[.M71];OR([.P71]=[.B71];IF(AND(ISNUMBER([.P71]);ISNUMBER([.B71]));OR(AND([.P71]=0;ABS([.B71])&lt;1E-307);&quot;&quot;&amp;[.B71]=&quot;&quot;&amp;[.P71]))));[.O71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7.77778E+14</text:p>
          </table:table-cell>
          <table:table-cell table:style-name="ce8" table:formula="of:=TEXT([.C72];[.D72])" office:value-type="string" office:string-value="777777777777777">
            <text:p>777777777777777</text:p>
          </table:table-cell>
          <table:table-cell table:style-name="ce20" office:value-type="float" office:value="777777777777777">
            <text:p>777777777777777.000000000000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777777777777777</text:p>
          </table:table-cell>
          <table:table-cell table:style-name="ce8" office:value-type="string">
            <office:annotation draw:style-name="gr1" draw:text-style-name="P1" svg:width="3.571cm" svg:height="2.047cm" svg:x="31.021cm" svg:y="33.447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8"/>
          <table:table-cell table:formula="of:=IF(ISBLANK([.M72]);[.A72];[.M72])" office:value-type="string" office:string-value="777777777777777">
            <text:p>777777777777777</text:p>
          </table:table-cell>
          <table:table-cell table:formula="of:=IF(ISBLANK([.O72]);IF(ISERROR([.B72]);&quot;Err:&quot;&amp;ORG.OPENOFFICE.ERRORTYPE([.B72])=[.M72];OR([.P72]=[.B72];IF(AND(ISNUMBER([.P72]);ISNUMBER([.B72]));OR(AND([.P72]=0;ABS([.B72])&lt;1E-307);&quot;&quot;&amp;[.B72]=&quot;&quot;&amp;[.P72]))));[.O72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-777777777.8</text:p>
          </table:table-cell>
          <table:table-cell table:style-name="ce8" table:formula="of:=TEXT([.C73];[.D73])" office:value-type="string" office:string-value="-777777777.78">
            <text:p>-777777777.78</text:p>
          </table:table-cell>
          <table:table-cell table:style-name="ce20" office:value-type="float" office:value="-777777777.777777">
            <text:p>-777777777.777777000000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-777777777.78</text:p>
          </table:table-cell>
          <table:table-cell table:style-name="ce8"/>
          <table:table-cell table:style-name="ce8"/>
          <table:table-cell table:formula="of:=IF(ISBLANK([.M73]);[.A73];[.M73])" office:value-type="string" office:string-value="-777777777.78">
            <text:p>-777777777.78</text:p>
          </table:table-cell>
          <table:table-cell table:formula="of:=IF(ISBLANK([.O73]);IF(ISERROR([.B73]);&quot;Err:&quot;&amp;ORG.OPENOFFICE.ERRORTYPE([.B73])=[.M73];OR([.P73]=[.B73];IF(AND(ISNUMBER([.P73]);ISNUMBER([.B73]));OR(AND([.P73]=0;ABS([.B73])&lt;1E-307);&quot;&quot;&amp;[.B73]=&quot;&quot;&amp;[.P73]))));[.O73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-7777777778</text:p>
          </table:table-cell>
          <table:table-cell table:style-name="ce8" table:formula="of:=TEXT([.C74];[.D74])" office:value-type="string" office:string-value="-7777777777.78">
            <text:p>-7777777777.78</text:p>
          </table:table-cell>
          <table:table-cell table:style-name="ce20" office:value-type="float" office:value="-7777777777.77777">
            <text:p>-7777777777.777770000000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-7777777777.78</text:p>
          </table:table-cell>
          <table:table-cell table:style-name="ce8"/>
          <table:table-cell table:style-name="ce8"/>
          <table:table-cell table:formula="of:=IF(ISBLANK([.M74]);[.A74];[.M74])" office:value-type="string" office:string-value="-7777777777.78">
            <text:p>-7777777777.78</text:p>
          </table:table-cell>
          <table:table-cell table:formula="of:=IF(ISBLANK([.O74]);IF(ISERROR([.B74]);&quot;Err:&quot;&amp;ORG.OPENOFFICE.ERRORTYPE([.B74])=[.M74];OR([.P74]=[.B74];IF(AND(ISNUMBER([.P74]);ISNUMBER([.B74]));OR(AND([.P74]=0;ABS([.B74])&lt;1E-307);&quot;&quot;&amp;[.B74]=&quot;&quot;&amp;[.P74]))));[.O74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-77777777778</text:p>
          </table:table-cell>
          <table:table-cell table:style-name="ce8" table:formula="of:=TEXT([.C75];[.D75])" office:value-type="string" office:string-value="-77777777777.78">
            <text:p>-77777777777.78</text:p>
          </table:table-cell>
          <table:table-cell table:style-name="ce20" office:value-type="float" office:value="-77777777777.7777">
            <text:p>-77777777777.777700000000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-77777777777.78</text:p>
          </table:table-cell>
          <table:table-cell table:style-name="ce8"/>
          <table:table-cell table:style-name="ce8"/>
          <table:table-cell table:formula="of:=IF(ISBLANK([.M75]);[.A75];[.M75])" office:value-type="string" office:string-value="-77777777777.78">
            <text:p>-77777777777.78</text:p>
          </table:table-cell>
          <table:table-cell table:formula="of:=IF(ISBLANK([.O75]);IF(ISERROR([.B75]);&quot;Err:&quot;&amp;ORG.OPENOFFICE.ERRORTYPE([.B75])=[.M75];OR([.P75]=[.B75];IF(AND(ISNUMBER([.P75]);ISNUMBER([.B75]));OR(AND([.P75]=0;ABS([.B75])&lt;1E-307);&quot;&quot;&amp;[.B75]=&quot;&quot;&amp;[.P75]))));[.O75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-7.77778E+11</text:p>
          </table:table-cell>
          <table:table-cell table:style-name="ce8" table:formula="of:=TEXT([.C76];[.D76])" office:value-type="string" office:string-value="-777777777777.78">
            <text:p>-777777777777.78</text:p>
          </table:table-cell>
          <table:table-cell table:style-name="ce20" office:value-type="float" office:value="-777777777777.777">
            <text:p>-777777777777.777000000000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-777777777777.78</text:p>
          </table:table-cell>
          <table:table-cell table:style-name="ce8"/>
          <table:table-cell table:style-name="ce8"/>
          <table:table-cell table:formula="of:=IF(ISBLANK([.M76]);[.A76];[.M76])" office:value-type="string" office:string-value="-777777777777.78">
            <text:p>-777777777777.78</text:p>
          </table:table-cell>
          <table:table-cell table:formula="of:=IF(ISBLANK([.O76]);IF(ISERROR([.B76]);&quot;Err:&quot;&amp;ORG.OPENOFFICE.ERRORTYPE([.B76])=[.M76];OR([.P76]=[.B76];IF(AND(ISNUMBER([.P76]);ISNUMBER([.B76]));OR(AND([.P76]=0;ABS([.B76])&lt;1E-307);&quot;&quot;&amp;[.B76]=&quot;&quot;&amp;[.P76]))));[.O76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00000001</text:p>
          </table:table-cell>
          <table:table-cell table:style-name="ce8" table:formula="of:=TEXT([.C77];[.D77])" office:value-type="string" office:string-value="0.00">
            <text:p>0.00</text:p>
          </table:table-cell>
          <table:table-cell table:style-name="ce21" office:value-type="float" office:value="0.000000001">
            <text:p>0.000000001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0</text:p>
          </table:table-cell>
          <table:table-cell table:style-name="ce8" office:value-type="string">
            <office:annotation draw:style-name="gr1" draw:text-style-name="P1" svg:width="3.571cm" svg:height="2.046cm" svg:x="31.021cm" svg:y="35.802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77]);[.A77];[.M77])" office:value-type="string" office:string-value="0.00">
            <text:p>0.00</text:p>
          </table:table-cell>
          <table:table-cell table:formula="of:=IF(ISBLANK([.O77]);IF(ISERROR([.B77]);&quot;Err:&quot;&amp;ORG.OPENOFFICE.ERRORTYPE([.B77])=[.M77];OR([.P77]=[.B77];IF(AND(ISNUMBER([.P77]);ISNUMBER([.B77]));OR(AND([.P77]=0;ABS([.B77])&lt;1E-307);&quot;&quot;&amp;[.B77]=&quot;&quot;&amp;[.P77]))));[.O77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00000011</text:p>
          </table:table-cell>
          <table:table-cell table:style-name="ce8" table:formula="of:=TEXT([.C78];[.D78])" office:value-type="string" office:string-value="0.00">
            <text:p>0.00</text:p>
          </table:table-cell>
          <table:table-cell table:style-name="ce21" office:value-type="float" office:value="0.000000011">
            <text:p>0.000000011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0</text:p>
          </table:table-cell>
          <table:table-cell table:style-name="ce8" office:value-type="string">
            <office:annotation draw:style-name="gr1" draw:text-style-name="P1" svg:width="3.571cm" svg:height="2.046cm" svg:x="31.021cm" svg:y="36.273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78]);[.A78];[.M78])" office:value-type="string" office:string-value="0.00">
            <text:p>0.00</text:p>
          </table:table-cell>
          <table:table-cell table:formula="of:=IF(ISBLANK([.O78]);IF(ISERROR([.B78]);&quot;Err:&quot;&amp;ORG.OPENOFFICE.ERRORTYPE([.B78])=[.M78];OR([.P78]=[.B78];IF(AND(ISNUMBER([.P78]);ISNUMBER([.B78]));OR(AND([.P78]=0;ABS([.B78])&lt;1E-307);&quot;&quot;&amp;[.B78]=&quot;&quot;&amp;[.P78]))));[.O78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00000111</text:p>
          </table:table-cell>
          <table:table-cell table:style-name="ce8" table:formula="of:=TEXT([.C79];[.D79])" office:value-type="string" office:string-value="0.00">
            <text:p>0.00</text:p>
          </table:table-cell>
          <table:table-cell table:style-name="ce21" office:value-type="float" office:value="0.000000111">
            <text:p>0.000000111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0</text:p>
          </table:table-cell>
          <table:table-cell table:style-name="ce8" office:value-type="string">
            <office:annotation draw:style-name="gr1" draw:text-style-name="P1" svg:width="3.571cm" svg:height="2.046cm" svg:x="31.021cm" svg:y="36.744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79]);[.A79];[.M79])" office:value-type="string" office:string-value="0.00">
            <text:p>0.00</text:p>
          </table:table-cell>
          <table:table-cell table:formula="of:=IF(ISBLANK([.O79]);IF(ISERROR([.B79]);&quot;Err:&quot;&amp;ORG.OPENOFFICE.ERRORTYPE([.B79])=[.M79];OR([.P79]=[.B79];IF(AND(ISNUMBER([.P79]);ISNUMBER([.B79]));OR(AND([.P79]=0;ABS([.B79])&lt;1E-307);&quot;&quot;&amp;[.B79]=&quot;&quot;&amp;[.P79]))));[.O79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00001111</text:p>
          </table:table-cell>
          <table:table-cell table:style-name="ce8" table:formula="of:=TEXT([.C80];[.D80])" office:value-type="string" office:string-value="0.00">
            <text:p>0.00</text:p>
          </table:table-cell>
          <table:table-cell table:style-name="ce21" office:value-type="float" office:value="0.000001111">
            <text:p>0.000001111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0</text:p>
          </table:table-cell>
          <table:table-cell table:style-name="ce8" office:value-type="string">
            <office:annotation draw:style-name="gr1" draw:text-style-name="P1" svg:width="3.571cm" svg:height="2.046cm" svg:x="31.021cm" svg:y="37.215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80]);[.A80];[.M80])" office:value-type="string" office:string-value="0.00">
            <text:p>0.00</text:p>
          </table:table-cell>
          <table:table-cell table:formula="of:=IF(ISBLANK([.O80]);IF(ISERROR([.B80]);&quot;Err:&quot;&amp;ORG.OPENOFFICE.ERRORTYPE([.B80])=[.M80];OR([.P80]=[.B80];IF(AND(ISNUMBER([.P80]);ISNUMBER([.B80]));OR(AND([.P80]=0;ABS([.B80])&lt;1E-307);&quot;&quot;&amp;[.B80]=&quot;&quot;&amp;[.P80]))));[.O80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00011111</text:p>
          </table:table-cell>
          <table:table-cell table:style-name="ce8" table:formula="of:=TEXT([.C81];[.D81])" office:value-type="string" office:string-value="0.00">
            <text:p>0.00</text:p>
          </table:table-cell>
          <table:table-cell table:style-name="ce21" office:value-type="float" office:value="0.000011111">
            <text:p>0.000011111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0</text:p>
          </table:table-cell>
          <table:table-cell table:style-name="ce8" office:value-type="string">
            <office:annotation draw:style-name="gr1" draw:text-style-name="P1" svg:width="3.571cm" svg:height="2.046cm" svg:x="31.021cm" svg:y="37.686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81]);[.A81];[.M81])" office:value-type="string" office:string-value="0.00">
            <text:p>0.00</text:p>
          </table:table-cell>
          <table:table-cell table:formula="of:=IF(ISBLANK([.O81]);IF(ISERROR([.B81]);&quot;Err:&quot;&amp;ORG.OPENOFFICE.ERRORTYPE([.B81])=[.M81];OR([.P81]=[.B81];IF(AND(ISNUMBER([.P81]);ISNUMBER([.B81]));OR(AND([.P81]=0;ABS([.B81])&lt;1E-307);&quot;&quot;&amp;[.B81]=&quot;&quot;&amp;[.P81]))));[.O81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00111111</text:p>
          </table:table-cell>
          <table:table-cell table:style-name="ce8" table:formula="of:=TEXT([.C82];[.D82])" office:value-type="string" office:string-value="0.00">
            <text:p>0.00</text:p>
          </table:table-cell>
          <table:table-cell table:style-name="ce21" office:value-type="float" office:value="0.000111111">
            <text:p>0.000111111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0</text:p>
          </table:table-cell>
          <table:table-cell table:style-name="ce8" office:value-type="string">
            <office:annotation draw:style-name="gr1" draw:text-style-name="P1" svg:width="3.571cm" svg:height="2.046cm" svg:x="31.021cm" svg:y="38.157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82]);[.A82];[.M82])" office:value-type="string" office:string-value="0.00">
            <text:p>0.00</text:p>
          </table:table-cell>
          <table:table-cell table:formula="of:=IF(ISBLANK([.O82]);IF(ISERROR([.B82]);&quot;Err:&quot;&amp;ORG.OPENOFFICE.ERRORTYPE([.B82])=[.M82];OR([.P82]=[.B82];IF(AND(ISNUMBER([.P82]);ISNUMBER([.B82]));OR(AND([.P82]=0;ABS([.B82])&lt;1E-307);&quot;&quot;&amp;[.B82]=&quot;&quot;&amp;[.P82]))));[.O82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01111111</text:p>
          </table:table-cell>
          <table:table-cell table:style-name="ce8" table:formula="of:=TEXT([.C83];[.D83])" office:value-type="string" office:string-value="0.00">
            <text:p>0.00</text:p>
          </table:table-cell>
          <table:table-cell table:style-name="ce21" office:value-type="float" office:value="0.001111111">
            <text:p>0.001111111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0</text:p>
          </table:table-cell>
          <table:table-cell table:style-name="ce8" office:value-type="string">
            <office:annotation draw:style-name="gr1" draw:text-style-name="P1" svg:width="3.571cm" svg:height="2.046cm" svg:x="31.021cm" svg:y="38.628cm" draw:caption-point-x="8.78cm" draw:caption-point-y="0.26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83]);[.A83];[.M83])" office:value-type="string" office:string-value="0.00">
            <text:p>0.00</text:p>
          </table:table-cell>
          <table:table-cell table:formula="of:=IF(ISBLANK([.O83]);IF(ISERROR([.B83]);&quot;Err:&quot;&amp;ORG.OPENOFFICE.ERRORTYPE([.B83])=[.M83];OR([.P83]=[.B83];IF(AND(ISNUMBER([.P83]);ISNUMBER([.B83]));OR(AND([.P83]=0;ABS([.B83])&lt;1E-307);&quot;&quot;&amp;[.B83]=&quot;&quot;&amp;[.P83]))));[.O83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11111111</text:p>
          </table:table-cell>
          <table:table-cell table:style-name="ce8" table:formula="of:=TEXT([.C84];[.D84])" office:value-type="string" office:string-value="0.01">
            <text:p>0.01</text:p>
          </table:table-cell>
          <table:table-cell table:style-name="ce21" office:value-type="float" office:value="0.011111111">
            <text:p>0.011111111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1</text:p>
          </table:table-cell>
          <table:table-cell table:style-name="ce8" office:value-type="string">
            <office:annotation draw:style-name="gr1" draw:text-style-name="P1" svg:width="3.571cm" svg:height="2.046cm" svg:x="31.021cm" svg:y="39.099cm" draw:caption-point-x="8.78cm" draw:caption-point-y="0.26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84]);[.A84];[.M84])" office:value-type="string" office:string-value="0.01">
            <text:p>0.01</text:p>
          </table:table-cell>
          <table:table-cell table:formula="of:=IF(ISBLANK([.O84]);IF(ISERROR([.B84]);&quot;Err:&quot;&amp;ORG.OPENOFFICE.ERRORTYPE([.B84])=[.M84];OR([.P84]=[.B84];IF(AND(ISNUMBER([.P84]);ISNUMBER([.B84]));OR(AND([.P84]=0;ABS([.B84])&lt;1E-307);&quot;&quot;&amp;[.B84]=&quot;&quot;&amp;[.P84]))));[.O84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111111111</text:p>
          </table:table-cell>
          <table:table-cell table:style-name="ce8" table:formula="of:=TEXT([.C85];[.D85])" office:value-type="string" office:string-value="0.11">
            <text:p>0.11</text:p>
          </table:table-cell>
          <table:table-cell table:style-name="ce21" office:value-type="float" office:value="0.111111111">
            <text:p>0.111111111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11</text:p>
          </table:table-cell>
          <table:table-cell table:style-name="ce8" office:value-type="string">
            <office:annotation draw:style-name="gr1" draw:text-style-name="P1" svg:width="3.571cm" svg:height="2.046cm" svg:x="31.021cm" svg:y="39.57cm" draw:caption-point-x="8.78cm" draw:caption-point-y="0.26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85]);[.A85];[.M85])" office:value-type="string" office:string-value="0.11">
            <text:p>0.11</text:p>
          </table:table-cell>
          <table:table-cell table:formula="of:=IF(ISBLANK([.O85]);IF(ISERROR([.B85]);&quot;Err:&quot;&amp;ORG.OPENOFFICE.ERRORTYPE([.B85])=[.M85];OR([.P85]=[.B85];IF(AND(ISNUMBER([.P85]);ISNUMBER([.B85]));OR(AND([.P85]=0;ABS([.B85])&lt;1E-307);&quot;&quot;&amp;[.B85]=&quot;&quot;&amp;[.P85]))));[.O85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E-11</text:p>
          </table:table-cell>
          <table:table-cell table:style-name="ce8" table:formula="of:=TEXT([.C86];[.D86])" office:value-type="string" office:string-value="0.00">
            <text:p>0.00</text:p>
          </table:table-cell>
          <table:table-cell table:style-name="ce21" office:value-type="float" office:value="0.00000000001">
            <text:p>0.00000000001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0</text:p>
          </table:table-cell>
          <table:table-cell table:style-name="ce8" office:value-type="string">
            <office:annotation draw:style-name="gr1" draw:text-style-name="P1" svg:width="3.571cm" svg:height="2.046cm" svg:x="31.021cm" svg:y="40.041cm" draw:caption-point-x="8.78cm" draw:caption-point-y="0.26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86]);[.A86];[.M86])" office:value-type="string" office:string-value="0.00">
            <text:p>0.00</text:p>
          </table:table-cell>
          <table:table-cell table:formula="of:=IF(ISBLANK([.O86]);IF(ISERROR([.B86]);&quot;Err:&quot;&amp;ORG.OPENOFFICE.ERRORTYPE([.B86])=[.M86];OR([.P86]=[.B86];IF(AND(ISNUMBER([.P86]);ISNUMBER([.B86]));OR(AND([.P86]=0;ABS([.B86])&lt;1E-307);&quot;&quot;&amp;[.B86]=&quot;&quot;&amp;[.P86]))));[.O86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.1E-10</text:p>
          </table:table-cell>
          <table:table-cell table:style-name="ce8" table:formula="of:=TEXT([.C87];[.D87])" office:value-type="string" office:string-value="0.00">
            <text:p>0.00</text:p>
          </table:table-cell>
          <table:table-cell table:style-name="ce21" office:value-type="float" office:value="0.00000000011">
            <text:p>0.00000000011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0</text:p>
          </table:table-cell>
          <table:table-cell table:style-name="ce8" office:value-type="string">
            <office:annotation draw:style-name="gr1" draw:text-style-name="P1" svg:width="3.571cm" svg:height="2.046cm" svg:x="31.021cm" svg:y="40.512cm" draw:caption-point-x="8.78cm" draw:caption-point-y="0.26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87]);[.A87];[.M87])" office:value-type="string" office:string-value="0.00">
            <text:p>0.00</text:p>
          </table:table-cell>
          <table:table-cell table:formula="of:=IF(ISBLANK([.O87]);IF(ISERROR([.B87]);&quot;Err:&quot;&amp;ORG.OPENOFFICE.ERRORTYPE([.B87])=[.M87];OR([.P87]=[.B87];IF(AND(ISNUMBER([.P87]);ISNUMBER([.B87]));OR(AND([.P87]=0;ABS([.B87])&lt;1E-307);&quot;&quot;&amp;[.B87]=&quot;&quot;&amp;[.P87]))));[.O87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.01E-09</text:p>
          </table:table-cell>
          <table:table-cell table:style-name="ce8" table:formula="of:=TEXT([.C88];[.D88])" office:value-type="string" office:string-value="0.00">
            <text:p>0.00</text:p>
          </table:table-cell>
          <table:table-cell table:style-name="ce21" office:value-type="float" office:value="0.00000000101">
            <text:p>0.00000000101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0</text:p>
          </table:table-cell>
          <table:table-cell table:style-name="ce8" office:value-type="string">
            <office:annotation draw:style-name="gr1" draw:text-style-name="P1" svg:width="3.571cm" svg:height="2.046cm" svg:x="31.021cm" svg:y="40.983cm" draw:caption-point-x="8.78cm" draw:caption-point-y="0.26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88]);[.A88];[.M88])" office:value-type="string" office:string-value="0.00">
            <text:p>0.00</text:p>
          </table:table-cell>
          <table:table-cell table:formula="of:=IF(ISBLANK([.O88]);IF(ISERROR([.B88]);&quot;Err:&quot;&amp;ORG.OPENOFFICE.ERRORTYPE([.B88])=[.M88];OR([.P88]=[.B88];IF(AND(ISNUMBER([.P88]);ISNUMBER([.B88]));OR(AND([.P88]=0;ABS([.B88])&lt;1E-307);&quot;&quot;&amp;[.B88]=&quot;&quot;&amp;[.P88]))));[.O88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.101E-08</text:p>
          </table:table-cell>
          <table:table-cell table:style-name="ce8" table:formula="of:=TEXT([.C89];[.D89])" office:value-type="string" office:string-value="0.00">
            <text:p>0.00</text:p>
          </table:table-cell>
          <table:table-cell table:style-name="ce21" office:value-type="float" office:value="0.00000001101">
            <text:p>0.00000001101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0</text:p>
          </table:table-cell>
          <table:table-cell table:style-name="ce8" office:value-type="string">
            <office:annotation draw:style-name="gr1" draw:text-style-name="P1" svg:width="3.571cm" svg:height="2.046cm" svg:x="31.021cm" svg:y="41.454cm" draw:caption-point-x="8.78cm" draw:caption-point-y="0.26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89]);[.A89];[.M89])" office:value-type="string" office:string-value="0.00">
            <text:p>0.00</text:p>
          </table:table-cell>
          <table:table-cell table:formula="of:=IF(ISBLANK([.O89]);IF(ISERROR([.B89]);&quot;Err:&quot;&amp;ORG.OPENOFFICE.ERRORTYPE([.B89])=[.M89];OR([.P89]=[.B89];IF(AND(ISNUMBER([.P89]);ISNUMBER([.B89]));OR(AND([.P89]=0;ABS([.B89])&lt;1E-307);&quot;&quot;&amp;[.B89]=&quot;&quot;&amp;[.P89]))));[.O89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.1101E-07</text:p>
          </table:table-cell>
          <table:table-cell table:style-name="ce8" table:formula="of:=TEXT([.C90];[.D90])" office:value-type="string" office:string-value="0.00">
            <text:p>0.00</text:p>
          </table:table-cell>
          <table:table-cell table:style-name="ce21" office:value-type="float" office:value="0.00000011101">
            <text:p>0.00000011101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0</text:p>
          </table:table-cell>
          <table:table-cell table:style-name="ce8" office:value-type="string">
            <office:annotation draw:style-name="gr1" draw:text-style-name="P1" svg:width="3.571cm" svg:height="2.046cm" svg:x="31.021cm" svg:y="41.925cm" draw:caption-point-x="8.78cm" draw:caption-point-y="0.26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90]);[.A90];[.M90])" office:value-type="string" office:string-value="0.00">
            <text:p>0.00</text:p>
          </table:table-cell>
          <table:table-cell table:formula="of:=IF(ISBLANK([.O90]);IF(ISERROR([.B90]);&quot;Err:&quot;&amp;ORG.OPENOFFICE.ERRORTYPE([.B90])=[.M90];OR([.P90]=[.B90];IF(AND(ISNUMBER([.P90]);ISNUMBER([.B90]));OR(AND([.P90]=0;ABS([.B90])&lt;1E-307);&quot;&quot;&amp;[.B90]=&quot;&quot;&amp;[.P90]))));[.O90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.11101E-06</text:p>
          </table:table-cell>
          <table:table-cell table:style-name="ce8" table:formula="of:=TEXT([.C91];[.D91])" office:value-type="string" office:string-value="0.00">
            <text:p>0.00</text:p>
          </table:table-cell>
          <table:table-cell table:style-name="ce21" office:value-type="float" office:value="0.00000111101">
            <text:p>0.00000111101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0</text:p>
          </table:table-cell>
          <table:table-cell table:style-name="ce8" office:value-type="string">
            <office:annotation draw:style-name="gr1" draw:text-style-name="P1" svg:width="3.571cm" svg:height="2.047cm" svg:x="31.021cm" svg:y="42.395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91]);[.A91];[.M91])" office:value-type="string" office:string-value="0.00">
            <text:p>0.00</text:p>
          </table:table-cell>
          <table:table-cell table:formula="of:=IF(ISBLANK([.O91]);IF(ISERROR([.B91]);&quot;Err:&quot;&amp;ORG.OPENOFFICE.ERRORTYPE([.B91])=[.M91];OR([.P91]=[.B91];IF(AND(ISNUMBER([.P91]);ISNUMBER([.B91]));OR(AND([.P91]=0;ABS([.B91])&lt;1E-307);&quot;&quot;&amp;[.B91]=&quot;&quot;&amp;[.P91]))));[.O91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.1111E-05</text:p>
          </table:table-cell>
          <table:table-cell table:style-name="ce8" table:formula="of:=TEXT([.C92];[.D92])" office:value-type="string" office:string-value="0.00">
            <text:p>0.00</text:p>
          </table:table-cell>
          <table:table-cell table:style-name="ce21" office:value-type="float" office:value="0.00001111101">
            <text:p>0.00001111101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0</text:p>
          </table:table-cell>
          <table:table-cell table:style-name="ce8" office:value-type="string">
            <office:annotation draw:style-name="gr1" draw:text-style-name="P1" svg:width="3.571cm" svg:height="2.047cm" svg:x="31.021cm" svg:y="42.866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92]);[.A92];[.M92])" office:value-type="string" office:string-value="0.00">
            <text:p>0.00</text:p>
          </table:table-cell>
          <table:table-cell table:formula="of:=IF(ISBLANK([.O92]);IF(ISERROR([.B92]);&quot;Err:&quot;&amp;ORG.OPENOFFICE.ERRORTYPE([.B92])=[.M92];OR([.P92]=[.B92];IF(AND(ISNUMBER([.P92]);ISNUMBER([.B92]));OR(AND([.P92]=0;ABS([.B92])&lt;1E-307);&quot;&quot;&amp;[.B92]=&quot;&quot;&amp;[.P92]))));[.O92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00111111</text:p>
          </table:table-cell>
          <table:table-cell table:style-name="ce8" table:formula="of:=TEXT([.C93];[.D93])" office:value-type="string" office:string-value="0.00">
            <text:p>0.00</text:p>
          </table:table-cell>
          <table:table-cell table:style-name="ce21" office:value-type="float" office:value="0.00011111101">
            <text:p>0.00011111101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0</text:p>
          </table:table-cell>
          <table:table-cell table:style-name="ce8" office:value-type="string">
            <office:annotation draw:style-name="gr1" draw:text-style-name="P1" svg:width="3.571cm" svg:height="2.047cm" svg:x="31.021cm" svg:y="43.337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93]);[.A93];[.M93])" office:value-type="string" office:string-value="0.00">
            <text:p>0.00</text:p>
          </table:table-cell>
          <table:table-cell table:formula="of:=IF(ISBLANK([.O93]);IF(ISERROR([.B93]);&quot;Err:&quot;&amp;ORG.OPENOFFICE.ERRORTYPE([.B93])=[.M93];OR([.P93]=[.B93];IF(AND(ISNUMBER([.P93]);ISNUMBER([.B93]));OR(AND([.P93]=0;ABS([.B93])&lt;1E-307);&quot;&quot;&amp;[.B93]=&quot;&quot;&amp;[.P93]))));[.O93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01111111</text:p>
          </table:table-cell>
          <table:table-cell table:style-name="ce8" table:formula="of:=TEXT([.C94];[.D94])" office:value-type="string" office:string-value="0.00">
            <text:p>0.00</text:p>
          </table:table-cell>
          <table:table-cell table:style-name="ce21" office:value-type="float" office:value="0.00111111101">
            <text:p>0.00111111101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0</text:p>
          </table:table-cell>
          <table:table-cell table:style-name="ce8" office:value-type="string">
            <office:annotation draw:style-name="gr1" draw:text-style-name="P1" svg:width="3.571cm" svg:height="2.047cm" svg:x="31.021cm" svg:y="43.808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94]);[.A94];[.M94])" office:value-type="string" office:string-value="0.00">
            <text:p>0.00</text:p>
          </table:table-cell>
          <table:table-cell table:formula="of:=IF(ISBLANK([.O94]);IF(ISERROR([.B94]);&quot;Err:&quot;&amp;ORG.OPENOFFICE.ERRORTYPE([.B94])=[.M94];OR([.P94]=[.B94];IF(AND(ISNUMBER([.P94]);ISNUMBER([.B94]));OR(AND([.P94]=0;ABS([.B94])&lt;1E-307);&quot;&quot;&amp;[.B94]=&quot;&quot;&amp;[.P94]))));[.O94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11111111</text:p>
          </table:table-cell>
          <table:table-cell table:style-name="ce8" table:formula="of:=TEXT([.C95];[.D95])" office:value-type="string" office:string-value="0.01">
            <text:p>0.01</text:p>
          </table:table-cell>
          <table:table-cell table:style-name="ce21" office:value-type="float" office:value="0.01111111101">
            <text:p>0.01111111101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1</text:p>
          </table:table-cell>
          <table:table-cell table:style-name="ce8" office:value-type="string">
            <office:annotation draw:style-name="gr1" draw:text-style-name="P1" svg:width="3.571cm" svg:height="2.047cm" svg:x="31.021cm" svg:y="44.279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95]);[.A95];[.M95])" office:value-type="string" office:string-value="0.01">
            <text:p>0.01</text:p>
          </table:table-cell>
          <table:table-cell table:formula="of:=IF(ISBLANK([.O95]);IF(ISERROR([.B95]);&quot;Err:&quot;&amp;ORG.OPENOFFICE.ERRORTYPE([.B95])=[.M95];OR([.P95]=[.B95];IF(AND(ISNUMBER([.P95]);ISNUMBER([.B95]));OR(AND([.P95]=0;ABS([.B95])&lt;1E-307);&quot;&quot;&amp;[.B95]=&quot;&quot;&amp;[.P95]))));[.O95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111111111</text:p>
          </table:table-cell>
          <table:table-cell table:style-name="ce8" table:formula="of:=TEXT([.C96];[.D96])" office:value-type="string" office:string-value="0.11">
            <text:p>0.11</text:p>
          </table:table-cell>
          <table:table-cell table:style-name="ce21" office:value-type="float" office:value="0.11111111101">
            <text:p>0.11111111101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11</text:p>
          </table:table-cell>
          <table:table-cell table:style-name="ce8" office:value-type="string">
            <office:annotation draw:style-name="gr1" draw:text-style-name="P1" svg:width="3.571cm" svg:height="2.046cm" svg:x="31.021cm" svg:y="44.75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96]);[.A96];[.M96])" office:value-type="string" office:string-value="0.11">
            <text:p>0.11</text:p>
          </table:table-cell>
          <table:table-cell table:formula="of:=IF(ISBLANK([.O96]);IF(ISERROR([.B96]);&quot;Err:&quot;&amp;ORG.OPENOFFICE.ERRORTYPE([.B96])=[.M96];OR([.P96]=[.B96];IF(AND(ISNUMBER([.P96]);ISNUMBER([.B96]));OR(AND([.P96]=0;ABS([.B96])&lt;1E-307);&quot;&quot;&amp;[.B96]=&quot;&quot;&amp;[.P96]))));[.O96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9.9E-10</text:p>
          </table:table-cell>
          <table:table-cell table:style-name="ce8" table:formula="of:=TEXT([.C97];[.D97])" office:value-type="string" office:string-value="0.00">
            <text:p>0.00</text:p>
          </table:table-cell>
          <table:table-cell table:style-name="ce21" office:value-type="float" office:value="0.00000000099">
            <text:p>0.00000000099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0</text:p>
          </table:table-cell>
          <table:table-cell table:style-name="ce8" office:value-type="string">
            <office:annotation draw:style-name="gr1" draw:text-style-name="P1" svg:width="3.571cm" svg:height="2.046cm" svg:x="31.021cm" svg:y="45.221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97]);[.A97];[.M97])" office:value-type="string" office:string-value="0.00">
            <text:p>0.00</text:p>
          </table:table-cell>
          <table:table-cell table:formula="of:=IF(ISBLANK([.O97]);IF(ISERROR([.B97]);&quot;Err:&quot;&amp;ORG.OPENOFFICE.ERRORTYPE([.B97])=[.M97];OR([.P97]=[.B97];IF(AND(ISNUMBER([.P97]);ISNUMBER([.B97]));OR(AND([.P97]=0;ABS([.B97])&lt;1E-307);&quot;&quot;&amp;[.B97]=&quot;&quot;&amp;[.P97]))));[.O97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.99E-09</text:p>
          </table:table-cell>
          <table:table-cell table:style-name="ce8" table:formula="of:=TEXT([.C98];[.D98])" office:value-type="string" office:string-value="0.00">
            <text:p>0.00</text:p>
          </table:table-cell>
          <table:table-cell table:style-name="ce21" office:value-type="float" office:value="0.00000000199">
            <text:p>0.00000000199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0</text:p>
          </table:table-cell>
          <table:table-cell table:style-name="ce8" office:value-type="string">
            <office:annotation draw:style-name="gr1" draw:text-style-name="P1" svg:width="3.571cm" svg:height="2.046cm" svg:x="31.021cm" svg:y="45.692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98]);[.A98];[.M98])" office:value-type="string" office:string-value="0.00">
            <text:p>0.00</text:p>
          </table:table-cell>
          <table:table-cell table:formula="of:=IF(ISBLANK([.O98]);IF(ISERROR([.B98]);&quot;Err:&quot;&amp;ORG.OPENOFFICE.ERRORTYPE([.B98])=[.M98];OR([.P98]=[.B98];IF(AND(ISNUMBER([.P98]);ISNUMBER([.B98]));OR(AND([.P98]=0;ABS([.B98])&lt;1E-307);&quot;&quot;&amp;[.B98]=&quot;&quot;&amp;[.P98]))));[.O98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.199E-08</text:p>
          </table:table-cell>
          <table:table-cell table:style-name="ce8" table:formula="of:=TEXT([.C99];[.D99])" office:value-type="string" office:string-value="0.00">
            <text:p>0.00</text:p>
          </table:table-cell>
          <table:table-cell table:style-name="ce21" office:value-type="float" office:value="0.00000001199">
            <text:p>0.00000001199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0</text:p>
          </table:table-cell>
          <table:table-cell table:style-name="ce8" office:value-type="string">
            <office:annotation draw:style-name="gr1" draw:text-style-name="P1" svg:width="3.571cm" svg:height="2.046cm" svg:x="31.021cm" svg:y="46.163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99]);[.A99];[.M99])" office:value-type="string" office:string-value="0.00">
            <text:p>0.00</text:p>
          </table:table-cell>
          <table:table-cell table:formula="of:=IF(ISBLANK([.O99]);IF(ISERROR([.B99]);&quot;Err:&quot;&amp;ORG.OPENOFFICE.ERRORTYPE([.B99])=[.M99];OR([.P99]=[.B99];IF(AND(ISNUMBER([.P99]);ISNUMBER([.B99]));OR(AND([.P99]=0;ABS([.B99])&lt;1E-307);&quot;&quot;&amp;[.B99]=&quot;&quot;&amp;[.P99]))));[.O99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.1199E-07</text:p>
          </table:table-cell>
          <table:table-cell table:style-name="ce8" table:formula="of:=TEXT([.C100];[.D100])" office:value-type="string" office:string-value="0.00">
            <text:p>0.00</text:p>
          </table:table-cell>
          <table:table-cell table:style-name="ce21" office:value-type="float" office:value="0.00000011199">
            <text:p>0.00000011199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0</text:p>
          </table:table-cell>
          <table:table-cell table:style-name="ce8" office:value-type="string">
            <office:annotation draw:style-name="gr1" draw:text-style-name="P1" svg:width="3.571cm" svg:height="2.046cm" svg:x="31.021cm" svg:y="46.634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100]);[.A100];[.M100])" office:value-type="string" office:string-value="0.00">
            <text:p>0.00</text:p>
          </table:table-cell>
          <table:table-cell table:formula="of:=IF(ISBLANK([.O100]);IF(ISERROR([.B100]);&quot;Err:&quot;&amp;ORG.OPENOFFICE.ERRORTYPE([.B100])=[.M100];OR([.P100]=[.B100];IF(AND(ISNUMBER([.P100]);ISNUMBER([.B100]));OR(AND([.P100]=0;ABS([.B100])&lt;1E-307);&quot;&quot;&amp;[.B100]=&quot;&quot;&amp;[.P100]))));[.O100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.11199E-06</text:p>
          </table:table-cell>
          <table:table-cell table:style-name="ce8" table:formula="of:=TEXT([.C101];[.D101])" office:value-type="string" office:string-value="0.00">
            <text:p>0.00</text:p>
          </table:table-cell>
          <table:table-cell table:style-name="ce21" office:value-type="float" office:value="0.00000111199">
            <text:p>0.00000111199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0</text:p>
          </table:table-cell>
          <table:table-cell table:style-name="ce8" office:value-type="string">
            <office:annotation draw:style-name="gr1" draw:text-style-name="P1" svg:width="3.571cm" svg:height="2.046cm" svg:x="31.021cm" svg:y="47.105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101]);[.A101];[.M101])" office:value-type="string" office:string-value="0.00">
            <text:p>0.00</text:p>
          </table:table-cell>
          <table:table-cell table:formula="of:=IF(ISBLANK([.O101]);IF(ISERROR([.B101]);&quot;Err:&quot;&amp;ORG.OPENOFFICE.ERRORTYPE([.B101])=[.M101];OR([.P101]=[.B101];IF(AND(ISNUMBER([.P101]);ISNUMBER([.B101]));OR(AND([.P101]=0;ABS([.B101])&lt;1E-307);&quot;&quot;&amp;[.B101]=&quot;&quot;&amp;[.P101]))));[.O101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.1112E-05</text:p>
          </table:table-cell>
          <table:table-cell table:style-name="ce8" table:formula="of:=TEXT([.C102];[.D102])" office:value-type="string" office:string-value="0.00">
            <text:p>0.00</text:p>
          </table:table-cell>
          <table:table-cell table:style-name="ce21" office:value-type="float" office:value="0.00001111199">
            <text:p>0.00001111199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0</text:p>
          </table:table-cell>
          <table:table-cell table:style-name="ce8" office:value-type="string">
            <office:annotation draw:style-name="gr1" draw:text-style-name="P1" svg:width="3.571cm" svg:height="2.046cm" svg:x="31.021cm" svg:y="47.576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102]);[.A102];[.M102])" office:value-type="string" office:string-value="0.00">
            <text:p>0.00</text:p>
          </table:table-cell>
          <table:table-cell table:formula="of:=IF(ISBLANK([.O102]);IF(ISERROR([.B102]);&quot;Err:&quot;&amp;ORG.OPENOFFICE.ERRORTYPE([.B102])=[.M102];OR([.P102]=[.B102];IF(AND(ISNUMBER([.P102]);ISNUMBER([.B102]));OR(AND([.P102]=0;ABS([.B102])&lt;1E-307);&quot;&quot;&amp;[.B102]=&quot;&quot;&amp;[.P102]))));[.O102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00111112</text:p>
          </table:table-cell>
          <table:table-cell table:style-name="ce8" table:formula="of:=TEXT([.C103];[.D103])" office:value-type="string" office:string-value="0.00">
            <text:p>0.00</text:p>
          </table:table-cell>
          <table:table-cell table:style-name="ce21" office:value-type="float" office:value="0.00011111199">
            <text:p>0.00011111199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0</text:p>
          </table:table-cell>
          <table:table-cell table:style-name="ce8" office:value-type="string">
            <office:annotation draw:style-name="gr1" draw:text-style-name="P1" svg:width="3.571cm" svg:height="2.046cm" svg:x="31.021cm" svg:y="48.047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103]);[.A103];[.M103])" office:value-type="string" office:string-value="0.00">
            <text:p>0.00</text:p>
          </table:table-cell>
          <table:table-cell table:formula="of:=IF(ISBLANK([.O103]);IF(ISERROR([.B103]);&quot;Err:&quot;&amp;ORG.OPENOFFICE.ERRORTYPE([.B103])=[.M103];OR([.P103]=[.B103];IF(AND(ISNUMBER([.P103]);ISNUMBER([.B103]));OR(AND([.P103]=0;ABS([.B103])&lt;1E-307);&quot;&quot;&amp;[.B103]=&quot;&quot;&amp;[.P103]))));[.O103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01111112</text:p>
          </table:table-cell>
          <table:table-cell table:style-name="ce8" table:formula="of:=TEXT([.C104];[.D104])" office:value-type="string" office:string-value="0.00">
            <text:p>0.00</text:p>
          </table:table-cell>
          <table:table-cell table:style-name="ce21" office:value-type="float" office:value="0.00111111199">
            <text:p>0.00111111199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0</text:p>
          </table:table-cell>
          <table:table-cell table:style-name="ce8" office:value-type="string">
            <office:annotation draw:style-name="gr1" draw:text-style-name="P1" svg:width="3.571cm" svg:height="2.046cm" svg:x="31.021cm" svg:y="48.518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104]);[.A104];[.M104])" office:value-type="string" office:string-value="0.00">
            <text:p>0.00</text:p>
          </table:table-cell>
          <table:table-cell table:formula="of:=IF(ISBLANK([.O104]);IF(ISERROR([.B104]);&quot;Err:&quot;&amp;ORG.OPENOFFICE.ERRORTYPE([.B104])=[.M104];OR([.P104]=[.B104];IF(AND(ISNUMBER([.P104]);ISNUMBER([.B104]));OR(AND([.P104]=0;ABS([.B104])&lt;1E-307);&quot;&quot;&amp;[.B104]=&quot;&quot;&amp;[.P104]))));[.O104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11111112</text:p>
          </table:table-cell>
          <table:table-cell table:style-name="ce8" table:formula="of:=TEXT([.C105];[.D105])" office:value-type="string" office:string-value="0.01">
            <text:p>0.01</text:p>
          </table:table-cell>
          <table:table-cell table:style-name="ce21" office:value-type="float" office:value="0.01111111199">
            <text:p>0.01111111199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01</text:p>
          </table:table-cell>
          <table:table-cell table:style-name="ce8" office:value-type="string">
            <office:annotation draw:style-name="gr1" draw:text-style-name="P1" svg:width="3.571cm" svg:height="2.046cm" svg:x="31.021cm" svg:y="48.989cm" draw:caption-point-x="8.78cm" draw:caption-point-y="0.2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105]);[.A105];[.M105])" office:value-type="string" office:string-value="0.01">
            <text:p>0.01</text:p>
          </table:table-cell>
          <table:table-cell table:formula="of:=IF(ISBLANK([.O105]);IF(ISERROR([.B105]);&quot;Err:&quot;&amp;ORG.OPENOFFICE.ERRORTYPE([.B105])=[.M105];OR([.P105]=[.B105];IF(AND(ISNUMBER([.P105]);ISNUMBER([.B105]));OR(AND([.P105]=0;ABS([.B105])&lt;1E-307);&quot;&quot;&amp;[.B105]=&quot;&quot;&amp;[.P105]))));[.O105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111111112</text:p>
          </table:table-cell>
          <table:table-cell table:style-name="ce8" table:formula="of:=TEXT([.C106];[.D106])" office:value-type="string" office:string-value="0.11">
            <text:p>0.11</text:p>
          </table:table-cell>
          <table:table-cell table:style-name="ce21" office:value-type="float" office:value="0.11111111199">
            <text:p>0.11111111199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0.11</text:p>
          </table:table-cell>
          <table:table-cell table:style-name="ce8" office:value-type="string">
            <office:annotation draw:style-name="gr1" draw:text-style-name="P1" svg:width="3.571cm" svg:height="2.011cm" svg:x="31.021cm" svg:y="49.46cm" draw:caption-point-x="8.78cm" draw:caption-point-y="0.26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8"/>
          <table:table-cell table:formula="of:=IF(ISBLANK([.M106]);[.A106];[.M106])" office:value-type="string" office:string-value="0.11">
            <text:p>0.11</text:p>
          </table:table-cell>
          <table:table-cell table:formula="of:=IF(ISBLANK([.O106]);IF(ISERROR([.B106]);&quot;Err:&quot;&amp;ORG.OPENOFFICE.ERRORTYPE([.B106])=[.M106];OR([.P106]=[.B106];IF(AND(ISNUMBER([.P106]);ISNUMBER([.B106]));OR(AND([.P106]=0;ABS([.B106])&lt;1E-307);&quot;&quot;&amp;[.B106]=&quot;&quot;&amp;[.P106]))));[.O106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AaBbCcDd</text:p>
          </table:table-cell>
          <table:table-cell table:style-name="ce8" table:formula="of:=TEXT([.C107];[.D107])" office:value-type="float" office:value="0">
            <text:p>#VALUE!</text:p>
          </table:table-cell>
          <table:table-cell table:style-name="ce14" office:value-type="string">
            <text:p>AaBbCcDd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Err:519</text:p>
          </table:table-cell>
          <table:table-cell table:style-name="ce8"/>
          <table:table-cell table:style-name="ce8"/>
          <table:table-cell table:formula="of:=IF(ISBLANK([.M107]);[.A107];[.M107])" office:value-type="string" office:string-value="Err:519">
            <text:p>Err:519</text:p>
          </table:table-cell>
          <table:table-cell table:formula="of:=IF(ISBLANK([.O107]);IF(ISERROR([.B107]);&quot;Err:&quot;&amp;ORG.OPENOFFICE.ERRORTYPE([.B107])=[.M107];OR([.P107]=[.B107];IF(AND(ISNUMBER([.P107]);ISNUMBER([.B107]));OR(AND([.P107]=0;ABS([.B107])&lt;1E-307);&quot;&quot;&amp;[.B107]=&quot;&quot;&amp;[.P107]))));[.O107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АаБбВвГгДд</text:p>
          </table:table-cell>
          <table:table-cell table:style-name="ce8" table:formula="of:=TEXT([.C108];[.D108])" office:value-type="float" office:value="0">
            <text:p>#VALUE!</text:p>
          </table:table-cell>
          <table:table-cell table:style-name="ce14" office:value-type="string">
            <text:p>АаБбВвГгДд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 office:value-type="string">
            <text:p>Err:519</text:p>
          </table:table-cell>
          <table:table-cell table:style-name="ce8"/>
          <table:table-cell table:style-name="ce8"/>
          <table:table-cell table:formula="of:=IF(ISBLANK([.M108]);[.A108];[.M108])" office:value-type="string" office:string-value="Err:519">
            <text:p>Err:519</text:p>
          </table:table-cell>
          <table:table-cell table:formula="of:=IF(ISBLANK([.O108]);IF(ISERROR([.B108]);&quot;Err:&quot;&amp;ORG.OPENOFFICE.ERRORTYPE([.B108])=[.M108];OR([.P108]=[.B108];IF(AND(ISNUMBER([.P108]);ISNUMBER([.B108]));OR(AND([.P108]=0;ABS([.B108])&lt;1E-307);&quot;&quot;&amp;[.B108]=&quot;&quot;&amp;[.P108]))));[.O108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8"/>
          <table:table-cell table:style-name="ce11" table:number-columns-repeated="7"/>
          <table:table-cell table:style-name="ce25"/>
          <table:table-cell table:style-name="ce27"/>
          <table:table-cell table:style-name="ce8"/>
          <table:table-cell table:style-name="ce28"/>
          <table:table-cell table:style-name="ce8" table:number-columns-repeated="2"/>
          <table:table-cell table:number-columns-repeated="2"/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1'234.35</text:p>
          </table:table-cell>
          <table:table-cell table:style-name="ce8" table:formula="of:=FIXED([.C110])" office:value-type="string" office:string-value="1'234.35">
            <text:p>1'234.35</text:p>
          </table:table-cell>
          <table:table-cell table:style-name="ce11" office:value-type="float" office:value="1234.3456">
            <text:p>1234.35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 office:value-type="string">
            <text:p>FIXED</text:p>
          </table:table-cell>
          <table:table-cell table:style-name="ce8" office:value-type="string">
            <text:p>FIXED</text:p>
          </table:table-cell>
          <table:table-cell table:style-name="ce28"/>
          <table:table-cell table:style-name="ce8"/>
          <table:table-cell table:style-name="ce8"/>
          <table:table-cell table:formula="of:=IF(ISBLANK([.M110]);[.A110];[.M110])" office:value-type="string" office:string-value="1'234.35">
            <text:p>1'234.35</text:p>
          </table:table-cell>
          <table:table-cell table:formula="of:=IF(ISBLANK([.O110]);IF(ISERROR([.B110]);&quot;Err:&quot;&amp;ORG.OPENOFFICE.ERRORTYPE([.B110])=[.M110];OR([.P110]=[.B110];IF(AND(ISNUMBER([.P110]);ISNUMBER([.B110]));OR(AND([.P110]=0;ABS([.B110])&lt;1E-307);&quot;&quot;&amp;[.B110]=&quot;&quot;&amp;[.P110]))));[.O110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.340</text:p>
          </table:table-cell>
          <table:table-cell table:style-name="ce8" table:formula="of:=FIXED([.C111];[.D111])" office:value-type="string" office:string-value="12.340">
            <text:p>12.340</text:p>
          </table:table-cell>
          <table:table-cell table:style-name="ce11" office:value-type="float" office:value="12.34">
            <text:p>12.34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111]);[.A111];[.M111])" office:value-type="string" office:string-value="12.340">
            <text:p>12.340</text:p>
          </table:table-cell>
          <table:table-cell table:formula="of:=IF(ISBLANK([.O111]);IF(ISERROR([.B111]);&quot;Err:&quot;&amp;ORG.OPENOFFICE.ERRORTYPE([.B111])=[.M111];OR([.P111]=[.B111];IF(AND(ISNUMBER([.P111]);ISNUMBER([.B111]));OR(AND([.P111]=0;ABS([.B111])&lt;1E-307);&quot;&quot;&amp;[.B111]=&quot;&quot;&amp;[.P111]))));[.O111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'345.340</text:p>
          </table:table-cell>
          <table:table-cell table:style-name="ce8" table:formula="of:=FIXED([.C112];[.D112])" office:value-type="string" office:string-value="12'345.340">
            <text:p>12'345.340</text:p>
          </table:table-cell>
          <table:table-cell table:style-name="ce11" office:value-type="float" office:value="12345.34">
            <text:p>12345.34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112]);[.A112];[.M112])" office:value-type="string" office:string-value="12'345.340">
            <text:p>12'345.340</text:p>
          </table:table-cell>
          <table:table-cell table:formula="of:=IF(ISBLANK([.O112]);IF(ISERROR([.B112]);&quot;Err:&quot;&amp;ORG.OPENOFFICE.ERRORTYPE([.B112])=[.M112];OR([.P112]=[.B112];IF(AND(ISNUMBER([.P112]);ISNUMBER([.B112]));OR(AND([.P112]=0;ABS([.B112])&lt;1E-307);&quot;&quot;&amp;[.B112]=&quot;&quot;&amp;[.P112]))));[.O112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3'456'789.123</text:p>
          </table:table-cell>
          <table:table-cell table:style-name="ce8" table:formula="of:=FIXED([.C113];[.D113])" office:value-type="string" office:string-value="123'456'789.123">
            <text:p>123'456'789.123</text:p>
          </table:table-cell>
          <table:table-cell table:style-name="ce11" office:value-type="float" office:value="123456789.123456">
            <text:p>123456789.12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113]);[.A113];[.M113])" office:value-type="string" office:string-value="123'456'789.123">
            <text:p>123'456'789.123</text:p>
          </table:table-cell>
          <table:table-cell table:formula="of:=IF(ISBLANK([.O113]);IF(ISERROR([.B113]);&quot;Err:&quot;&amp;ORG.OPENOFFICE.ERRORTYPE([.B113])=[.M113];OR([.P113]=[.B113];IF(AND(ISNUMBER([.P113]);ISNUMBER([.B113]));OR(AND([.P113]=0;ABS([.B113])&lt;1E-307);&quot;&quot;&amp;[.B113]=&quot;&quot;&amp;[.P113]))));[.O113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'300</text:p>
          </table:table-cell>
          <table:table-cell table:style-name="ce8" table:formula="of:=FIXED([.C114];[.D114])" office:value-type="string" office:string-value="12'300">
            <text:p>12'300</text:p>
          </table:table-cell>
          <table:table-cell table:style-name="ce11" office:value-type="float" office:value="12345.34">
            <text:p>12345.34</text:p>
          </table:table-cell>
          <table:table-cell table:style-name="ce11" office:value-type="float" office:value="-2">
            <text:p>-2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114]);[.A114];[.M114])" office:value-type="string" office:string-value="12'300">
            <text:p>12'300</text:p>
          </table:table-cell>
          <table:table-cell table:formula="of:=IF(ISBLANK([.O114]);IF(ISERROR([.B114]);&quot;Err:&quot;&amp;ORG.OPENOFFICE.ERRORTYPE([.B114])=[.M114];OR([.P114]=[.B114];IF(AND(ISNUMBER([.P114]);ISNUMBER([.B114]));OR(AND([.P114]=0;ABS([.B114])&lt;1E-307);&quot;&quot;&amp;[.B114]=&quot;&quot;&amp;[.P114]))));[.O114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345.340</text:p>
          </table:table-cell>
          <table:table-cell table:style-name="ce8" table:formula="of:=FIXED([.C115];[.D115];[.E115])" office:value-type="string" office:string-value="12345.340">
            <text:p>12345.340</text:p>
          </table:table-cell>
          <table:table-cell table:style-name="ce11" office:value-type="float" office:value="12345.34">
            <text:p>12345.34</text:p>
          </table:table-cell>
          <table:table-cell table:style-name="ce11" office:value-type="float" office:value="3">
            <text:p>3</text:p>
          </table:table-cell>
          <table:table-cell table:style-name="ce17" office:value-type="boolean" office:boolean-value="true">
            <text:p>WAHR</text:p>
          </table:table-cell>
          <table:table-cell table:style-name="ce11" table:number-columns-repeated="4"/>
          <table:table-cell table:style-name="ce25" office:value-type="float" office:value="3">
            <text:p>3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115]);[.A115];[.M115])" office:value-type="string" office:string-value="12345.340">
            <text:p>12345.340</text:p>
          </table:table-cell>
          <table:table-cell table:formula="of:=IF(ISBLANK([.O115]);IF(ISERROR([.B115]);&quot;Err:&quot;&amp;ORG.OPENOFFICE.ERRORTYPE([.B115])=[.M115];OR([.P115]=[.B115];IF(AND(ISNUMBER([.P115]);ISNUMBER([.B115]));OR(AND([.P115]=0;ABS([.B115])&lt;1E-307);&quot;&quot;&amp;[.B115]=&quot;&quot;&amp;[.P115]))));[.O115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'345.340</text:p>
          </table:table-cell>
          <table:table-cell table:style-name="ce8" table:formula="of:=FIXED([.C116];[.D116];[.E116])" office:value-type="string" office:string-value="12'345.340">
            <text:p>12'345.340</text:p>
          </table:table-cell>
          <table:table-cell table:style-name="ce11" office:value-type="float" office:value="12345.34">
            <text:p>12345.34</text:p>
          </table:table-cell>
          <table:table-cell table:style-name="ce11" office:value-type="float" office:value="3">
            <text:p>3</text:p>
          </table:table-cell>
          <table:table-cell table:style-name="ce17" office:value-type="boolean" office:boolean-value="false">
            <text:p>FALSCH</text:p>
          </table:table-cell>
          <table:table-cell table:style-name="ce11" table:number-columns-repeated="4"/>
          <table:table-cell table:style-name="ce25" office:value-type="float" office:value="3">
            <text:p>3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116]);[.A116];[.M116])" office:value-type="string" office:string-value="12'345.340">
            <text:p>12'345.340</text:p>
          </table:table-cell>
          <table:table-cell table:formula="of:=IF(ISBLANK([.O116]);IF(ISERROR([.B116]);&quot;Err:&quot;&amp;ORG.OPENOFFICE.ERRORTYPE([.B116])=[.M116];OR([.P116]=[.B116];IF(AND(ISNUMBER([.P116]);ISNUMBER([.B116]));OR(AND([.P116]=0;ABS([.B116])&lt;1E-307);&quot;&quot;&amp;[.B116]=&quot;&quot;&amp;[.P116]))));[.O116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'234'567'891'234.56</text:p>
          </table:table-cell>
          <table:table-cell table:style-name="ce8" table:formula="of:=FIXED([.C117];[.D117];[.E117])" office:value-type="string" office:string-value="1'234'567'891'234.56">
            <text:p>1'234'567'891'234.56</text:p>
          </table:table-cell>
          <table:table-cell table:style-name="ce11" office:value-type="float" office:value="1234567891234.56">
            <text:p>1234567891234.56</text:p>
          </table:table-cell>
          <table:table-cell table:style-name="ce11" office:value-type="float" office:value="2">
            <text:p>2</text:p>
          </table:table-cell>
          <table:table-cell table:style-name="ce17" office:value-type="boolean" office:boolean-value="false">
            <text:p>FALSCH</text:p>
          </table:table-cell>
          <table:table-cell table:style-name="ce11" table:number-columns-repeated="4"/>
          <table:table-cell table:style-name="ce25" office:value-type="float" office:value="3">
            <text:p>3</text:p>
          </table:table-cell>
          <table:table-cell table:style-name="ce27"/>
          <table:table-cell table:style-name="ce8"/>
          <table:table-cell table:style-name="ce28"/>
          <table:table-cell table:style-name="ce8" office:value-type="string">
            <text:p>long</text:p>
          </table:table-cell>
          <table:table-cell table:style-name="ce8"/>
          <table:table-cell table:formula="of:=IF(ISBLANK([.M117]);[.A117];[.M117])" office:value-type="string" office:string-value="1'234'567'891'234.56">
            <text:p>1'234'567'891'234.56</text:p>
          </table:table-cell>
          <table:table-cell table:formula="of:=IF(ISBLANK([.O117]);IF(ISERROR([.B117]);&quot;Err:&quot;&amp;ORG.OPENOFFICE.ERRORTYPE([.B117])=[.M117];OR([.P117]=[.B117];IF(AND(ISNUMBER([.P117]);ISNUMBER([.B117]));OR(AND([.P117]=0;ABS([.B117])&lt;1E-307);&quot;&quot;&amp;[.B117]=&quot;&quot;&amp;[.P117]))));[.O117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3'456'789'123'400.00</text:p>
          </table:table-cell>
          <table:table-cell table:style-name="ce8" table:formula="of:=FIXED([.C118];[.D118];[.E118])" office:value-type="string" office:string-value="123'456'789'123'400.00">
            <text:p>123'456'789'123'400.00</text:p>
          </table:table-cell>
          <table:table-cell table:style-name="ce11" office:value-type="float" office:value="123456789123400">
            <text:p>123456789123400</text:p>
          </table:table-cell>
          <table:table-cell table:style-name="ce11" office:value-type="float" office:value="2">
            <text:p>2</text:p>
          </table:table-cell>
          <table:table-cell table:style-name="ce17" office:value-type="boolean" office:boolean-value="false">
            <text:p>FALSCH</text:p>
          </table:table-cell>
          <table:table-cell table:style-name="ce11" table:number-columns-repeated="4"/>
          <table:table-cell table:style-name="ce25" office:value-type="float" office:value="3">
            <text:p>3</text:p>
          </table:table-cell>
          <table:table-cell table:style-name="ce27"/>
          <table:table-cell table:style-name="ce8"/>
          <table:table-cell table:style-name="ce28"/>
          <table:table-cell table:style-name="ce8" office:value-type="string">
            <text:p>long</text:p>
          </table:table-cell>
          <table:table-cell table:style-name="ce8"/>
          <table:table-cell table:formula="of:=IF(ISBLANK([.M118]);[.A118];[.M118])" office:value-type="string" office:string-value="123'456'789'123'400.00">
            <text:p>123'456'789'123'400.00</text:p>
          </table:table-cell>
          <table:table-cell table:formula="of:=IF(ISBLANK([.O118]);IF(ISERROR([.B118]);&quot;Err:&quot;&amp;ORG.OPENOFFICE.ERRORTYPE([.B118])=[.M118];OR([.P118]=[.B118];IF(AND(ISNUMBER([.P118]);ISNUMBER([.B118]));OR(AND([.P118]=0;ABS([.B118])&lt;1E-307);&quot;&quot;&amp;[.B118]=&quot;&quot;&amp;[.P118]))));[.O118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'234.6</text:p>
          </table:table-cell>
          <table:table-cell table:style-name="ce8" table:formula="of:=FIXED([.C119];[.D119])" office:value-type="string" office:string-value="1'234.6">
            <text:p>1'234.6</text:p>
          </table:table-cell>
          <table:table-cell table:style-name="ce11" office:value-type="float" office:value="1234.567">
            <text:p>1234.57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119]);[.A119];[.M119])" office:value-type="string" office:string-value="1'234.6">
            <text:p>1'234.6</text:p>
          </table:table-cell>
          <table:table-cell table:formula="of:=IF(ISBLANK([.O119]);IF(ISERROR([.B119]);&quot;Err:&quot;&amp;ORG.OPENOFFICE.ERRORTYPE([.B119])=[.M119];OR([.P119]=[.B119];IF(AND(ISNUMBER([.P119]);ISNUMBER([.B119]));OR(AND([.P119]=0;ABS([.B119])&lt;1E-307);&quot;&quot;&amp;[.B119]=&quot;&quot;&amp;[.P119]))));[.O119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-1'230</text:p>
          </table:table-cell>
          <table:table-cell table:style-name="ce8" table:formula="of:=FIXED([.C120];[.D120])" office:value-type="string" office:string-value="-1'230">
            <text:p>-1'230</text:p>
          </table:table-cell>
          <table:table-cell table:style-name="ce11" office:value-type="float" office:value="-1234.567">
            <text:p>-1234.57</text:p>
          </table:table-cell>
          <table:table-cell table:style-name="ce11" office:value-type="float" office:value="-1">
            <text:p>-1</text:p>
          </table:table-cell>
          <table:table-cell table:style-name="ce11" table:number-columns-repeated="5"/>
          <table:table-cell table:style-name="ce25" office:value-type="float" office:value="2">
            <text:p>2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120]);[.A120];[.M120])" office:value-type="string" office:string-value="-1'230">
            <text:p>-1'230</text:p>
          </table:table-cell>
          <table:table-cell table:formula="of:=IF(ISBLANK([.O120]);IF(ISERROR([.B120]);&quot;Err:&quot;&amp;ORG.OPENOFFICE.ERRORTYPE([.B120])=[.M120];OR([.P120]=[.B120];IF(AND(ISNUMBER([.P120]);ISNUMBER([.B120]));OR(AND([.P120]=0;ABS([.B120])&lt;1E-307);&quot;&quot;&amp;[.B120]=&quot;&quot;&amp;[.P120]))));[.O120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30</text:p>
          </table:table-cell>
          <table:table-cell table:style-name="ce8" table:formula="of:=FIXED([.C121];[.D121];[.E121])" office:value-type="string" office:string-value="1230">
            <text:p>1230</text:p>
          </table:table-cell>
          <table:table-cell table:style-name="ce11" office:value-type="float" office:value="1234.567">
            <text:p>1234.57</text:p>
          </table:table-cell>
          <table:table-cell table:style-name="ce11" office:value-type="float" office:value="-1">
            <text:p>-1</text:p>
          </table:table-cell>
          <table:table-cell table:style-name="ce17" office:value-type="boolean" office:boolean-value="true">
            <text:p>WAHR</text:p>
          </table:table-cell>
          <table:table-cell table:style-name="ce11" table:number-columns-repeated="4"/>
          <table:table-cell table:style-name="ce25" office:value-type="float" office:value="3">
            <text:p>3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121]);[.A121];[.M121])" office:value-type="string" office:string-value="1230">
            <text:p>1230</text:p>
          </table:table-cell>
          <table:table-cell table:formula="of:=IF(ISBLANK([.O121]);IF(ISERROR([.B121]);&quot;Err:&quot;&amp;ORG.OPENOFFICE.ERRORTYPE([.B121])=[.M121];OR([.P121]=[.B121];IF(AND(ISNUMBER([.P121]);ISNUMBER([.B121]));OR(AND([.P121]=0;ABS([.B121])&lt;1E-307);&quot;&quot;&amp;[.B121]=&quot;&quot;&amp;[.P121]))));[.O121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-1230</text:p>
          </table:table-cell>
          <table:table-cell table:style-name="ce8" table:formula="of:=FIXED([.C122];[.D122];[.E122])" office:value-type="string" office:string-value="-1230">
            <text:p>-1230</text:p>
          </table:table-cell>
          <table:table-cell table:style-name="ce11" office:value-type="float" office:value="-1234.567">
            <text:p>-1234.57</text:p>
          </table:table-cell>
          <table:table-cell table:style-name="ce11" office:value-type="float" office:value="-1">
            <text:p>-1</text:p>
          </table:table-cell>
          <table:table-cell table:style-name="ce17" office:value-type="boolean" office:boolean-value="true">
            <text:p>WAHR</text:p>
          </table:table-cell>
          <table:table-cell table:style-name="ce11" table:number-columns-repeated="4"/>
          <table:table-cell table:style-name="ce25" office:value-type="float" office:value="3">
            <text:p>3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122]);[.A122];[.M122])" office:value-type="string" office:string-value="-1230">
            <text:p>-1230</text:p>
          </table:table-cell>
          <table:table-cell table:formula="of:=IF(ISBLANK([.O122]);IF(ISERROR([.B122]);&quot;Err:&quot;&amp;ORG.OPENOFFICE.ERRORTYPE([.B122])=[.M122];OR([.P122]=[.B122];IF(AND(ISNUMBER([.P122]);ISNUMBER([.B122]));OR(AND([.P122]=0;ABS([.B122])&lt;1E-307);&quot;&quot;&amp;[.B122]=&quot;&quot;&amp;[.P122]))));[.O122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8"/>
          <table:table-cell table:style-name="ce11" table:number-columns-repeated="7"/>
          <table:table-cell table:style-name="ce25"/>
          <table:table-cell table:style-name="ce27"/>
          <table:table-cell table:style-name="ce8"/>
          <table:table-cell table:style-name="ce28"/>
          <table:table-cell table:style-name="ce8" table:number-columns-repeated="2"/>
          <table:table-cell table:number-columns-repeated="2"/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SFr. 123.00</text:p>
          </table:table-cell>
          <table:table-cell table:formula="of:=DOLLAR([.C124])" office:value-type="string" office:string-value="SFr. 123.00">
            <text:p>SFr. 123.00</text:p>
          </table:table-cell>
          <table:table-cell table:style-name="ce11" office:value-type="float" office:value="123">
            <text:p>123</text:p>
          </table:table-cell>
          <table:table-cell table:style-name="ce11" table:number-columns-repeated="2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number-columns-repeated="2" office:value-type="string">
            <text:p>DOLLAR</text:p>
          </table:table-cell>
          <table:table-cell table:style-name="ce29"/>
          <table:table-cell/>
          <table:table-cell table:style-name="ce8"/>
          <table:table-cell table:formula="of:=IF(ISBLANK([.M124]);[.A124];[.M124])" office:value-type="string" office:string-value="SFr. 123.00">
            <text:p>SFr. 123.00</text:p>
          </table:table-cell>
          <table:table-cell table:formula="of:=IF(ISBLANK([.O124]);IF(ISERROR([.B124]);&quot;Err:&quot;&amp;ORG.OPENOFFICE.ERRORTYPE([.B124])=[.M124];OR([.P124]=[.B124];IF(AND(ISNUMBER([.P124]);ISNUMBER([.B124]));OR(AND([.P124]=0;ABS([.B124])&lt;1E-307);&quot;&quot;&amp;[.B124]=&quot;&quot;&amp;[.P124]))));[.O124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SFr.-1'234.57</text:p>
          </table:table-cell>
          <table:table-cell table:formula="of:=DOLLAR([.C125])" office:value-type="string" office:string-value="SFr. -1'234.57">
            <text:p>SFr. -1'234.57</text:p>
          </table:table-cell>
          <table:table-cell table:style-name="ce11" office:value-type="float" office:value="-1234.567">
            <text:p>-1234.57</text:p>
          </table:table-cell>
          <table:table-cell table:style-name="ce11" table:number-columns-repeated="2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number-columns-repeated="2"/>
          <table:table-cell table:style-name="ce29" office:value-type="string">
            <text:p>SFr. -1'234.57</text:p>
          </table:table-cell>
          <table:table-cell/>
          <table:table-cell table:style-name="ce8"/>
          <table:table-cell table:formula="of:=IF(ISBLANK([.M125]);[.A125];[.M125])" office:value-type="string" office:string-value="SFr. -1'234.57">
            <text:p>SFr. -1'234.57</text:p>
          </table:table-cell>
          <table:table-cell table:formula="of:=IF(ISBLANK([.O125]);IF(ISERROR([.B125]);&quot;Err:&quot;&amp;ORG.OPENOFFICE.ERRORTYPE([.B125])=[.M125];OR([.P125]=[.B125];IF(AND(ISNUMBER([.P125]);ISNUMBER([.B125]));OR(AND([.P125]=0;ABS([.B125])&lt;1E-307);&quot;&quot;&amp;[.B125]=&quot;&quot;&amp;[.P125]))));[.O125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3">
          <table:table-cell table:style-name="ce6"/>
          <table:table-cell/>
          <table:table-cell table:style-name="ce11" table:number-columns-repeated="3"/>
          <table:table-cell table:style-name="ce22" table:number-columns-repeated="4"/>
          <table:table-cell table:style-name="ce26"/>
          <table:table-cell table:number-columns-repeated="2"/>
          <table:table-cell table:style-name="ce29"/>
          <table:table-cell/>
          <table:table-cell table:style-name="ce8"/>
          <table:table-cell table:number-columns-repeated="2"/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6" office:value-type="string">
            <text:p>SFr. 123'000</text:p>
          </table:table-cell>
          <table:table-cell table:formula="of:=DOLLAR([.C127];[.D127])" office:value-type="string" office:string-value="SFr. 123'000">
            <text:p>SFr. 123'000</text:p>
          </table:table-cell>
          <table:table-cell table:style-name="ce11" office:value-type="float" office:value="123345.2346">
            <text:p>123345.23</text:p>
          </table:table-cell>
          <table:table-cell table:style-name="ce11" office:value-type="float" office:value="-3">
            <text:p>-3</text:p>
          </table:table-cell>
          <table:table-cell table:style-name="ce11"/>
          <table:table-cell table:style-name="ce23" table:number-columns-repeated="4"/>
          <table:table-cell table:style-name="ce26" office:value-type="float" office:value="2">
            <text:p>2</text:p>
          </table:table-cell>
          <table:table-cell table:number-columns-repeated="2"/>
          <table:table-cell table:style-name="ce29"/>
          <table:table-cell/>
          <table:table-cell table:style-name="ce8"/>
          <table:table-cell table:formula="of:=IF(ISBLANK([.M127]);[.A127];[.M127])" office:value-type="string" office:string-value="SFr. 123'000">
            <text:p>SFr. 123'000</text:p>
          </table:table-cell>
          <table:table-cell table:formula="of:=IF(ISBLANK([.O127]);IF(ISERROR([.B127]);&quot;Err:&quot;&amp;ORG.OPENOFFICE.ERRORTYPE([.B127])=[.M127];OR([.P127]=[.B127];IF(AND(ISNUMBER([.P127]);ISNUMBER([.B127]));OR(AND([.P127]=0;ABS([.B127])&lt;1E-307);&quot;&quot;&amp;[.B127]=&quot;&quot;&amp;[.P127]))));[.O127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6" office:value-type="string">
            <text:p>SFr. 12'345.340</text:p>
          </table:table-cell>
          <table:table-cell table:formula="of:=DOLLAR([.C128];[.D128])" office:value-type="string" office:string-value="SFr. 12'345.340">
            <text:p>SFr. 12'345.340</text:p>
          </table:table-cell>
          <table:table-cell table:style-name="ce11" office:value-type="float" office:value="12345.34">
            <text:p>12345.34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23" table:number-columns-repeated="4"/>
          <table:table-cell table:style-name="ce26" office:value-type="float" office:value="2">
            <text:p>2</text:p>
          </table:table-cell>
          <table:table-cell table:number-columns-repeated="2"/>
          <table:table-cell table:style-name="ce29"/>
          <table:table-cell/>
          <table:table-cell table:style-name="ce8"/>
          <table:table-cell table:formula="of:=IF(ISBLANK([.M128]);[.A128];[.M128])" office:value-type="string" office:string-value="SFr. 12'345.340">
            <text:p>SFr. 12'345.340</text:p>
          </table:table-cell>
          <table:table-cell table:formula="of:=IF(ISBLANK([.O128]);IF(ISERROR([.B128]);&quot;Err:&quot;&amp;ORG.OPENOFFICE.ERRORTYPE([.B128])=[.M128];OR([.P128]=[.B128];IF(AND(ISNUMBER([.P128]);ISNUMBER([.B128]));OR(AND([.P128]=0;ABS([.B128])&lt;1E-307);&quot;&quot;&amp;[.B128]=&quot;&quot;&amp;[.P128]))));[.O128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8"/>
          <table:table-cell table:style-name="ce11" table:number-columns-repeated="7"/>
          <table:table-cell table:style-name="ce25"/>
          <table:table-cell table:style-name="ce27"/>
          <table:table-cell table:style-name="ce8"/>
          <table:table-cell table:style-name="ce28"/>
          <table:table-cell table:style-name="ce8" table:number-columns-repeated="2"/>
          <table:table-cell table:number-columns-repeated="2"/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6" office:value-type="string">
            <text:p>A</text:p>
          </table:table-cell>
          <table:table-cell table:formula="of:=CHAR([.C130])" office:value-type="string" office:string-value="A">
            <text:p>A</text:p>
          </table:table-cell>
          <table:table-cell table:style-name="ce11" office:value-type="float" office:value="65">
            <text:p>65</text:p>
          </table:table-cell>
          <table:table-cell table:style-name="ce11" table:number-columns-repeated="2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number-columns-repeated="2" office:value-type="string">
            <text:p>CHAR</text:p>
          </table:table-cell>
          <table:table-cell table:style-name="ce29"/>
          <table:table-cell/>
          <table:table-cell table:style-name="ce8"/>
          <table:table-cell table:formula="of:=IF(ISBLANK([.M130]);[.A130];[.M130])" office:value-type="string" office:string-value="A">
            <text:p>A</text:p>
          </table:table-cell>
          <table:table-cell table:formula="of:=IF(ISBLANK([.O130]);IF(ISERROR([.B130]);&quot;Err:&quot;&amp;ORG.OPENOFFICE.ERRORTYPE([.B130])=[.M130];OR([.P130]=[.B130];IF(AND(ISNUMBER([.P130]);ISNUMBER([.B130]));OR(AND([.P130]=0;ABS([.B130])&lt;1E-307);&quot;&quot;&amp;[.B130]=&quot;&quot;&amp;[.P130]))));[.O130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d</text:p>
          </table:table-cell>
          <table:table-cell table:formula="of:=CHAR([.C131])" office:value-type="string" office:string-value="d">
            <text:p>d</text:p>
          </table:table-cell>
          <table:table-cell table:style-name="ce11" office:value-type="float" office:value="100">
            <text:p>100</text:p>
          </table:table-cell>
          <table:table-cell table:style-name="ce11" table:number-columns-repeated="2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number-columns-repeated="2"/>
          <table:table-cell table:style-name="ce29"/>
          <table:table-cell/>
          <table:table-cell table:style-name="ce8"/>
          <table:table-cell table:formula="of:=IF(ISBLANK([.M131]);[.A131];[.M131])" office:value-type="string" office:string-value="d">
            <text:p>d</text:p>
          </table:table-cell>
          <table:table-cell table:formula="of:=IF(ISBLANK([.O131]);IF(ISERROR([.B131]);&quot;Err:&quot;&amp;ORG.OPENOFFICE.ERRORTYPE([.B131])=[.M131];OR([.P131]=[.B131];IF(AND(ISNUMBER([.P131]);ISNUMBER([.B131]));OR(AND([.P131]=0;ABS([.B131])&lt;1E-307);&quot;&quot;&amp;[.B131]=&quot;&quot;&amp;[.P131]))));[.O131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ú</text:p>
          </table:table-cell>
          <table:table-cell table:formula="of:=CHAR([.C132])" office:value-type="string" office:string-value="ú">
            <text:p>ú</text:p>
          </table:table-cell>
          <table:table-cell table:style-name="ce11" office:value-type="float" office:value="250">
            <text:p>250</text:p>
          </table:table-cell>
          <table:table-cell table:style-name="ce11" table:number-columns-repeated="2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number-columns-repeated="2"/>
          <table:table-cell table:style-name="ce29"/>
          <table:table-cell/>
          <table:table-cell table:style-name="ce8"/>
          <table:table-cell table:formula="of:=IF(ISBLANK([.M132]);[.A132];[.M132])" office:value-type="string" office:string-value="ú">
            <text:p>ú</text:p>
          </table:table-cell>
          <table:table-cell table:formula="of:=IF(ISBLANK([.O132]);IF(ISERROR([.B132]);&quot;Err:&quot;&amp;ORG.OPENOFFICE.ERRORTYPE([.B132])=[.M132];OR([.P132]=[.B132];IF(AND(ISNUMBER([.P132]);ISNUMBER([.B132]));OR(AND([.P132]=0;ABS([.B132])&lt;1E-307);&quot;&quot;&amp;[.B132]=&quot;&quot;&amp;[.P132]))));[.O132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§</text:p>
          </table:table-cell>
          <table:table-cell table:formula="of:=CHAR([.C133])" office:value-type="string" office:string-value="§">
            <text:p>§</text:p>
          </table:table-cell>
          <table:table-cell table:style-name="ce11" office:value-type="float" office:value="167">
            <text:p>167</text:p>
          </table:table-cell>
          <table:table-cell table:style-name="ce11" table:number-columns-repeated="2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number-columns-repeated="2"/>
          <table:table-cell table:style-name="ce29"/>
          <table:table-cell/>
          <table:table-cell table:style-name="ce8"/>
          <table:table-cell table:formula="of:=IF(ISBLANK([.M133]);[.A133];[.M133])" office:value-type="string" office:string-value="§">
            <text:p>§</text:p>
          </table:table-cell>
          <table:table-cell table:formula="of:=IF(ISBLANK([.O133]);IF(ISERROR([.B133]);&quot;Err:&quot;&amp;ORG.OPENOFFICE.ERRORTYPE([.B133])=[.M133];OR([.P133]=[.B133];IF(AND(ISNUMBER([.P133]);ISNUMBER([.B133]));OR(AND([.P133]=0;ABS([.B133])&lt;1E-307);&quot;&quot;&amp;[.B133]=&quot;&quot;&amp;[.P133]))));[.O133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3">
          <table:table-cell table:style-name="ce6"/>
          <table:table-cell/>
          <table:table-cell table:style-name="ce11" table:number-columns-repeated="3"/>
          <table:table-cell table:style-name="ce22" table:number-columns-repeated="4"/>
          <table:table-cell table:style-name="ce26"/>
          <table:table-cell table:number-columns-repeated="2"/>
          <table:table-cell table:style-name="ce29"/>
          <table:table-cell/>
          <table:table-cell table:style-name="ce8"/>
          <table:table-cell table:number-columns-repeated="2"/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6" office:value-type="float" office:value="63">
            <text:p>63</text:p>
          </table:table-cell>
          <table:table-cell table:formula="of:=CODE([.C135])" office:value-type="float" office:value="63">
            <text:p>63</text:p>
          </table:table-cell>
          <table:table-cell table:style-name="ce11" office:value-type="string">
            <text:p>ё</text:p>
          </table:table-cell>
          <table:table-cell table:style-name="ce11"/>
          <table:table-cell table:style-name="ce17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number-columns-repeated="2" office:value-type="string">
            <text:p>CODE</text:p>
          </table:table-cell>
          <table:table-cell table:style-name="ce29"/>
          <table:table-cell/>
          <table:table-cell table:style-name="ce8"/>
          <table:table-cell table:formula="of:=IF(ISBLANK([.M135]);[.A135];[.M135])" office:value-type="float" office:value="63">
            <text:p>63</text:p>
          </table:table-cell>
          <table:table-cell table:formula="of:=IF(ISBLANK([.O135]);IF(ISERROR([.B135]);&quot;Err:&quot;&amp;ORG.OPENOFFICE.ERRORTYPE([.B135])=[.M135];OR([.P135]=[.B135];IF(AND(ISNUMBER([.P135]);ISNUMBER([.B135]));OR(AND([.P135]=0;ABS([.B135])&lt;1E-307);&quot;&quot;&amp;[.B135]=&quot;&quot;&amp;[.P135]))));[.O135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6" office:value-type="float" office:value="167">
            <text:p>167</text:p>
          </table:table-cell>
          <table:table-cell table:formula="of:=CODE([.C136])" office:value-type="float" office:value="167">
            <text:p>167</text:p>
          </table:table-cell>
          <table:table-cell table:style-name="ce11" office:value-type="string">
            <text:p>§</text:p>
          </table:table-cell>
          <table:table-cell table:style-name="ce11"/>
          <table:table-cell table:style-name="ce17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number-columns-repeated="2"/>
          <table:table-cell table:style-name="ce29"/>
          <table:table-cell/>
          <table:table-cell table:style-name="ce8"/>
          <table:table-cell table:formula="of:=IF(ISBLANK([.M136]);[.A136];[.M136])" office:value-type="float" office:value="167">
            <text:p>167</text:p>
          </table:table-cell>
          <table:table-cell table:formula="of:=IF(ISBLANK([.O136]);IF(ISERROR([.B136]);&quot;Err:&quot;&amp;ORG.OPENOFFICE.ERRORTYPE([.B136])=[.M136];OR([.P136]=[.B136];IF(AND(ISNUMBER([.P136]);ISNUMBER([.B136]));OR(AND([.P136]=0;ABS([.B136])&lt;1E-307);&quot;&quot;&amp;[.B136]=&quot;&quot;&amp;[.P136]))));[.O136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6" office:value-type="float" office:value="252">
            <text:p>252</text:p>
          </table:table-cell>
          <table:table-cell table:formula="of:=CODE([.C137])" office:value-type="float" office:value="252">
            <text:p>252</text:p>
          </table:table-cell>
          <table:table-cell table:style-name="ce11" office:value-type="string">
            <text:p>ü</text:p>
          </table:table-cell>
          <table:table-cell table:style-name="ce11"/>
          <table:table-cell table:style-name="ce17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number-columns-repeated="2"/>
          <table:table-cell table:style-name="ce29"/>
          <table:table-cell/>
          <table:table-cell table:style-name="ce8"/>
          <table:table-cell table:formula="of:=IF(ISBLANK([.M137]);[.A137];[.M137])" office:value-type="float" office:value="252">
            <text:p>252</text:p>
          </table:table-cell>
          <table:table-cell table:formula="of:=IF(ISBLANK([.O137]);IF(ISERROR([.B137]);&quot;Err:&quot;&amp;ORG.OPENOFFICE.ERRORTYPE([.B137])=[.M137];OR([.P137]=[.B137];IF(AND(ISNUMBER([.P137]);ISNUMBER([.B137]));OR(AND([.P137]=0;ABS([.B137])&lt;1E-307);&quot;&quot;&amp;[.B137]=&quot;&quot;&amp;[.P137]))));[.O137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8"/>
          <table:table-cell table:style-name="ce11" table:number-columns-repeated="7"/>
          <table:table-cell table:style-name="ce25"/>
          <table:table-cell table:style-name="ce27"/>
          <table:table-cell table:style-name="ce8"/>
          <table:table-cell table:style-name="ce28"/>
          <table:table-cell table:style-name="ce8" table:number-columns-repeated="2"/>
          <table:table-cell table:number-columns-repeated="2"/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STR:FE</text:p>
          </table:table-cell>
          <table:table-cell table:formula="of:=DATEVALUE([.C139])" office:value-type="float" office:value="35922">
            <text:p>35922</text:p>
          </table:table-cell>
          <table:table-cell table:style-name="ce11" office:value-type="string">
            <text:p>7/5/1998</text:p>
          </table:table-cell>
          <table:table-cell table:style-name="ce11" table:number-columns-repeated="2"/>
          <table:table-cell table:style-name="ce22"/>
          <table:table-cell table:style-name="ce24"/>
          <table:table-cell table:style-name="ce22" table:number-columns-repeated="2"/>
          <table:table-cell table:style-name="ce26" office:value-type="float" office:value="1">
            <text:p>1</text:p>
          </table:table-cell>
          <table:table-cell table:number-columns-repeated="2" office:value-type="string">
            <text:p>DATEVALUE</text:p>
          </table:table-cell>
          <table:table-cell table:style-name="ce29" office:value-type="float" office:value="35922">
            <text:p>35922</text:p>
          </table:table-cell>
          <table:table-cell/>
          <table:table-cell table:style-name="ce8"/>
          <table:table-cell table:formula="of:=IF(ISBLANK([.M139]);[.A139];[.M139])" office:value-type="float" office:value="35922">
            <text:p>35922</text:p>
          </table:table-cell>
          <table:table-cell table:formula="of:=IF(ISBLANK([.O139]);IF(ISERROR([.B139]);&quot;Err:&quot;&amp;ORG.OPENOFFICE.ERRORTYPE([.B139])=[.M139];OR([.P139]=[.B139];IF(AND(ISNUMBER([.P139]);ISNUMBER([.B139]));OR(AND([.P139]=0;ABS([.B139])&lt;1E-307);&quot;&quot;&amp;[.B139]=&quot;&quot;&amp;[.P139]))));[.O139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STR:FE</text:p>
          </table:table-cell>
          <table:table-cell table:formula="of:=DATEVALUE([.C140])" office:value-type="float" office:value="35922">
            <text:p>35922</text:p>
          </table:table-cell>
          <table:table-cell table:style-name="ce11" office:value-type="string">
            <text:p>7-5-1998</text:p>
          </table:table-cell>
          <table:table-cell table:style-name="ce11" table:number-columns-repeated="2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number-columns-repeated="2"/>
          <table:table-cell table:style-name="ce29" office:value-type="float" office:value="35922">
            <text:p>35922</text:p>
          </table:table-cell>
          <table:table-cell/>
          <table:table-cell table:style-name="ce8"/>
          <table:table-cell table:formula="of:=IF(ISBLANK([.M140]);[.A140];[.M140])" office:value-type="float" office:value="35922">
            <text:p>35922</text:p>
          </table:table-cell>
          <table:table-cell table:formula="of:=IF(ISBLANK([.O140]);IF(ISERROR([.B140]);&quot;Err:&quot;&amp;ORG.OPENOFFICE.ERRORTYPE([.B140])=[.M140];OR([.P140]=[.B140];IF(AND(ISNUMBER([.P140]);ISNUMBER([.B140]));OR(AND([.P140]=0;ABS([.B140])&lt;1E-307);&quot;&quot;&amp;[.B140]=&quot;&quot;&amp;[.P140]))));[.O140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6" office:value-type="float" office:value="35922">
            <text:p>35922</text:p>
          </table:table-cell>
          <table:table-cell table:formula="of:=DATEVALUE([.C141])" office:value-type="float" office:value="35922">
            <text:p>35922</text:p>
          </table:table-cell>
          <table:table-cell table:style-name="ce11" office:value-type="string">
            <text:p>7.5.1998</text:p>
          </table:table-cell>
          <table:table-cell table:style-name="ce11"/>
          <table:table-cell table:style-name="ce17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number-columns-repeated="2"/>
          <table:table-cell table:style-name="ce29"/>
          <table:table-cell/>
          <table:table-cell table:style-name="ce8"/>
          <table:table-cell table:formula="of:=IF(ISBLANK([.M141]);[.A141];[.M141])" office:value-type="float" office:value="35922">
            <text:p>35922</text:p>
          </table:table-cell>
          <table:table-cell table:formula="of:=IF(ISBLANK([.O141]);IF(ISERROR([.B141]);&quot;Err:&quot;&amp;ORG.OPENOFFICE.ERRORTYPE([.B141])=[.M141];OR([.P141]=[.B141];IF(AND(ISNUMBER([.P141]);ISNUMBER([.B141]));OR(AND([.P141]=0;ABS([.B141])&lt;1E-307);&quot;&quot;&amp;[.B141]=&quot;&quot;&amp;[.P141]))));[.O141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6" office:value-type="float" office:value="39417">
            <text:p>39417</text:p>
          </table:table-cell>
          <table:table-cell table:formula="of:=DATEVALUE([.C142])" office:value-type="float" office:value="39417">
            <text:p>39417</text:p>
          </table:table-cell>
          <table:table-cell table:style-name="ce11" office:value-type="string">
            <text:p>1.12.07</text:p>
          </table:table-cell>
          <table:table-cell table:style-name="ce11"/>
          <table:table-cell table:style-name="ce17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number-columns-repeated="2"/>
          <table:table-cell table:style-name="ce29"/>
          <table:table-cell/>
          <table:table-cell table:style-name="ce8"/>
          <table:table-cell table:formula="of:=IF(ISBLANK([.M142]);[.A142];[.M142])" office:value-type="float" office:value="39417">
            <text:p>39417</text:p>
          </table:table-cell>
          <table:table-cell table:formula="of:=IF(ISBLANK([.O142]);IF(ISERROR([.B142]);&quot;Err:&quot;&amp;ORG.OPENOFFICE.ERRORTYPE([.B142])=[.M142];OR([.P142]=[.B142];IF(AND(ISNUMBER([.P142]);ISNUMBER([.B142]));OR(AND([.P142]=0;ABS([.B142])&lt;1E-307);&quot;&quot;&amp;[.B142]=&quot;&quot;&amp;[.P142]))));[.O142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STR:FE</text:p>
          </table:table-cell>
          <table:table-cell table:formula="of:=DATEVALUE([.C143])" office:value-type="float" office:value="39417">
            <text:p>39417</text:p>
          </table:table-cell>
          <table:table-cell table:style-name="ce11" office:value-type="string">
            <text:p>1. Dezember 2007</text:p>
          </table:table-cell>
          <table:table-cell table:style-name="ce11" table:number-columns-repeated="2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number-columns-repeated="2"/>
          <table:table-cell table:style-name="ce29" office:value-type="float" office:value="39417">
            <text:p>39417</text:p>
          </table:table-cell>
          <table:table-cell/>
          <table:table-cell table:style-name="ce8"/>
          <table:table-cell table:formula="of:=IF(ISBLANK([.M143]);[.A143];[.M143])" office:value-type="float" office:value="39417">
            <text:p>39417</text:p>
          </table:table-cell>
          <table:table-cell table:formula="of:=IF(ISBLANK([.O143]);IF(ISERROR([.B143]);&quot;Err:&quot;&amp;ORG.OPENOFFICE.ERRORTYPE([.B143])=[.M143];OR([.P143]=[.B143];IF(AND(ISNUMBER([.P143]);ISNUMBER([.B143]));OR(AND([.P143]=0;ABS([.B143])&lt;1E-307);&quot;&quot;&amp;[.B143]=&quot;&quot;&amp;[.P143]))));[.O143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STR:FE</text:p>
          </table:table-cell>
          <table:table-cell table:formula="of:=DATEVALUE([.C144])" office:value-type="float" office:value="39417">
            <text:p>39417</text:p>
          </table:table-cell>
          <table:table-cell table:style-name="ce11" office:value-type="string">
            <text:p>1. Dez 2007</text:p>
          </table:table-cell>
          <table:table-cell table:style-name="ce11" table:number-columns-repeated="2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number-columns-repeated="2"/>
          <table:table-cell table:style-name="ce29" office:value-type="float" office:value="39417">
            <text:p>39417</text:p>
          </table:table-cell>
          <table:table-cell/>
          <table:table-cell table:style-name="ce8"/>
          <table:table-cell table:formula="of:=IF(ISBLANK([.M144]);[.A144];[.M144])" office:value-type="float" office:value="39417">
            <text:p>39417</text:p>
          </table:table-cell>
          <table:table-cell table:formula="of:=IF(ISBLANK([.O144]);IF(ISERROR([.B144]);&quot;Err:&quot;&amp;ORG.OPENOFFICE.ERRORTYPE([.B144])=[.M144];OR([.P144]=[.B144];IF(AND(ISNUMBER([.P144]);ISNUMBER([.B144]));OR(AND([.P144]=0;ABS([.B144])&lt;1E-307);&quot;&quot;&amp;[.B144]=&quot;&quot;&amp;[.P144]))));[.O144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STR:FE</text:p>
          </table:table-cell>
          <table:table-cell table:formula="of:=DATEVALUE([.C145])" office:value-type="float" office:value="39417">
            <text:p>39417</text:p>
          </table:table-cell>
          <table:table-cell table:style-name="ce11" office:value-type="string">
            <text:p>1 Dez 2007</text:p>
          </table:table-cell>
          <table:table-cell table:style-name="ce11" table:number-columns-repeated="2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number-columns-repeated="2"/>
          <table:table-cell table:style-name="ce29" office:value-type="float" office:value="39417">
            <text:p>39417</text:p>
          </table:table-cell>
          <table:table-cell/>
          <table:table-cell table:style-name="ce8"/>
          <table:table-cell table:formula="of:=IF(ISBLANK([.M145]);[.A145];[.M145])" office:value-type="float" office:value="39417">
            <text:p>39417</text:p>
          </table:table-cell>
          <table:table-cell table:formula="of:=IF(ISBLANK([.O145]);IF(ISERROR([.B145]);&quot;Err:&quot;&amp;ORG.OPENOFFICE.ERRORTYPE([.B145])=[.M145];OR([.P145]=[.B145];IF(AND(ISNUMBER([.P145]);ISNUMBER([.B145]));OR(AND([.P145]=0;ABS([.B145])&lt;1E-307);&quot;&quot;&amp;[.B145]=&quot;&quot;&amp;[.P145]))));[.O145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STR:FE</text:p>
          </table:table-cell>
          <table:table-cell table:formula="of:=DATEVALUE([.C146])" office:value-type="float" office:value="39417">
            <text:p>39417</text:p>
          </table:table-cell>
          <table:table-cell table:style-name="ce11" office:value-type="string">
            <text:p>1. Dezember 2007 12:13</text:p>
          </table:table-cell>
          <table:table-cell table:style-name="ce11" table:number-columns-repeated="2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number-columns-repeated="2"/>
          <table:table-cell table:style-name="ce29" office:value-type="float" office:value="39417">
            <text:p>39417</text:p>
          </table:table-cell>
          <table:table-cell/>
          <table:table-cell table:style-name="ce8"/>
          <table:table-cell table:formula="of:=IF(ISBLANK([.M146]);[.A146];[.M146])" office:value-type="float" office:value="39417">
            <text:p>39417</text:p>
          </table:table-cell>
          <table:table-cell table:formula="of:=IF(ISBLANK([.O146]);IF(ISERROR([.B146]);&quot;Err:&quot;&amp;ORG.OPENOFFICE.ERRORTYPE([.B146])=[.M146];OR([.P146]=[.B146];IF(AND(ISNUMBER([.P146]);ISNUMBER([.B146]));OR(AND([.P146]=0;ABS([.B146])&lt;1E-307);&quot;&quot;&amp;[.B146]=&quot;&quot;&amp;[.P146]))));[.O146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float" office:value="35922">
            <text:p>35922</text:p>
          </table:table-cell>
          <table:table-cell table:formula="of:=DATEVALUE([.C147])" office:value-type="float" office:value="35922">
            <text:p>35922</text:p>
          </table:table-cell>
          <table:table-cell table:style-name="ce11" office:value-type="string">
            <text:p>7.5.98 12:13:14</text:p>
          </table:table-cell>
          <table:table-cell table:style-name="ce11" table:number-columns-repeated="2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number-columns-repeated="2"/>
          <table:table-cell table:style-name="ce29"/>
          <table:table-cell/>
          <table:table-cell table:style-name="ce8"/>
          <table:table-cell table:formula="of:=IF(ISBLANK([.M147]);[.A147];[.M147])" office:value-type="float" office:value="35922">
            <text:p>35922</text:p>
          </table:table-cell>
          <table:table-cell table:formula="of:=IF(ISBLANK([.O147]);IF(ISERROR([.B147]);&quot;Err:&quot;&amp;ORG.OPENOFFICE.ERRORTYPE([.B147])=[.M147];OR([.P147]=[.B147];IF(AND(ISNUMBER([.P147]);ISNUMBER([.B147]));OR(AND([.P147]=0;ABS([.B147])&lt;1E-307);&quot;&quot;&amp;[.B147]=&quot;&quot;&amp;[.P147]))));[.O147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3">
          <table:table-cell table:style-name="ce6"/>
          <table:table-cell/>
          <table:table-cell table:style-name="ce11" table:number-columns-repeated="2"/>
          <table:table-cell table:style-name="ce17"/>
          <table:table-cell table:style-name="ce22" table:number-columns-repeated="4"/>
          <table:table-cell table:style-name="ce26"/>
          <table:table-cell table:number-columns-repeated="2"/>
          <table:table-cell table:style-name="ce29"/>
          <table:table-cell/>
          <table:table-cell table:style-name="ce8"/>
          <table:table-cell table:number-columns-repeated="2"/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STR:FE</text:p>
          </table:table-cell>
          <table:table-cell table:formula="of:=TIMEVALUE([.C149])" office:value-type="float" office:value="0.509027777778101">
            <text:p>0.51</text:p>
          </table:table-cell>
          <table:table-cell table:style-name="ce11" office:value-type="string">
            <text:p>7/5/1998 12: 13</text:p>
          </table:table-cell>
          <table:table-cell table:style-name="ce11"/>
          <table:table-cell table:style-name="ce17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number-columns-repeated="2" office:value-type="string">
            <text:p>TIMEVALUE</text:p>
          </table:table-cell>
          <table:table-cell table:style-name="ce29" office:value-type="float" office:value="0.509027777778101">
            <text:p>0.51</text:p>
          </table:table-cell>
          <table:table-cell/>
          <table:table-cell table:style-name="ce8"/>
          <table:table-cell table:formula="of:=IF(ISBLANK([.M149]);[.A149];[.M149])" office:value-type="float" office:value="0.509027777778101">
            <text:p>0.51</text:p>
          </table:table-cell>
          <table:table-cell table:formula="of:=IF(ISBLANK([.O149]);IF(ISERROR([.B149]);&quot;Err:&quot;&amp;ORG.OPENOFFICE.ERRORTYPE([.B149])=[.M149];OR([.P149]=[.B149];IF(AND(ISNUMBER([.P149]);ISNUMBER([.B149]));OR(AND([.P149]=0;ABS([.B149])&lt;1E-307);&quot;&quot;&amp;[.B149]=&quot;&quot;&amp;[.P149]))));[.O149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STR:FE</text:p>
          </table:table-cell>
          <table:table-cell table:formula="of:=TIMEVALUE([.C150])" office:value-type="float" office:value="0.520833333335759">
            <text:p>0.52</text:p>
          </table:table-cell>
          <table:table-cell table:style-name="ce11" office:value-type="string">
            <text:p>29. mai 2007 12:30</text:p>
          </table:table-cell>
          <table:table-cell table:style-name="ce11"/>
          <table:table-cell table:style-name="ce17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number-columns-repeated="2"/>
          <table:table-cell table:style-name="ce29" office:value-type="float" office:value="0.520833333335759">
            <text:p>0.52</text:p>
          </table:table-cell>
          <table:table-cell/>
          <table:table-cell table:style-name="ce8"/>
          <table:table-cell table:formula="of:=IF(ISBLANK([.M150]);[.A150];[.M150])" office:value-type="float" office:value="0.520833333335759">
            <text:p>0.52</text:p>
          </table:table-cell>
          <table:table-cell table:formula="of:=IF(ISBLANK([.O150]);IF(ISERROR([.B150]);&quot;Err:&quot;&amp;ORG.OPENOFFICE.ERRORTYPE([.B150])=[.M150];OR([.P150]=[.B150];IF(AND(ISNUMBER([.P150]);ISNUMBER([.B150]));OR(AND([.P150]=0;ABS([.B150])&lt;1E-307);&quot;&quot;&amp;[.B150]=&quot;&quot;&amp;[.P150]))));[.O150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STR:FE</text:p>
          </table:table-cell>
          <table:table-cell table:formula="of:=TIMEVALUE([.C151])" office:value-type="float" office:value="0.521099537036207">
            <text:p>0.52</text:p>
          </table:table-cell>
          <table:table-cell table:style-name="ce11" office:value-type="string">
            <text:p>29-mai-2007 12:30:23</text:p>
          </table:table-cell>
          <table:table-cell table:style-name="ce11"/>
          <table:table-cell table:style-name="ce17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number-columns-repeated="2"/>
          <table:table-cell table:style-name="ce29" office:value-type="float" office:value="0.521099537036207">
            <text:p>0.52</text:p>
          </table:table-cell>
          <table:table-cell/>
          <table:table-cell table:style-name="ce8"/>
          <table:table-cell table:formula="of:=IF(ISBLANK([.M151]);[.A151];[.M151])" office:value-type="float" office:value="0.521099537036207">
            <text:p>0.52</text:p>
          </table:table-cell>
          <table:table-cell table:formula="of:=IF(ISBLANK([.O151]);IF(ISERROR([.B151]);&quot;Err:&quot;&amp;ORG.OPENOFFICE.ERRORTYPE([.B151])=[.M151];OR([.P151]=[.B151];IF(AND(ISNUMBER([.P151]);ISNUMBER([.B151]));OR(AND([.P151]=0;ABS([.B151])&lt;1E-307);&quot;&quot;&amp;[.B151]=&quot;&quot;&amp;[.P151]))));[.O151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 office:value-type="float" office:value="0.509027777778101">
            <text:p>0.51</text:p>
          </table:table-cell>
          <table:table-cell table:formula="of:=TIMEVALUE([.C152])" office:value-type="float" office:value="0.509027777778101">
            <text:p>0.51</text:p>
          </table:table-cell>
          <table:table-cell table:style-name="ce11" office:value-type="string">
            <text:p>7.5.1998 12: 13</text:p>
          </table:table-cell>
          <table:table-cell table:style-name="ce11" table:number-columns-repeated="6"/>
          <table:table-cell table:style-name="ce25" office:value-type="float" office:value="1">
            <text:p>1</text:p>
          </table:table-cell>
          <table:table-cell table:style-name="ce27"/>
          <table:table-cell table:style-name="ce8"/>
          <table:table-cell table:style-name="ce28"/>
          <table:table-cell table:style-name="ce8"/>
          <table:table-cell table:style-name="ce8"/>
          <table:table-cell table:formula="of:=IF(ISBLANK([.M152]);[.A152];[.M152])" office:value-type="float" office:value="0.509027777778101">
            <text:p>0.51</text:p>
          </table:table-cell>
          <table:table-cell table:formula="of:=IF(ISBLANK([.O152]);IF(ISERROR([.B152]);&quot;Err:&quot;&amp;ORG.OPENOFFICE.ERRORTYPE([.B152])=[.M152];OR([.P152]=[.B152];IF(AND(ISNUMBER([.P152]);ISNUMBER([.B152]));OR(AND([.P152]=0;ABS([.B152])&lt;1E-307);&quot;&quot;&amp;[.B152]=&quot;&quot;&amp;[.P152]))));[.O152])" office:value-type="boolean" office:boolean-value="true">
            <text:p>WAHR</text:p>
          </table:table-cell>
          <table:table-cell table:style-name="ce8" table:number-columns-repeated="239"/>
          <table:table-cell table:number-columns-repeated="768"/>
        </table:table-row>
        <table:table-row table:style-name="ro2" table:number-rows-repeated="99">
          <table:table-cell table:style-name="ce3"/>
          <table:table-cell table:style-name="ce8"/>
          <table:table-cell table:style-name="ce11" table:number-columns-repeated="7"/>
          <table:table-cell table:style-name="ce25"/>
          <table:table-cell table:style-name="ce27"/>
          <table:table-cell table:style-name="ce8"/>
          <table:table-cell table:style-name="ce28"/>
          <table:table-cell table:style-name="ce8" table:number-columns-repeated="2"/>
          <table:table-cell table:number-columns-repeated="2"/>
          <table:table-cell table:style-name="ce8" table:number-columns-repeated="239"/>
          <table:table-cell table:number-columns-repeated="768"/>
        </table:table-row>
        <table:table-row table:style-name="ro2" table:number-rows-repeated="2">
          <table:table-cell table:style-name="ce7"/>
          <table:table-cell table:style-name="ce8"/>
          <table:table-cell table:style-name="ce11" table:number-columns-repeated="7"/>
          <table:table-cell table:style-name="ce25"/>
          <table:table-cell table:style-name="ce27"/>
          <table:table-cell table:style-name="ce8"/>
          <table:table-cell table:style-name="ce28"/>
          <table:table-cell table:style-name="ce8" table:number-columns-repeated="2"/>
          <table:table-cell table:number-columns-repeated="2"/>
          <table:table-cell table:style-name="ce8" table:number-columns-repeated="239"/>
          <table:table-cell table:number-columns-repeated="768"/>
        </table:table-row>
        <table:table-row table:style-name="ro2" table:number-rows-repeated="24">
          <table:table-cell table:style-name="ce3"/>
          <table:table-cell table:style-name="ce8"/>
          <table:table-cell table:style-name="ce11" table:number-columns-repeated="7"/>
          <table:table-cell table:style-name="ce25"/>
          <table:table-cell table:style-name="ce27"/>
          <table:table-cell table:style-name="ce8"/>
          <table:table-cell table:style-name="ce28"/>
          <table:table-cell table:style-name="ce8" table:number-columns-repeated="2"/>
          <table:table-cell table:number-columns-repeated="2"/>
          <table:table-cell table:style-name="ce8" table:number-columns-repeated="239"/>
          <table:table-cell table:number-columns-repeated="768"/>
        </table:table-row>
        <table:table-row table:style-name="ro2" table:number-rows-repeated="2">
          <table:table-cell table:style-name="ce7"/>
          <table:table-cell table:style-name="ce8"/>
          <table:table-cell table:style-name="ce11" table:number-columns-repeated="7"/>
          <table:table-cell table:style-name="ce25"/>
          <table:table-cell table:style-name="ce27"/>
          <table:table-cell table:style-name="ce8"/>
          <table:table-cell table:style-name="ce28"/>
          <table:table-cell table:style-name="ce8" table:number-columns-repeated="2"/>
          <table:table-cell table:number-columns-repeated="2"/>
          <table:table-cell table:style-name="ce8" table:number-columns-repeated="239"/>
          <table:table-cell table:number-columns-repeated="768"/>
        </table:table-row>
        <table:table-row table:style-name="ro2" table:number-rows-repeated="29">
          <table:table-cell table:style-name="ce3"/>
          <table:table-cell table:style-name="ce8"/>
          <table:table-cell table:style-name="ce11" table:number-columns-repeated="7"/>
          <table:table-cell table:style-name="ce25"/>
          <table:table-cell table:style-name="ce27"/>
          <table:table-cell table:style-name="ce8"/>
          <table:table-cell table:style-name="ce28"/>
          <table:table-cell table:style-name="ce8" table:number-columns-repeated="2"/>
          <table:table-cell table:number-columns-repeated="2"/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/>
          <table:table-cell table:style-name="ce8"/>
          <table:table-cell table:style-name="ce11"/>
          <table:table-cell table:style-name="ce13"/>
          <table:table-cell table:style-name="ce11" table:number-columns-repeated="5"/>
          <table:table-cell table:style-name="ce25"/>
          <table:table-cell table:style-name="ce27"/>
          <table:table-cell table:style-name="ce8"/>
          <table:table-cell table:style-name="ce28"/>
          <table:table-cell table:style-name="ce8" table:number-columns-repeated="2"/>
          <table:table-cell table:number-columns-repeated="2"/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/>
          <table:table-cell table:style-name="ce8"/>
          <table:table-cell table:style-name="ce11" table:number-columns-repeated="7"/>
          <table:table-cell table:style-name="ce25"/>
          <table:table-cell table:style-name="ce27"/>
          <table:table-cell table:style-name="ce8"/>
          <table:table-cell table:style-name="ce28"/>
          <table:table-cell table:style-name="ce8" table:number-columns-repeated="2"/>
          <table:table-cell table:number-columns-repeated="2"/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/>
          <table:table-cell table:style-name="ce8"/>
          <table:table-cell table:style-name="ce11"/>
          <table:table-cell table:style-name="ce12"/>
          <table:table-cell table:style-name="ce11" table:number-columns-repeated="5"/>
          <table:table-cell table:style-name="ce25"/>
          <table:table-cell table:style-name="ce27"/>
          <table:table-cell table:style-name="ce8"/>
          <table:table-cell table:style-name="ce28"/>
          <table:table-cell table:style-name="ce8" table:number-columns-repeated="2"/>
          <table:table-cell table:number-columns-repeated="2"/>
          <table:table-cell table:style-name="ce8" table:number-columns-repeated="239"/>
          <table:table-cell table:number-columns-repeated="768"/>
        </table:table-row>
        <table:table-row table:style-name="ro2">
          <table:table-cell table:style-name="ce3"/>
          <table:table-cell table:style-name="ce8"/>
          <table:table-cell table:style-name="ce16"/>
          <table:table-cell table:style-name="ce11" table:number-columns-repeated="6"/>
          <table:table-cell table:style-name="ce25"/>
          <table:table-cell table:style-name="ce27"/>
          <table:table-cell table:style-name="ce8"/>
          <table:table-cell table:style-name="ce28"/>
          <table:table-cell table:style-name="ce8" table:number-columns-repeated="2"/>
          <table:table-cell table:number-columns-repeated="2"/>
          <table:table-cell table:style-name="ce8" table:number-columns-repeated="239"/>
          <table:table-cell table:number-columns-repeated="768"/>
        </table:table-row>
        <table:table-row table:style-name="ro2" table:number-rows-repeated="8">
          <table:table-cell table:style-name="ce3"/>
          <table:table-cell table:style-name="ce8"/>
          <table:table-cell table:style-name="ce11" table:number-columns-repeated="7"/>
          <table:table-cell table:style-name="ce25"/>
          <table:table-cell table:style-name="ce27"/>
          <table:table-cell table:style-name="ce8"/>
          <table:table-cell table:style-name="ce28"/>
          <table:table-cell table:style-name="ce8" table:number-columns-repeated="2"/>
          <table:table-cell table:number-columns-repeated="2"/>
          <table:table-cell table:style-name="ce8" table:number-columns-repeated="239"/>
          <table:table-cell table:number-columns-repeated="768"/>
        </table:table-row>
        <table:table-row table:style-name="ro2" table:number-rows-repeated="2">
          <table:table-cell table:style-name="ce7"/>
          <table:table-cell table:style-name="ce8"/>
          <table:table-cell table:style-name="ce11" table:number-columns-repeated="7"/>
          <table:table-cell table:style-name="ce25"/>
          <table:table-cell table:style-name="ce27"/>
          <table:table-cell table:style-name="ce8"/>
          <table:table-cell table:style-name="ce28"/>
          <table:table-cell table:style-name="ce8" table:number-columns-repeated="2"/>
          <table:table-cell table:number-columns-repeated="2"/>
          <table:table-cell table:style-name="ce8" table:number-columns-repeated="239"/>
          <table:table-cell table:number-columns-repeated="768"/>
        </table:table-row>
        <table:table-row table:style-name="ro2" table:number-rows-repeated="9678">
          <table:table-cell table:style-name="ce3"/>
          <table:table-cell table:style-name="ce8"/>
          <table:table-cell table:style-name="ce11" table:number-columns-repeated="7"/>
          <table:table-cell table:style-name="ce25"/>
          <table:table-cell table:style-name="ce27"/>
          <table:table-cell table:style-name="ce8"/>
          <table:table-cell table:style-name="ce28"/>
          <table:table-cell table:style-name="ce8" table:number-columns-repeated="2"/>
          <table:table-cell table:number-columns-repeated="2"/>
          <table:table-cell table:style-name="ce8" table:number-columns-repeated="239"/>
          <table:table-cell table:number-columns-repeated="768"/>
        </table:table-row>
        <table:table-row table:style-name="ro2" table:number-rows-repeated="55536">
          <table:table-cell table:style-name="ce8" table:number-columns-repeated="9"/>
          <table:table-cell table:style-name="ce25"/>
          <table:table-cell table:style-name="ce27"/>
          <table:table-cell table:style-name="ce8" table:number-columns-repeated="245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number number:decimal-places="0" number:min-integer-digits="1" number:grouping="true"/>
      <number:text> € </number:text>
    </number:number-style>
    <number:number-style style:name="N147P1" style:volatile="true">
      <number:text>-</number:text>
      <number:number number:decimal-places="0" number:min-integer-digits="1" number:grouping="true"/>
      <number:text> € </number:text>
    </number:number-style>
    <number:number-style style:name="N147P2" style:volatile="true">
      <number:text> -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€ </number:text>
    </number:number-style>
    <number:number-style style:name="N155P1" style:volatile="true">
      <number:text>-</number:text>
      <number:number number:decimal-places="2" number:min-integer-digits="1" number:grouping="true"/>
      <number:text> € </number:text>
    </number:number-style>
    <number:number-style style:name="N155P2" style:volatile="true">
      <number:text> -</number:text>
      <number:number number: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8" number:min-integer-digits="1"/>
    </number:number-style>
    <number:number-style style:name="N161">
      <number:number number:decimal-places="7" number:min-integer-digits="1"/>
    </number:number-style>
    <number:number-style style:name="N162">
      <number:number number:decimal-places="6" number:min-integer-digits="1"/>
    </number:number-style>
    <number:number-style style:name="N163">
      <number:number number:decimal-places="5" number:min-integer-digits="1"/>
    </number:number-style>
    <number:number-style style:name="N164">
      <number:number number:decimal-places="4" number:min-integer-digits="1"/>
    </number:number-style>
    <number:number-style style:name="N165">
      <number:number number:decimal-places="3" number:min-integer-digits="1"/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-</number:text>
      <number:number number:decimal-places="3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4" number:min-integer-digits="1" number:grouping="true"/>
      <number:text> </number:text>
    </number:number-style>
    <number:number-style style:name="N171P1" style:volatile="true">
      <number:text> -</number:text>
      <number:number number:decimal-places="4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number number:decimal-places="5" number:min-integer-digits="1" number:grouping="true"/>
      <number:text> </number:text>
    </number:number-style>
    <number:number-style style:name="N174P1" style:volatile="true">
      <number:text> -</number:text>
      <number:number number:decimal-places="5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number number:decimal-places="6" number:min-integer-digits="1" number:grouping="true"/>
      <number:text> </number:text>
    </number:number-style>
    <number:number-style style:name="N177P1" style:volatile="true">
      <number:text> -</number:text>
      <number:number number:decimal-places="6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0P0" style:volatile="true">
      <number:number number:decimal-places="1" number:min-integer-digits="1" number:grouping="true"/>
      <number:text> </number:text>
    </number:number-style>
    <number:number-style style:name="N180P1" style:volatile="true">
      <number:text> -</number:text>
      <number:number number:decimal-places="1" number:min-integer-digits="1" number:grouping="true"/>
      <number:text> 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date-style style:name="N190">
      <number:day/>
      <number:text> </number:text>
      <number:month number:style="long" number:textual="true"/>
      <number:text> </number:text>
      <number:year number:style="long"/>
      <number:text> г.</number:text>
    </number:date-style>
    <number:number-style style:name="N191">
      <number:number number:decimal-places="2" number:min-integer-digits="1" number:grouping="true"/>
      <number:text>SFr.</number:text>
    </number:number-style>
    <number:currency-style style:name="N192">
      <number:currency-symbol number:language="en" number:country="US">$</number:currency-symbol>
      <number:number number:decimal-places="2" number:min-integer-digits="1" number:grouping="true"/>
    </number:currency-style>
    <number:number-style style:name="N193">
      <number:number number:decimal-places="15" number:min-integer-digits="1"/>
    </number:number-style>
    <number:number-style style:name="N194">
      <number:number number:decimal-places="20" number:min-integer-digits="1"/>
    </number:number-style>
    <number:number-style style:name="N195">
      <number:number number:decimal-places="11" number:min-integer-digits="1"/>
    </number:number-style>
    <number:number-style style:name="N196">
      <number:number number:decimal-places="19" number:min-integer-digits="1"/>
    </number:number-style>
    <number:number-style style:name="N198P0" style:volatile="true">
      <number:text>$</number:text>
      <number:number number:decimal-places="0" number:min-integer-digits="1" number:grouping="true"/>
      <number:text> </number:text>
    </number:number-style>
    <number:number-style style:name="N198">
      <number:text>($</number:text>
      <number:number number:decimal-places="0" number:min-integer-digits="1" number:grouping="true"/>
      <number:text>)</number:text>
      <style:map style:condition="value()&gt;=0" style:apply-style-name="N198P0"/>
    </number:number-style>
    <number:number-style style:name="N199P0" style:volatile="true">
      <number:text>$</number:text>
      <number:number number:decimal-places="0" number:min-integer-digits="1" number:grouping="true"/>
      <number:text> </number:text>
    </number:number-style>
    <number:number-style style:name="N19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9P0"/>
    </number:number-style>
    <number:number-style style:name="N201P0" style:volatile="true">
      <number:text>$</number:text>
      <number:number number:decimal-places="2" number:min-integer-digits="1" number:grouping="true"/>
      <number:text> </number:text>
    </number:number-style>
    <number:number-style style:name="N201">
      <number:text>($</number:text>
      <number:number number:decimal-places="2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$</number:text>
      <number:number number:decimal-places="2" number:min-integer-digits="1" number:grouping="true"/>
      <number:text> </number:text>
    </number:number-style>
    <number:number-style style:name="N20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02P0"/>
    </number:number-style>
    <number:number-style style:name="N204P0" style:volatile="true">
      <number:number number:decimal-places="0" number:min-integer-digits="1" number:grouping="true"/>
      <number:text> </number:text>
    </number:number-style>
    <number:number-style style:name="N204P1" style:volatile="true">
      <number:text> (</number:text>
      <number:number number:decimal-places="0" number:min-integer-digits="1" number:grouping="true"/>
      <number:text>)</number:text>
    </number:number-style>
    <number:number-style style:name="N204P2" style:volatile="true">
      <number:text> -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text> $</number:text>
      <number:number number:decimal-places="0" number:min-integer-digits="1" number:grouping="true"/>
      <number:text> </number:text>
    </number:number-style>
    <number:number-style style:name="N208P1" style:volatile="true">
      <number:text> $(</number:text>
      <number:number number:decimal-places="0" number:min-integer-digits="1" number:grouping="true"/>
      <number:text>)</number:text>
    </number:number-style>
    <number:number-style style:name="N208P2" style:volatile="true">
      <number:text> $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0P0" style:volatile="true">
      <number:number number:decimal-places="2" number:min-integer-digits="1" number:grouping="true"/>
      <number:text> </number:text>
    </number:number-style>
    <number:number-style style:name="N210P1" style:volatile="true">
      <number:text> (</number:text>
      <number:number number:decimal-places="2" number:min-integer-digits="1" number:grouping="true"/>
      <number:text>)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text> $</number:text>
      <number:number number:decimal-places="2" number:min-integer-digits="1" number:grouping="true"/>
      <number:text> </number:text>
    </number:number-style>
    <number:number-style style:name="N214P1" style:volatile="true">
      <number:text> $(</number:text>
      <number:number number:decimal-places="2" number:min-integer-digits="1" number:grouping="true"/>
      <number:text>)</number:text>
    </number:number-style>
    <number:number-style style:name="N214P2" style:volatile="true">
      <number:text> $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6.08.2010</text:date>, <text:time>14:4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5-11-22T22:05:38</meta:creation-date>
    <dc:date>2010-08-06T14:41:51</dc:date>
    <dc:language>ru-RU</dc:language>
    <meta:editing-cycles>24</meta:editing-cycles>
    <meta:editing-duration>PT00H40M22S</meta:editing-duration>
    <dc:creator>Vladimir Korenev</dc:creator>
    <meta:document-statistic meta:table-count="1" meta:cell-count="1283" meta:object-count="0"/>
    <meta:user-defined meta:name="Info 1"/>
    <meta:user-defined meta:name="Info 2"/>
    <meta:user-defined meta:name="Info 3"/>
    <meta:user-defined meta:name="Info 4"/>
  </office:meta>
</office:document-meta>
</file>